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925in"/>
    </style:style>
    <style:style style:name="co2" style:family="table-column">
      <style:table-column-properties fo:break-before="auto" style:column-width="6.4465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0.6882in"/>
    </style:style>
    <style:style style:name="co5" style:family="table-column">
      <style:table-column-properties fo:break-before="auto" style:column-width="1.8508in"/>
    </style:style>
    <style:style style:name="co6" style:family="table-column">
      <style:table-column-properties fo:break-before="auto" style:column-width="0.6319in"/>
    </style:style>
    <style:style style:name="co7" style:family="table-column">
      <style:table-column-properties fo:break-before="auto" style:column-width="1.4846in"/>
    </style:style>
    <style:style style:name="co8" style:family="table-column">
      <style:table-column-properties fo:break-before="auto" style:column-width="2.378in"/>
    </style:style>
    <style:style style:name="co9" style:family="table-column">
      <style:table-column-properties fo:break-before="auto" style:column-width="1.528in"/>
    </style:style>
    <style:style style:name="co10" style:family="table-column">
      <style:table-column-properties fo:break-before="auto" style:column-width="3.7236in"/>
    </style:style>
    <style:style style:name="co11" style:family="table-column">
      <style:table-column-properties fo:break-before="auto" style:column-width="2.3134in"/>
    </style:style>
    <style:style style:name="co12" style:family="table-column">
      <style:table-column-properties fo:break-before="auto" style:column-width="0.622in"/>
    </style:style>
    <style:style style:name="co13" style:family="table-column">
      <style:table-column-properties fo:break-before="auto" style:column-width="0.8299in"/>
    </style:style>
    <style:style style:name="co14" style:family="table-column">
      <style:table-column-properties fo:break-before="auto" style:column-width="1.8402in"/>
    </style:style>
    <style:style style:name="co15" style:family="table-column">
      <style:table-column-properties fo:break-before="auto" style:column-width="1.6252in"/>
    </style:style>
    <style:style style:name="co16" style:family="table-column">
      <style:table-column-properties fo:break-before="auto" style:column-width="3.1209in"/>
    </style:style>
    <style:style style:name="co17" style:family="table-column">
      <style:table-column-properties fo:break-before="auto" style:column-width="4.1646in"/>
    </style:style>
    <style:style style:name="co18" style:family="table-column">
      <style:table-column-properties fo:break-before="auto" style:column-width="1.1972in"/>
    </style:style>
    <style:style style:name="co19" style:family="table-column">
      <style:table-column-properties fo:break-before="auto" style:column-width="2.7764in"/>
    </style:style>
    <style:style style:name="co20" style:family="table-column">
      <style:table-column-properties fo:break-before="auto" style:column-width="1.7543in"/>
    </style:style>
    <style:style style:name="co21" style:family="table-column">
      <style:table-column-properties fo:break-before="auto" style:column-width="0.889in"/>
    </style:style>
    <style:style style:name="ro1" style:family="table-row">
      <style:table-row-properties style:row-height="0.7354in" fo:break-before="auto" style:use-optimal-row-height="false"/>
    </style:style>
    <style:style style:name="ro2" style:family="table-row">
      <style:table-row-properties style:row-height="0.2791in" fo:break-before="auto" style:use-optimal-row-height="false"/>
    </style:style>
    <style:style style:name="ro3" style:family="table-row">
      <style:table-row-properties style:row-height="0.228in" fo:break-before="auto" style:use-optimal-row-height="false"/>
    </style:style>
    <style:style style:name="ro4" style:family="table-row">
      <style:table-row-properties style:row-height="0.2071in" fo:break-before="auto" style:use-optimal-row-height="false"/>
    </style:style>
    <style:style style:name="ro5" style:family="table-row">
      <style:table-row-properties style:row-height="0.1791in" fo:break-before="auto" style:use-optimal-row-height="true"/>
    </style:style>
    <style:style style:name="ro6" style:family="table-row">
      <style:table-row-properties style:row-height="0.2484in" fo:break-before="auto" style:use-optimal-row-height="false"/>
    </style:style>
    <style:style style:name="ro7" style:family="table-row">
      <style:table-row-properties style:row-height="0.178in" fo:break-before="auto" style:use-optimal-row-height="true"/>
    </style:style>
    <style:style style:name="ro8" style:family="table-row">
      <style:table-row-properties style:row-height="0.2071in" fo:break-before="auto" style:use-optimal-row-height="true"/>
    </style:style>
    <style:style style:name="ro9" style:family="table-row">
      <style:table-row-properties style:row-height="0.2083in" fo:break-before="auto" style:use-optimal-row-height="false"/>
    </style:style>
    <style:style style:name="ro10" style:family="table-row">
      <style:table-row-properties style:row-height="1.8862in" fo:break-before="auto" style:use-optimal-row-height="true"/>
    </style:style>
    <style:style style:name="ro11" style:family="table-row">
      <style:table-row-properties style:row-height="0.4866in" fo:break-before="auto" style:use-optimal-row-height="true"/>
    </style:style>
    <style:style style:name="ro12" style:family="table-row">
      <style:table-row-properties style:row-height="1.1091in" fo:break-before="auto" style:use-optimal-row-height="true"/>
    </style:style>
    <style:style style:name="ro13" style:family="table-row">
      <style:table-row-properties style:row-height="0.798in" fo:break-before="auto" style:use-optimal-row-height="true"/>
    </style:style>
    <style:style style:name="ro14" style:family="table-row">
      <style:table-row-properties style:row-height="1.7307in" fo:break-before="auto" style:use-optimal-row-height="true"/>
    </style:style>
    <style:style style:name="ro15" style:family="table-row">
      <style:table-row-properties style:row-height="0.6425in" fo:break-before="auto" style:use-optimal-row-height="true"/>
    </style:style>
    <style:style style:name="ro16" style:family="table-row">
      <style:table-row-properties style:row-height="3.1299in" fo:break-before="auto" style:use-optimal-row-height="true"/>
    </style:style>
    <style:style style:name="ro17" style:family="table-row">
      <style:table-row-properties style:row-height="2.0417in" fo:break-before="auto" style:use-optimal-row-height="true"/>
    </style:style>
    <style:style style:name="ro18" style:family="table-row">
      <style:table-row-properties style:row-height="0.9535in" fo:break-before="auto" style:use-optimal-row-height="true"/>
    </style:style>
    <style:style style:name="ro19" style:family="table-row">
      <style:table-row-properties style:row-height="2.5075in" fo:break-before="auto" style:use-optimal-row-height="true"/>
    </style:style>
    <style:style style:name="ro20" style:family="table-row">
      <style:table-row-properties style:row-height="2.6634in" fo:break-before="auto" style:use-optimal-row-height="true"/>
    </style:style>
    <style:style style:name="ro21" style:family="table-row">
      <style:table-row-properties style:row-height="1.5752in" fo:break-before="auto" style:use-optimal-row-height="true"/>
    </style:style>
    <style:style style:name="ro22" style:family="table-row">
      <style:table-row-properties style:row-height="0.3311in" fo:break-before="auto" style:use-optimal-row-height="true"/>
    </style:style>
    <style:style style:name="ro23" style:family="table-row">
      <style:table-row-properties style:row-height="2.8189in" fo:break-before="auto" style:use-optimal-row-height="true"/>
    </style:style>
    <style:style style:name="ro24" style:family="table-row">
      <style:table-row-properties style:row-height="1.2638in" fo:break-before="auto" style:use-optimal-row-height="true"/>
    </style:style>
    <style:style style:name="ro25" style:family="table-row">
      <style:table-row-properties style:row-height="0.178in" fo:break-before="auto" style:use-optimal-row-height="false"/>
    </style:style>
    <style:style style:name="ro26" style:family="table-row">
      <style:table-row-properties style:row-height="0.1681in" fo:break-before="auto" style:use-optimal-row-height="true"/>
    </style:style>
    <style:style style:name="ro27" style:family="table-row">
      <style:table-row-properties style:row-height="0.8909in" fo:break-before="auto" style:use-optimal-row-height="false"/>
    </style:style>
    <style:style style:name="ro28" style:family="table-row">
      <style:table-row-properties style:row-height="0.35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Tahoma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weight="bold" style:font-name-asian="Lucida Sans Unicode" style:font-weight-asian="bold" style:font-name-complex="Tahoma2" style:font-weight-complex="bold"/>
    </style:style>
    <style:style style:name="ce1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weight="bold" style:font-name-asian="Lucida Sans Unicode" style:font-name-complex="Tahoma2"/>
    </style:style>
    <style:style style:name="ce12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9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808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9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text-position=""/>
    </style:style>
    <style:style style:name="ce15" style:family="table-cell" style:parent-style-name="Default">
      <style:table-cell-properties fo:border="0.51pt solid #000000" fo:padding-bottom="0.0193in" fo:padding-left="0.0138in" fo:padding-right="0.0138in" fo:padding-top="0.0193in"/>
      <style:text-properties style:text-position=""/>
    </style:style>
    <style:style style:name="ce2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c0c0c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in"/>
      <style:text-properties style:text-position="" fo:font-weight="normal"/>
    </style:style>
    <style:style style:name="ce5" style:family="table-cell" style:parent-style-name="Default">
      <style:table-cell-properties style:glyph-orientation-vertical="0" fo:background-color="#c0c0c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6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" style:family="table-cell" style:parent-style-name="Default">
      <style:table-cell-properties style:glyph-orientation-vertical="0" fo:background-color="#808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weight="bold"/>
    </style:style>
    <style:style style:name="ce9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text-position="" fo:font-weight="bold"/>
    </style:style>
    <style:style style:name="ce22" style:family="table-cell" style:parent-style-name="Default">
      <style:table-cell-properties style:text-align-source="fix" style:repeat-content="false" fo:wrap-option="wrap" fo:border="0.51pt solid #000000" fo:padding-bottom="0.0193in" fo:padding-left="0.0138in" fo:padding-right="0.0138in" fo:padding-top="0.0193in" style:vertical-align="top"/>
      <style:paragraph-properties fo:text-align="center" fo:margin-left="0in"/>
    </style:style>
    <style:style style:name="ce23" style:family="table-cell" style:parent-style-name="Default">
      <style:table-cell-properties fo:background-color="#000080" style:text-align-source="fix" style:repeat-content="false" fo:wrap-option="wrap" fo:border="0.06pt solid #000000" style:vertical-align="top"/>
      <style:paragraph-properties fo:text-align="center" fo:margin-left="0in"/>
      <style:text-properties fo:color="#ffffff" fo:font-weight="bold" style:font-weight-asian="bold" style:font-weight-complex="bold"/>
    </style:style>
    <style:style style:name="ce24" style:family="table-cell" style:parent-style-name="Default" style:data-style-name="N201">
      <style:table-cell-properties style:text-align-source="fix" style:repeat-content="false" fo:wrap-option="wrap" fo:border="0.06pt solid #000000" style:vertical-align="top"/>
      <style:paragraph-properties fo:text-align="center" fo:margin-left="0in"/>
      <style:text-properties fo:font-weight="normal"/>
    </style:style>
    <style:style style:name="ce25" style:family="table-cell" style:parent-style-name="Normal_5f_Sheet1" style:data-style-name="N20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3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3" style:font-size-complex="9pt" style:language-complex="en" style:country-complex="US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weight="normal"/>
    </style:style>
    <style:style style:name="ce27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28" style:family="table-cell" style:parent-style-name="Normal_5f_Sheet1">
      <style:table-cell-properties style:glyph-orientation-vertical="0" fo:background-color="#ffffff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29" style:family="table-cell" style:parent-style-name="Default">
      <style:table-cell-properties style:glyph-orientation-vertical="0" fo:background-color="#ffffff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30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31" style:family="table-cell" style:parent-style-name="Default">
      <style:table-cell-properties style:text-align-source="fix" style:repeat-content="false" fo:wrap-option="wrap" fo:border="0.51pt solid #000000" fo:padding-bottom="0.0193in" fo:padding-left="0.0138in" fo:padding-right="0.0138in" fo:padding-top="0.0193in" style:vertical-align="top"/>
      <style:paragraph-properties fo:text-align="center" fo:margin-left="0in"/>
      <style:text-properties style:font-name="Arial1" fo:font-size="10pt" fo:font-weight="bold"/>
    </style:style>
    <style:style style:name="ce32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3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in"/>
      <style:text-properties fo:font-weight="normal"/>
    </style:style>
    <style:style style:name="ce34" style:family="table-cell" style:parent-style-name="Normal_5f_Sheet1">
      <style:table-cell-properties style:glyph-orientation-vertical="0" fo:background-color="#ffffff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ackground-color="#ffffff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36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7" style:family="table-cell" style:parent-style-name="Default">
      <style:table-cell-properties style:text-align-source="fix" style:repeat-content="false" fo:wrap-option="wrap" fo:border="0.51pt solid #000000" fo:padding-bottom="0.0193in" fo:padding-left="0.0138in" fo:padding-right="0.0138in" fo:padding-top="0.0193in" style:vertical-align="top"/>
      <style:paragraph-properties fo:text-align="center" fo:margin-left="0in"/>
      <style:text-properties style:font-name="Arial1" fo:font-size="10pt" fo:font-weight="normal"/>
    </style:style>
    <style:style style:name="ce38" style:family="table-cell" style:parent-style-name="Default">
      <style:table-cell-properties fo:background-color="#000080" style:text-align-source="fix" style:repeat-content="false" fo:wrap-option="wrap" fo:border="0.06pt solid #000000" style:vertical-align="top"/>
      <style:paragraph-properties fo:text-align="center" fo:margin-left="0in"/>
      <style:text-properties fo:color="#ffffff" fo:font-weight="bold"/>
    </style:style>
    <style:style style:name="ce39" style:family="table-cell" style:parent-style-name="Default" style:data-style-name="N201">
      <style:table-cell-properties style:text-align-source="fix" style:repeat-content="false" fo:wrap-option="wrap" fo:border="0.06pt solid #000000" fo:padding-bottom="0.0193in" fo:padding-left="0.0138in" fo:padding-right="0.0138in" fo:padding-top="0.0193in" style:vertical-align="top"/>
      <style:paragraph-properties fo:text-align="center" fo:margin-left="0in"/>
      <style:text-properties fo:font-weight="normal" style:font-weight-asian="normal" style:font-weight-complex="normal"/>
    </style:style>
    <style:style style:name="ce40" style:family="table-cell" style:parent-style-name="Default">
      <style:table-cell-properties style:text-align-source="fix" style:repeat-content="false" fo:wrap-option="wrap" fo:border="0.51pt solid #000000" fo:padding-bottom="0.0193in" fo:padding-left="0.0138in" fo:padding-right="0.0138in" fo:padding-top="0.0193in" style:vertical-align="top"/>
      <style:paragraph-properties fo:text-align="start"/>
    </style:style>
    <style:style style:name="ce41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fo:wrap-option="wrap" fo:border="0.51pt solid #000000" fo:padding-bottom="0.0193in" fo:padding-left="0.0138in" fo:padding-right="0.0138in" fo:padding-top="0.0193in" style:vertical-align="top"/>
      <style:paragraph-properties fo:text-align="start"/>
      <style:text-properties style:font-name="Arial1" fo:font-size="10pt" fo:font-weight="normal"/>
    </style:style>
    <style:style style:name="ce4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1" fo:font-size="10pt" fo:language="en" fo:country="GB" fo:font-weight="normal" style:font-name-asian="Tahoma" style:font-size-asian="10pt" style:font-size-complex="10pt"/>
    </style:style>
    <style:style style:name="ce4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</style:style>
    <style:style style:name="ce45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4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bold"/>
    </style:style>
    <style:style style:name="ce47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fo:font-weight="bold"/>
    </style:style>
    <style:style style:name="ce4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style:font-name-asian="Lucida Sans Unicode" style:font-name-complex="Tahoma2"/>
    </style:style>
    <style:style style:name="ce5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style:text-underline-style="none" fo:font-weight="normal" style:font-name-asian="Lucida Sans Unicode" style:font-weight-asian="normal" style:font-name-complex="Tahoma2" style:font-weight-complex="normal"/>
    </style:style>
    <style:style style:name="ce51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</style:style>
    <style:style style:name="ce5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size="10pt" fo:language="en" fo:country="GB" fo:font-style="normal" fo:font-weight="normal" style:font-name-asian="Tahoma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color="#ff0000"/>
    </style:style>
    <style:style style:name="ce5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normal" style:font-weight-asian="normal" style:font-weight-complex="normal"/>
    </style:style>
    <style:style style:name="ce5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in"/>
    </style:style>
    <style:style style:name="ce5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58" style:family="table-cell" style:parent-style-name="Default">
      <style:table-cell-properties style:text-align-source="fix" style:repeat-content="false" fo:wrap-option="wrap" fo:border="0.51pt solid #000000" fo:padding-bottom="0.0193in" fo:padding-left="0.0138in" fo:padding-right="0.0138in" fo:padding-top="0.0193in" style:vertical-align="top"/>
      <style:paragraph-properties fo:text-align="start"/>
      <style:text-properties style:font-name="Arial1" fo:font-size="10pt" fo:font-weight="normal" style:font-name-asian="Arial" style:font-size-asian="10pt"/>
    </style:style>
    <style:style style:name="ce59" style:family="table-cell" style:parent-style-name="Default">
      <style:table-cell-properties style:glyph-orientation-vertical="0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60" style:family="table-cell" style:parent-style-name="Default">
      <style:table-cell-properties style:glyph-orientation-vertical="0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61" style:family="table-cell" style:parent-style-name="Default">
      <style:table-cell-properties fo:background-color="#000080" style:text-align-source="fix" style:repeat-content="false" fo:wrap-option="wrap" fo:border="0.51pt solid #000000" fo:padding-bottom="0.0193in" fo:padding-left="0.0138in" fo:padding-right="0.0138in" fo:padding-top="0.0193in" style:vertical-align="top"/>
      <style:paragraph-properties fo:text-align="center" fo:margin-left="0in"/>
      <style:text-properties fo:color="#ffffff" fo:font-weight="bold" style:font-weight-asian="bold" style:font-weight-complex="bold"/>
    </style:style>
    <style:style style:name="ce62" style:family="table-cell" style:parent-style-name="Default">
      <style:table-cell-properties fo:background-color="#000080" style:text-align-source="fix" style:repeat-content="false" fo:wrap-option="wrap" fo:border="0.51pt solid #000000" fo:padding-bottom="0.0193in" fo:padding-left="0.0138in" fo:padding-right="0.0138in" fo:padding-top="0.0193in" style:vertical-align="top"/>
      <style:paragraph-properties fo:text-align="center" fo:margin-left="0in"/>
      <style:text-properties fo:color="#ffffff"/>
    </style:style>
    <style:style style:name="ce6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0pt" fo:font-weight="normal" style:font-name-asian="Arial" style:font-size-asian="10pt"/>
    </style:style>
    <style:style style:name="ce6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0pt" fo:font-weight="normal"/>
    </style:style>
    <style:style style:name="ce65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8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6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7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8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center" fo:margin-left="0in"/>
      <style:text-properties fo:font-weight="normal"/>
    </style:style>
    <style:style style:name="ce69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0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1" style:family="table-cell" style:parent-style-name="Default">
      <style:table-cell-properties fo:background-color="#e6e6ff" fo:wrap-option="wrap" fo:border="0.06pt solid #000000"/>
      <style:text-properties fo:font-size="10pt"/>
    </style:style>
    <style:style style:name="ce72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fo:font-size="10pt"/>
    </style:style>
    <style:style style:name="ce73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fo:font-size="10pt" fo:font-weight="bold"/>
    </style:style>
    <style:style style:name="ce74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fo:font-weight="bold"/>
    </style:style>
    <style:style style:name="ce75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style:font-name="Arial" fo:font-weight="bold" style:font-name-asian="Lucida Sans Unicode" style:font-name-complex="Tahoma2"/>
    </style:style>
    <style:style style:name="ce76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style:font-name="Arial" fo:font-weight="bold" style:font-name-asian="Lucida Sans Unicode" style:font-weight-asian="bold" style:font-name-complex="Tahoma2" style:font-weight-complex="bold"/>
    </style:style>
    <style:style style:name="ce77" style:family="table-cell" style:parent-style-name="Default">
      <style:table-cell-properties fo:background-color="#000080" fo:wrap-option="wrap"/>
      <style:text-properties fo:color="#ffffff" fo:font-size="12pt" fo:font-weight="bold"/>
    </style:style>
    <style:style style:name="ce78" style:family="table-cell" style:parent-style-name="Default">
      <style:table-cell-properties fo:background-color="#e6e6ff" style:text-align-source="fix" style:repeat-content="false" fo:wrap-option="wrap" fo:border="0.06pt solid #000000" style:vertical-align="middle"/>
      <style:paragraph-properties fo:text-align="center" fo:margin-left="0in"/>
      <style:text-properties fo:font-size="10pt"/>
    </style:style>
    <style:style style:name="ce79" style:family="table-cell" style:parent-style-name="Default">
      <style:table-cell-properties fo:background-color="#000080" style:text-align-source="fix" style:repeat-content="false" fo:border="0.06pt solid #000000" fo:padding-bottom="0.0193in" fo:padding-left="0.0138in" fo:padding-right="0.0138in" fo:padding-top="0.0193in" style:vertical-align="middle"/>
      <style:paragraph-properties fo:text-align="center" fo:margin-left="0in"/>
      <style:text-properties fo:color="#ffffff" fo:font-weight="bold" style:font-weight-asian="bold" style:font-weight-complex="bold"/>
    </style:style>
    <style:style style:name="ce80" style:family="table-cell" style:parent-style-name="Default">
      <style:table-cell-properties fo:background-color="#000080" style:text-align-source="fix" style:repeat-content="false" fo:border="0.06pt solid #000000" fo:padding-bottom="0.0193in" fo:padding-left="0.0138in" fo:padding-right="0.0138in" fo:padding-top="0.0193in"/>
      <style:paragraph-properties fo:text-align="center" fo:margin-left="0in"/>
      <style:text-properties fo:color="#ffffff" fo:font-weight="bold" style:font-weight-asian="bold" style:font-weight-complex="bold"/>
    </style:style>
    <style:style style:name="ce81" style:family="table-cell" style:parent-style-name="Default">
      <style:table-cell-properties fo:background-color="#e6e6ff" style:text-align-source="fix" style:repeat-content="false" fo:border="0.06pt solid #000000" fo:padding-bottom="0.0193in" fo:padding-left="0.0138in" fo:padding-right="0.0138in" fo:padding-top="0.0193in"/>
      <style:paragraph-properties fo:text-align="center" fo:margin-left="0in"/>
    </style:style>
    <style:style style:name="ce8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3" style:family="table-cell" style:parent-style-name="Default">
      <style:table-cell-properties fo:background-color="#000080" style:text-align-source="fix" style:repeat-content="false" fo:border="0.06pt solid #000000" fo:padding-bottom="0.0193in" fo:padding-left="0.0138in" fo:padding-right="0.0138in" fo:padding-top="0.0193in"/>
      <style:paragraph-properties fo:text-align="start" fo:margin-left="0in"/>
      <style:text-properties fo:color="#ffffff" fo:font-weight="bold" style:font-weight-asian="bold" style:font-weight-complex="bold"/>
    </style:style>
    <style:style style:name="ce84" style:family="table-cell" style:parent-style-name="Default">
      <style:table-cell-properties fo:background-color="#e6e6ff" style:text-align-source="fix" style:repeat-content="false" fo:border="0.06pt solid #000000" fo:padding-bottom="0.0193in" fo:padding-left="0.0138in" fo:padding-right="0.0138in" fo:padding-top="0.0193in" style:vertical-align="justify" style:vertical-justify="auto"/>
      <style:paragraph-properties fo:text-align="start" fo:margin-left="0in"/>
    </style:style>
    <style:style style:name="ce8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86" style:family="table-cell" style:parent-style-name="Default">
      <style:text-properties style:font-name="Arial" style:font-name-asian="Lucida Sans Unicode" style:font-name-complex="Tahoma2"/>
    </style:style>
    <style:style style:name="T1" style:family="text">
      <style:text-properties style:font-name="Tahoma" fo:font-size="20pt"/>
    </style:style>
    <style:style style:name="T2" style:family="text">
      <style:text-properties style:font-name="Tahoma" fo:font-size="12pt"/>
    </style:style>
    <style:style style:name="T3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none"/>
    </style:style>
    <style:style style:name="T7" style:family="text">
      <style:text-properties style:font-name="Arial" style:text-underline-style="none" fo:font-weight="normal" style:font-name-asian="Lucida Sans Unicode" style:font-weight-asian="normal" style:font-name-complex="Tahoma2" style:font-weight-complex="normal"/>
    </style:style>
    <style:style style:name="T8" style:family="text">
      <style:text-properties style:font-name="Arial" style:font-name-asian="Lucida Sans Unicode" style:font-name-complex="Tahoma2"/>
    </style:style>
    <style:style style:name="T9" style:family="text">
      <style:text-properties style:text-underline-style="none" fo:font-weight="normal" style:font-weight-asian="normal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style:font-name="Arial" fo:font-weight="normal" style:font-name-asian="Lucida Sans Unicode" style:font-weight-asian="normal" style:font-name-complex="Tahoma2" style:font-weight-complex="normal"/>
    </style:style>
    <style:style style:name="T12" style:family="text">
      <style:text-properties style:font-name="Arial" style:text-underline-style="solid" style:text-underline-width="auto" style:text-underline-color="font-color" fo:font-weight="bold" style:font-name-asian="Lucida Sans Unicode" style:font-weight-asian="bold" style:font-name-complex="Tahoma2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color="#000000" style:font-name="Arial" fo:language="en" fo:country="GB" style:text-underline-style="none" fo:font-weight="normal" style:font-name-asian="Tahoma" style:font-weight-asian="normal" style:font-name-complex="Tahoma2" style:font-weight-complex="normal"/>
    </style:style>
    <style:style style:name="T15" style:family="text">
      <style:text-properties fo:color="#000000" style:font-name="Arial" fo:language="en" fo:country="GB" style:font-name-asian="Tahoma" style:font-name-complex="Tahoma2"/>
    </style:style>
    <style:style style:name="T16" style:family="text">
      <style:text-properties fo:color="#000000" style:font-name="Arial" fo:language="en" fo:country="GB" fo:font-weight="bold" style:font-name-asian="Tahoma" style:font-weight-asian="bold" style:font-name-complex="Tahoma2" style:font-weight-complex="bold"/>
    </style:style>
    <style:style style:name="T17" style:family="text">
      <style:text-properties fo:color="#000000" style:font-name="Arial" fo:language="en" fo:country="GB" fo:font-weight="normal" style:font-name-asian="Tahoma" style:font-weight-asian="normal" style:font-name-complex="Tahoma2" style:font-weight-complex="normal"/>
    </style:style>
    <style:style style:name="T18" style:family="text">
      <style:text-properties style:font-name="Arial" fo:language="en" fo:country="US" style:text-underline-style="none" fo:font-weight="normal" style:font-name-asian="Lucida Sans Unicode" style:font-weight-asian="normal" style:font-name-complex="Tahoma2" style:font-weight-complex="normal"/>
    </style:style>
    <style:style style:name="T19" style:family="text">
      <style:text-properties style:font-name="Arial" fo:language="en" fo:country="US" style:font-name-asian="Lucida Sans Unicode" style:font-name-complex="Tahoma2"/>
    </style:style>
    <style:style style:name="T20" style:family="text">
      <style:text-properties style:font-name="Arial" fo:language="en" fo:country="US" fo:font-weight="bold" style:font-name-asian="Lucida Sans Unicode" style:font-weight-asian="bold" style:font-name-complex="Tahoma2" style:font-weight-complex="bold"/>
    </style:style>
    <style:style style:name="T21" style:family="text">
      <style:text-properties style:font-name="Arial" fo:language="en" fo:country="US" fo:font-weight="normal" style:font-name-asian="Lucida Sans Unicode" style:font-weight-asian="normal" style:font-name-complex="Tahoma2" style:font-weight-complex="normal"/>
    </style:style>
    <style:style style:name="T22" style:family="text">
      <style:text-properties fo:color="#000000" style:font-name="Arial" fo:language="en" fo:country="GB" style:text-underline-style="solid" style:text-underline-width="auto" style:text-underline-color="font-color" fo:font-weight="bold" style:font-name-asian="Tahoma" style:font-weight-asian="bold" style:font-name-complex="Tahoma2" style:font-weight-complex="bold"/>
    </style:style>
    <style:style style:name="T23" style:family="text">
      <style:text-properties fo:color="#000000" style:font-name="Arial" fo:language="en" fo:country="US" style:text-underline-style="none" fo:font-weight="normal" style:font-name-asian="Lucida Sans Unicode" style:font-weight-asian="normal" style:font-name-complex="Tahoma2" style:font-weight-complex="normal"/>
    </style:style>
    <style:style style:name="T24" style:family="text">
      <style:text-properties fo:color="#000000" style:font-name="Arial" fo:language="en" fo:country="US" style:font-name-asian="Lucida Sans Unicode" style:font-name-complex="Tahoma2"/>
    </style:style>
    <style:style style:name="T25" style:family="text">
      <style:text-properties fo:color="#000000" style:font-name="Arial" fo:language="en" fo:country="US" fo:font-weight="bold" style:font-name-asian="Lucida Sans Unicode" style:font-weight-asian="bold" style:font-name-complex="Tahoma2" style:font-weight-complex="bold"/>
    </style:style>
    <style:style style:name="T26" style:family="text">
      <style:text-properties fo:color="#000000" style:font-name="Arial" fo:language="en" fo:country="US" fo:font-weight="normal" style:font-name-asian="Lucida Sans Unicode" style:font-weight-asian="normal" style:font-name-complex="Tahoma2" style:font-weight-complex="normal"/>
    </style:style>
    <style:style style:name="T27" style:family="text">
      <style:text-properties style:font-name="Arial" fo:font-weight="bold" style:font-name-asian="Lucida Sans Unicode" style:font-weight-asian="bold" style:font-name-complex="Tahoma2" style:font-weight-complex="bold"/>
    </style:style>
    <style:style style:name="T28" style:family="text">
      <style:text-properties fo:font-size="10pt" style:font-size-asian="10pt" style:font-size-complex="10pt"/>
    </style:style>
  </office:automatic-styles>
  <office:body>
    <office:spreadsheet>
      <table:content-validations>
        <table:content-validation table:name="val1" table:condition="of:cell-content-is-in-list(status)" table:allow-empty-cell="false" table:display-list="unsorted" table:base-cell-address="SniffTest.G36"/>
        <table:content-validation table:name="val2" table:condition="of:cell-content-is-in-list(&quot;Yes&quot;;&quot;No&quot;)" table:allow-empty-cell="true" table:display-list="unsorted" table:base-cell-address="Summary_Report.G4"/>
        <table:content-validation table:name="val3" table:condition="of:cell-content-is-in-list(&quot;OK&quot;;&quot;NG&quot;)" table:allow-empty-cell="true" table:display-list="unsorted" table:base-cell-address="Summary_Report.H4"/>
      </table:content-validations>
      <table:table table:name="Check_List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8"/>
        <table:table-column table:style-name="co3" table:default-cell-style-name="ce14"/>
        <table:table-column table:style-name="co3" table:default-cell-style-name="ce15"/>
        <table:table-row table:style-name="ro1">
          <table:table-cell table:style-name="ce1" office:value-type="string" table:number-columns-spanned="4" table:number-rows-spanned="1">
            <text:p><text:span text:style-name="T1">Knowledge Suite Check List</text:span></text:p>
            <text:p><text:span text:style-name="T2">Based on Product built version: KS 2.2</text:span></text:p>
          </table:table-cell>
          <table:covered-table-cell table:number-columns-repeated="3" table:style-name="ce6"/>
        </table:table-row>
        <table:table-row table:style-name="ro2">
          <table:table-cell table:style-name="ce2" office:value-type="string">
            <text:p>Id</text:p>
          </table:table-cell>
          <table:table-cell table:style-name="ce6" office:value-type="string">
            <text:p>Main cases</text:p>
          </table:table-cell>
          <table:table-cell table:style-name="ce12" office:value-type="string">
            <text:p>Priority</text:p>
          </table:table-cell>
          <table:table-cell table:style-name="ce12" office:value-type="string">
            <text:p>Affect</text:p>
          </table:table-cell>
        </table:table-row>
        <table:table-row table:style-name="ro2">
          <table:table-cell table:style-name="ce3" office:value-type="string" table:number-columns-spanned="4" table:number-rows-spanned="1">
            <text:p>Main Actions in Answer porlet</text:p>
          </table:table-cell>
          <table:covered-table-cell table:style-name="ce7"/>
          <table:covered-table-cell table:number-columns-repeated="2" table:style-name="ce13"/>
        </table:table-row>
        <table:table-row table:style-name="ro3">
          <table:table-cell office:value-type="string">
            <text:p>SNF_KS_ANS_CAT_01</text:p>
          </table:table-cell>
          <table:table-cell office:value-type="string">
            <text:p>Manage Category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3">
          <table:table-cell office:value-type="string">
            <text:p>SNF_KS_ANS_CAT_02</text:p>
          </table:table-cell>
          <table:table-cell office:value-type="string">
            <text:p>Drag and Drop category</text:p>
          </table:table-cell>
          <table:table-cell office:value-type="string">
            <text:p>Medium</text:p>
          </table:table-cell>
          <table:table-cell/>
        </table:table-row>
        <table:table-row table:style-name="ro3">
          <table:table-cell office:value-type="string">
            <text:p>SNF_KS_ANS_CAT_03</text:p>
          </table:table-cell>
          <table:table-cell office:value-type="string">
            <text:p>Export/Import category</text:p>
          </table:table-cell>
          <table:table-cell office:value-type="string">
            <text:p>Medium</text:p>
          </table:table-cell>
          <table:table-cell/>
        </table:table-row>
        <table:table-row table:style-name="ro3">
          <table:table-cell office:value-type="string">
            <text:p>SNF_KS_ANS_CAT_04</text:p>
          </table:table-cell>
          <table:table-cell office:value-type="string">
            <text:p>Watch/Unwatch category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KS_ANS_QUE_01</text:p>
          </table:table-cell>
          <table:table-cell office:value-type="string">
            <text:p>Basic action on question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KS_ANS_QUE_02</text:p>
          </table:table-cell>
          <table:table-cell office:value-type="string">
            <text:p>Vote question</text:p>
          </table:table-cell>
          <table:table-cell office:value-type="string">
            <text:p>Low</text:p>
          </table:table-cell>
          <table:table-cell/>
        </table:table-row>
        <table:table-row table:style-name="ro4">
          <table:table-cell office:value-type="string">
            <text:p>SNF_KS_ANS_QUE_03</text:p>
          </table:table-cell>
          <table:table-cell office:value-type="string">
            <text:p>Send to friend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QUE_04</text:p>
          </table:table-cell>
          <table:table-cell office:value-type="string">
            <text:p>Manage Question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ANS_01</text:p>
          </table:table-cell>
          <table:table-cell office:value-type="string">
            <text:p>Basic action on answer (Add/Edit/Delete)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ANS_02</text:p>
          </table:table-cell>
          <table:table-cell office:value-type="string">
            <text:p>Rate/Sort answers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ANS_03</text:p>
          </table:table-cell>
          <table:table-cell office:value-type="string">
            <text:p>Activate/Approve answer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ANS_04</text:p>
          </table:table-cell>
          <table:table-cell office:value-type="string">
            <text:p>Manage Comment in Question (Add/Edit/Delete/Promote)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SEA_01</text:p>
          </table:table-cell>
          <table:table-cell office:value-type="string">
            <text:p>Quick search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SEA_02</text:p>
          </table:table-cell>
          <table:table-cell office:value-type="string">
            <text:p>Advanced search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ANS_SET_01</text:p>
          </table:table-cell>
          <table:table-cell office:value-type="string">
            <text:p>Setting Answer porlet</text:p>
          </table:table-cell>
          <table:table-cell office:value-type="string">
            <text:p>High</text:p>
          </table:table-cell>
          <table:table-cell/>
        </table:table-row>
        <table:table-row table:style-name="ro6">
          <table:table-cell table:style-name="ce3" office:value-type="string" table:number-columns-spanned="4" table:number-rows-spanned="1">
            <text:p>Main Actions in Forum porlet</text:p>
          </table:table-cell>
          <table:covered-table-cell table:number-columns-repeated="3" table:style-name="Default"/>
        </table:table-row>
        <table:table-row table:style-name="ro5">
          <table:table-cell office:value-type="string">
            <text:p>SNF_KS_FOR_CAT_01</text:p>
          </table:table-cell>
          <table:table-cell office:value-type="string">
            <text:p>Basic action on Category(Add/Edit/Delete)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CAT_02</text:p>
          </table:table-cell>
          <table:table-cell office:value-type="string">
            <text:p>Import/Export category &amp; forum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FOR_01</text:p>
          </table:table-cell>
          <table:table-cell office:value-type="string">
            <text:p>Basic action on Forum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FOR_02</text:p>
          </table:table-cell>
          <table:table-cell office:value-type="string">
            <text:p>More action on Forum(Lock/Unlock/Open/Close)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TOP_01</text:p>
          </table:table-cell>
          <table:table-cell office:value-type="string">
            <text:p>Basic action on Topic 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TOP_02</text:p>
          </table:table-cell>
          <table:table-cell office:value-type="string">
            <text:p>More action on Topic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TOP_03</text:p>
          </table:table-cell>
          <table:table-cell table:style-name="ce9" office:value-type="string">
            <text:p>Tag for topic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TOP_04</text:p>
          </table:table-cell>
          <table:table-cell table:style-name="ce9" office:value-type="string">
            <text:p>Rate topic</text:p>
          </table:table-cell>
          <table:table-cell office:value-type="string">
            <text:p>Low</text:p>
          </table:table-cell>
          <table:table-cell/>
        </table:table-row>
        <table:table-row table:style-name="ro5">
          <table:table-cell office:value-type="string">
            <text:p>SNF_KS_FOR_TOP_05</text:p>
          </table:table-cell>
          <table:table-cell office:value-type="string">
            <text:p>Manage Poll in topic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POS_01</text:p>
          </table:table-cell>
          <table:table-cell office:value-type="string">
            <text:p>Basic action on Post 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SEA_01</text:p>
          </table:table-cell>
          <table:table-cell office:value-type="string">
            <text:p>Quick search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SEA_02</text:p>
          </table:table-cell>
          <table:table-cell office:value-type="string">
            <text:p>Advanced search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PRI_01</text:p>
          </table:table-cell>
          <table:table-cell office:value-type="string">
            <text:p>Private message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BOO_01</text:p>
          </table:table-cell>
          <table:table-cell office:value-type="string">
            <text:p>Bookmark 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WAT_01</text:p>
          </table:table-cell>
          <table:table-cell office:value-type="string">
            <text:p>Watch&amp;Unwatch category/forum/topic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USE_01</text:p>
          </table:table-cell>
          <table:table-cell office:value-type="string">
            <text:p>User Setting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MAN_01</text:p>
          </table:table-cell>
          <table:table-cell office:value-type="string">
            <text:p>User management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BBC_01</text:p>
          </table:table-cell>
          <table:table-cell office:value-type="string">
            <text:p>Manage BB code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BAN_01</text:p>
          </table:table-cell>
          <table:table-cell office:value-type="string">
            <text:p>Ban IP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SET_01</text:p>
          </table:table-cell>
          <table:table-cell office:value-type="string">
            <text:p>Setting Forum porlet</text:p>
          </table:table-cell>
          <table:table-cell office:value-type="string">
            <text:p>Medium</text:p>
          </table:table-cell>
          <table:table-cell/>
        </table:table-row>
        <table:table-row table:style-name="ro7">
          <table:table-cell table:style-name="ce5" office:value-type="string" table:number-columns-spanned="4" table:number-rows-spanned="1">
            <text:p>Main Actions in FAQ porlet</text:p>
          </table:table-cell>
          <table:covered-table-cell table:number-columns-repeated="3" table:style-name="Default"/>
        </table:table-row>
        <table:table-row table:style-name="ro5">
          <table:table-cell office:value-type="string">
            <text:p>SNF_KS_FAQ_BRS_01</text:p>
          </table:table-cell>
          <table:table-cell office:value-type="string">
            <text:p>Browse Category/Sub-category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FAQ_VIE_01</text:p>
          </table:table-cell>
          <table:table-cell office:value-type="string">
            <text:p>View question detail</text:p>
            <text:p/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AQ_SET_01</text:p>
          </table:table-cell>
          <table:table-cell office:value-type="string">
            <text:p>Setting FAQ porlet</text:p>
          </table:table-cell>
          <table:table-cell office:value-type="string">
            <text:p>High</text:p>
          </table:table-cell>
          <table:table-cell/>
        </table:table-row>
        <table:table-row table:style-name="ro7">
          <table:table-cell table:style-name="ce5" office:value-type="string" table:number-columns-spanned="4" table:number-rows-spanned="1">
            <text:p>Main Actions in <text:s/>Wiki porlet</text:p>
          </table:table-cell>
          <table:covered-table-cell table:number-columns-repeated="3"/>
        </table:table-row>
        <table:table-row table:style-name="ro5">
          <table:table-cell office:value-type="string">
            <text:p>SNF_KS_WIK_PAG_01</text:p>
          </table:table-cell>
          <table:table-cell table:style-name="ce10" office:value-type="string">
            <text:p>Create Page with Plain Text Editor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WIK_PAG_02</text:p>
          </table:table-cell>
          <table:table-cell table:style-name="ce10" office:value-type="string">
            <text:p>Create Page with Rich Text Editor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WIK_PAG_03</text:p>
          </table:table-cell>
          <table:table-cell table:style-name="ce11" office:value-type="string">
            <text:p>Edit Paragraph in Page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WIK_PAG_04</text:p>
          </table:table-cell>
          <table:table-cell table:style-name="ce11" office:value-type="string">
            <text:p>Rename Page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WIK_PAG_05</text:p>
          </table:table-cell>
          <table:table-cell table:style-name="ce11" office:value-type="string">
            <text:p>Move Page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WIK_PAG_06</text:p>
          </table:table-cell>
          <table:table-cell table:style-name="ce11" office:value-type="string">
            <text:p>Watch/Unwatch Page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WIK_PAG_07</text:p>
          </table:table-cell>
          <table:table-cell table:style-name="ce11" office:value-type="string">
            <text:p>Attachment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WIK_PAG_08</text:p>
          </table:table-cell>
          <table:table-cell table:style-name="ce11" office:value-type="string">
            <text:p>Page info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WIK_SEA_01</text:p>
          </table:table-cell>
          <table:table-cell table:style-name="ce11" office:value-type="string">
            <text:p>Quick search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WIK_SEA_02</text:p>
          </table:table-cell>
          <table:table-cell table:style-name="ce11" office:value-type="string">
            <text:p>Advanced search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WIK_SET_01</text:p>
          </table:table-cell>
          <table:table-cell table:style-name="ce11" office:value-type="string">
            <text:p>Space Setting</text:p>
          </table:table-cell>
          <table:table-cell office:value-type="string">
            <text:p>Medium</text:p>
          </table:table-cell>
          <table:table-cell/>
        </table:table-row>
      </table:table>
      <table:table table:name="SniffTest" table:style-name="ta1" table:print="false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visibility="collapse" table:default-cell-style-name="Default"/>
        <table:table-column table:style-name="co3" table:visibility="collapse" table:default-cell-style-name="Default"/>
        <table:table-column table:style-name="co3" table:number-columns-repeated="1013" table:default-cell-style-name="Default"/>
        <table:table-row table:style-name="ro8">
          <table:table-cell table:style-name="ce22"/>
          <table:table-cell table:style-name="ce28" office:value-type="string">
            <text:p>TEST CASES</text:p>
          </table:table-cell>
          <table:table-cell table:style-name="ce34"/>
          <table:table-cell table:style-name="ce29" table:number-columns-repeated="2"/>
          <table:table-cell table:style-name="ce40" table:number-columns-repeated="2"/>
          <table:table-cell table:style-name="ce29" table:number-columns-repeated="2"/>
          <table:table-cell table:style-name="ce58"/>
          <table:table-cell table:style-name="ce59" office:value-type="string">
            <text:p>Passed</text:p>
          </table:table-cell>
          <table:table-cell table:style-name="ce59" table:formula="of:=COUNTIF([.L$7:.L$1001];[.$K1])" office:value-type="float" office:value="0">
            <text:p>0</text:p>
          </table:table-cell>
          <table:table-cell table:style-name="ce59" table:formula="of:=COUNTIF([.M$7:.M$1001];[.$K1])" office:value-type="float" office:value="44">
            <text:p>44</text:p>
          </table:table-cell>
          <table:table-cell table:style-name="ce59" table:formula="of:=COUNTIF([.N$7:.N$1001];[.$K1])" office:value-type="float" office:value="45">
            <text:p>45</text:p>
          </table:table-cell>
          <table:table-cell table:style-name="ce59" table:formula="of:=COUNTIF([.O$7:.O$1001];[.$K1])" office:value-type="float" office:value="0">
            <text:p>0</text:p>
          </table:table-cell>
          <table:table-cell table:style-name="ce58" table:number-columns-repeated="5"/>
          <table:table-cell table:style-name="ce63" table:number-columns-repeated="206"/>
          <table:table-cell table:number-columns-repeated="798"/>
        </table:table-row>
        <table:table-row table:style-name="ro8">
          <table:table-cell table:style-name="ce22"/>
          <table:table-cell table:style-name="ce29"/>
          <table:table-cell table:style-name="ce35"/>
          <table:table-cell table:style-name="ce29" table:number-columns-repeated="2"/>
          <table:table-cell table:style-name="ce40" table:number-columns-repeated="2"/>
          <table:table-cell table:style-name="ce29" table:number-columns-repeated="2"/>
          <table:table-cell table:style-name="ce59"/>
          <table:table-cell table:style-name="ce59" office:value-type="string">
            <text:p>Failed</text:p>
          </table:table-cell>
          <table:table-cell table:style-name="ce59" table:formula="of:=COUNTIF([.L$7:.L$1001];[.$K2])" office:value-type="float" office:value="0">
            <text:p>0</text:p>
          </table:table-cell>
          <table:table-cell table:style-name="ce59" table:formula="of:=COUNTIF([.M$7:.M$1001];[.$K2])" office:value-type="float" office:value="6">
            <text:p>6</text:p>
          </table:table-cell>
          <table:table-cell table:style-name="ce59" table:formula="of:=COUNTIF([.N$7:.N$1001];[.$K2])" office:value-type="float" office:value="5">
            <text:p>5</text:p>
          </table:table-cell>
          <table:table-cell table:style-name="ce59" table:formula="of:=COUNTIF([.O$7:.O$1001];[.$K2])" office:value-type="float" office:value="0">
            <text:p>0</text:p>
          </table:table-cell>
          <table:table-cell table:style-name="ce59" table:number-columns-repeated="2"/>
          <table:table-cell table:style-name="ce40"/>
          <table:table-cell table:style-name="ce58" table:number-columns-repeated="2"/>
          <table:table-cell table:style-name="ce63" table:number-columns-repeated="206"/>
          <table:table-cell table:number-columns-repeated="798"/>
        </table:table-row>
        <table:table-row table:style-name="ro3">
          <table:table-cell table:style-name="ce22"/>
          <table:table-cell table:style-name="ce30" office:value-type="string">
            <text:p>Function List<text:span text:style-name="T3">:</text:span></text:p>
          </table:table-cell>
          <table:table-cell table:style-name="ce22" office:value-type="string" table:number-columns-spanned="3" table:number-rows-spanned="1">
            <text:p>All main Actions in Forum, Answer and FAQ porlet</text:p>
          </table:table-cell>
          <table:covered-table-cell table:number-columns-repeated="2" table:style-name="ce40"/>
          <table:table-cell table:style-name="ce40" table:number-columns-repeated="2"/>
          <table:table-cell table:style-name="ce54"/>
          <table:table-cell table:style-name="ce40"/>
          <table:table-cell table:style-name="ce59"/>
          <table:table-cell table:style-name="ce59" office:value-type="string">
            <text:p>Blocked</text:p>
          </table:table-cell>
          <table:table-cell table:style-name="ce59" table:formula="of:=COUNTIF([.L$7:.L$1001];[.$K3])" office:value-type="float" office:value="0">
            <text:p>0</text:p>
          </table:table-cell>
          <table:table-cell table:style-name="ce59" table:formula="of:=COUNTIF([.M$7:.M$1001];[.$K3])" office:value-type="float" office:value="0">
            <text:p>0</text:p>
          </table:table-cell>
          <table:table-cell table:style-name="ce59" table:formula="of:=COUNTIF([.N$7:.N$1001];[.$K3])" office:value-type="float" office:value="0">
            <text:p>0</text:p>
          </table:table-cell>
          <table:table-cell table:style-name="ce59" table:formula="of:=COUNTIF([.O$7:.O$1001];[.$K3])" office:value-type="float" office:value="0">
            <text:p>0</text:p>
          </table:table-cell>
          <table:table-cell table:style-name="ce59" table:number-columns-repeated="2"/>
          <table:table-cell table:style-name="ce40"/>
          <table:table-cell table:style-name="ce58" table:number-columns-repeated="2"/>
          <table:table-cell table:style-name="ce63" table:number-columns-repeated="206"/>
          <table:table-cell table:number-columns-repeated="798"/>
        </table:table-row>
        <table:table-row table:style-name="ro9">
          <table:table-cell table:style-name="ce22"/>
          <table:table-cell table:style-name="ce30" office:value-type="string">
            <text:p>Total main cases:</text:p>
          </table:table-cell>
          <table:table-cell table:style-name="ce36" table:formula="of:=MAX([.A7:.A1096])" office:value-type="float" office:value="49" table:number-columns-spanned="3" table:number-rows-spanned="1">
            <text:p>49</text:p>
          </table:table-cell>
          <table:covered-table-cell table:number-columns-repeated="2" table:style-name="ce41"/>
          <table:table-cell table:style-name="ce40" table:number-columns-repeated="2"/>
          <table:table-cell table:style-name="ce54"/>
          <table:table-cell table:style-name="ce40"/>
          <table:table-cell table:style-name="ce59"/>
          <table:table-cell table:style-name="ce60" office:value-type="string">
            <text:p>Untested</text:p>
          </table:table-cell>
          <table:table-cell table:style-name="ce59" table:formula="of:=COUNTIF([.L$7:.L$1001];[.$K4])" office:value-type="float" office:value="0">
            <text:p>0</text:p>
          </table:table-cell>
          <table:table-cell table:style-name="ce59" table:formula="of:=COUNTIF([.M$7:.M$1001];[.$K4])" office:value-type="float" office:value="0">
            <text:p>0</text:p>
          </table:table-cell>
          <table:table-cell table:style-name="ce59" table:formula="of:=COUNTIF([.N$7:.N$1001];[.$K4])" office:value-type="float" office:value="0">
            <text:p>0</text:p>
          </table:table-cell>
          <table:table-cell table:style-name="ce59" table:formula="of:=COUNTIF([.O$7:.O$1001];[.$K4])" office:value-type="float" office:value="0">
            <text:p>0</text:p>
          </table:table-cell>
          <table:table-cell table:style-name="ce59" table:number-columns-repeated="2"/>
          <table:table-cell table:style-name="ce40"/>
          <table:table-cell table:style-name="ce58" table:number-columns-repeated="2"/>
          <table:table-cell table:style-name="ce63" table:number-columns-repeated="206"/>
          <table:table-cell table:number-columns-repeated="798"/>
        </table:table-row>
        <table:table-row table:style-name="ro8">
          <table:table-cell table:style-name="ce22"/>
          <table:table-cell table:style-name="ce31"/>
          <table:table-cell table:style-name="ce37"/>
          <table:table-cell table:style-name="ce42" table:number-columns-repeated="6"/>
          <table:table-cell table:style-name="ce60"/>
          <table:table-cell table:style-name="ce40" office:value-type="string">
            <text:p>N/A</text:p>
          </table:table-cell>
          <table:table-cell table:style-name="ce59" table:formula="of:=COUNTIF([.L$7:.L$1001];[.$K5])" office:value-type="float" office:value="0">
            <text:p>0</text:p>
          </table:table-cell>
          <table:table-cell table:style-name="ce59" table:formula="of:=COUNTIF([.M$7:.M$1001];[.$K5])" office:value-type="float" office:value="0">
            <text:p>0</text:p>
          </table:table-cell>
          <table:table-cell table:style-name="ce59" table:formula="of:=COUNTIF([.N$7:.N$1001];[.$K5])" office:value-type="float" office:value="0">
            <text:p>0</text:p>
          </table:table-cell>
          <table:table-cell table:style-name="ce59" table:formula="of:=COUNTIF([.O$7:.O$1001];[.$K5])" office:value-type="float" office:value="0">
            <text:p>0</text:p>
          </table:table-cell>
          <table:table-cell table:style-name="ce59" table:number-columns-repeated="2"/>
          <table:table-cell table:style-name="ce40"/>
          <table:table-cell table:style-name="ce42" table:number-columns-repeated="2"/>
          <table:table-cell table:style-name="ce64" table:number-columns-repeated="206"/>
          <table:table-cell table:number-columns-repeated="798"/>
        </table:table-row>
        <table:table-row table:style-name="ro2">
          <table:table-cell table:style-name="ce23" office:value-type="string">
            <text:p>Case No</text:p>
          </table:table-cell>
          <table:table-cell table:style-name="ce32" office:value-type="string">
            <text:p>Related function</text:p>
          </table:table-cell>
          <table:table-cell table:style-name="ce38" office:value-type="string">
            <text:p>Case ID</text:p>
          </table:table-cell>
          <table:table-cell table:style-name="ce38" office:value-type="string">
            <text:p>Path</text:p>
          </table:table-cell>
          <table:table-cell table:style-name="ce38" office:value-type="string">
            <text:p>Case Name</text:p>
          </table:table-cell>
          <table:table-cell table:style-name="ce38" office:value-type="string">
            <text:p>Description</text:p>
          </table:table-cell>
          <table:table-cell table:style-name="ce38" office:value-type="string">
            <text:p>Step</text:p>
          </table:table-cell>
          <table:table-cell table:style-name="ce38" office:value-type="string">
            <text:p>Expected Result</text:p>
          </table:table-cell>
          <table:table-cell table:style-name="ce38" office:value-type="string">
            <text:p>Priority</text:p>
          </table:table-cell>
          <table:table-cell table:style-name="ce38" office:value-type="string">
            <text:p>Affect</text:p>
          </table:table-cell>
          <table:table-cell table:number-columns-repeated="2" table:style-name="ce61" office:value-type="string">
            <text:p>Tester</text:p>
          </table:table-cell>
          <table:table-cell table:style-name="ce62" office:value-type="string">
            <text:p>IE7</text:p>
          </table:table-cell>
          <table:table-cell table:style-name="ce62" office:value-type="string">
            <text:p>FireFox3.5</text:p>
          </table:table-cell>
          <table:table-cell table:style-name="ce62" office:value-type="string">
            <text:p>Comment/Bug</text:p>
          </table:table-cell>
          <table:table-cell table:style-name="ce61" office:value-type="string">
            <text:p>JIRA issue</text:p>
          </table:table-cell>
          <table:table-cell table:style-name="ce61" office:value-type="string">
            <text:p>Comment</text:p>
          </table:table-cell>
          <table:table-cell table:style-name="ce62" table:number-columns-repeated="3"/>
          <table:table-cell table:style-name="ce27" table:number-columns-repeated="1004"/>
        </table:table-row>
        <table:table-row table:style-name="ro10">
          <table:table-cell table:style-name="ce24" office:value-type="float" office:value="1">
            <text:p>001</text:p>
          </table:table-cell>
          <table:table-cell table:style-name="ce33" office:value-type="string">
            <text:p>SNF_KS_ANS_CAT_01</text:p>
          </table:table-cell>
          <table:table-cell table:style-name="ce39" office:value-type="float" office:value="1">
            <text:p>001</text:p>
          </table:table-cell>
          <table:table-cell table:style-name="ce43" office:value-type="string">
            <text:p>KS\Answers\Category\Basic_Actions</text:p>
          </table:table-cell>
          <table:table-cell table:style-name="ce46" office:value-type="string">
            <text:p>Manage Category(Add/Edit/Delete/Move)</text:p>
          </table:table-cell>
          <table:table-cell table:style-name="ce44" table:content-validation-name="val1" office:value-type="string">
            <text:p>Step 1: Add/Edit/Move/Delete category</text:p>
          </table:table-cell>
          <table:table-cell table:style-name="ce44" office:value-type="string">
            <text:p><text:span text:style-name="T4">Add</text:span><text:span text:style-name="T5"> </text:span></text:p>
            <text:p>- Go to Answers page</text:p>
            <text:p>- Select Category → Add Category</text:p>
            <text:p>- Put values</text:p>
            <text:p><text:span text:style-name="T4">Edit</text:span><text:span text:style-name="T5"> </text:span></text:p>
            <text:p><text:span text:style-name="T6">- Right click </text:span><text:span text:style-name="T6">on 1 </text:span><text:span text:style-name="T6">category and </text:span><text:span text:style-name="T6">select Edit</text:span></text:p>
            <text:p><text:span text:style-name="T6">- Change </text:span><text:span text:style-name="T6">values</text:span></text:p>
            <text:p><text:span text:style-name="T4">Delete</text:span></text:p>
            <text:p><text:span text:style-name="T7">- Right click </text:span><text:span text:style-name="T7">on 1 </text:span><text:span text:style-name="T7">category and </text:span><text:span text:style-name="T7">select Delete</text:span></text:p>
            <text:p><text:span text:style-name="T4">Move</text:span><text:span text:style-name="T5"> </text:span></text:p>
            <text:p><text:span text:style-name="T7">- Right click </text:span><text:span text:style-name="T7">on 1 </text:span><text:span text:style-name="T7">category and </text:span><text:span text:style-name="T7">select Move</text:span></text:p>
            <text:p><text:span text:style-name="T7">- Choose </text:span><text:span text:style-name="T7">destination </text:span><text:span text:style-name="T7">category</text:span></text:p>
          </table:table-cell>
          <table:table-cell table:style-name="ce44" office:value-type="string">
            <text:p>- Category is added new and shown in Answer page</text:p>
            <text:p>- Selected category is updated with new changes</text:p>
            <text:p>- Selected category is deleted and disappear in Answer page</text:p>
            <text:p>- Selected category is moved to destination category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11">
          <table:table-cell table:style-name="ce25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table:style-name="ce33" office:value-type="string">
            <text:p>SNF_KS_ANS_CAT_02</text:p>
          </table:table-cell>
          <table:table-cell table:style-name="ce39" office:value-type="float" office:value="1">
            <text:p>001</text:p>
          </table:table-cell>
          <table:table-cell table:style-name="ce43" office:value-type="string">
            <text:p>KS\Answers\Category\Drag_Drop</text:p>
          </table:table-cell>
          <table:table-cell table:style-name="ce46" office:value-type="string">
            <text:p>Drag and Drop category</text:p>
          </table:table-cell>
          <table:table-cell table:style-name="ce44" table:content-validation-name="val1" office:value-type="string">
            <text:p>Step 1: Create categories after drag and drop them</text:p>
          </table:table-cell>
          <table:table-cell table:style-name="ce44" office:value-type="string">
            <text:p>- Create some categories </text:p>
            <text:p>- Drag and drop a category into another category</text:p>
          </table:table-cell>
          <table:table-cell table:style-name="ce44" office:value-type="string">
            <text:p>Category is dragged and dropped successfully to selected category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12">
          <table:table-cell table:style-name="ce25" table:formula="of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table:style-name="ce33" office:value-type="string">
            <text:p>SNF_KS_ANS_CAT_03</text:p>
          </table:table-cell>
          <table:table-cell table:style-name="ce39" office:value-type="float" office:value="1">
            <text:p>001</text:p>
          </table:table-cell>
          <table:table-cell table:style-name="ce43" office:value-type="string">
            <text:p>KS\Answers\Category\Export Import</text:p>
          </table:table-cell>
          <table:table-cell table:style-name="ce46" office:value-type="string">
            <text:p>Export/Import category</text:p>
          </table:table-cell>
          <table:table-cell table:style-name="ce44" table:content-validation-name="val1" office:value-type="string">
            <text:p>Step 1: Create categories after export and import them</text:p>
          </table:table-cell>
          <table:table-cell table:style-name="ce44" office:value-type="string">
            <text:p>- Create some categories</text:p>
            <text:p><text:span text:style-name="T4">Export:</text:span></text:p>
            <text:p>- Right click on 1 category and select Export</text:p>
            <text:p>- Put file's name and Export</text:p>
            <text:p><text:span text:style-name="T4">Import</text:span></text:p>
            <text:p><text:span text:style-name="T8">- Right click </text:span><text:span text:style-name="T8">on 1 </text:span><text:span text:style-name="T8">category and </text:span><text:span text:style-name="T8">select Import</text:span></text:p>
            <text:p><text:span text:style-name="T8">- Choose the </text:span><text:span text:style-name="T8">file</text:span></text:p>
          </table:table-cell>
          <table:table-cell table:style-name="ce44" office:value-type="string">
            <text:p>Category and its questions are exported/imported successfully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13">
          <table:table-cell table:style-name="ce25"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table:style-name="ce33" office:value-type="string">
            <text:p>SNF_KS_ANS_CAT_04</text:p>
          </table:table-cell>
          <table:table-cell table:style-name="ce39" office:value-type="float" office:value="1">
            <text:p>001</text:p>
          </table:table-cell>
          <table:table-cell table:style-name="ce43" office:value-type="string">
            <text:p>KS\Answers\Category\Watch_Unwatch</text:p>
          </table:table-cell>
          <table:table-cell table:style-name="ce46" office:value-type="string">
            <text:p>Watch/Unwatch category</text:p>
          </table:table-cell>
          <table:table-cell table:style-name="ce44" table:content-validation-name="val1" office:value-type="string">
            <text:p>Step 1: Create category after watch and unwatch them</text:p>
          </table:table-cell>
          <table:table-cell table:style-name="ce44" office:value-type="string">
            <text:p><text:span text:style-name="T4">Watch</text:span></text:p>
            <text:p>- Right click on 1 category and select Watch</text:p>
            <text:p><text:span text:style-name="T4">Unwatch</text:span></text:p>
            <text:p>- Right click on 1 watching category and select Unwatch</text:p>
            <text:p/>
          </table:table-cell>
          <table:table-cell table:style-name="ce44" office:value-type="string">
            <text:p>Category is watched/unwatched successfully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Failed</text:p>
          </table:table-cell>
          <table:table-cell table:style-name="ce40" office:value-type="string">
            <text:p>PLF-3817</text:p>
          </table:table-cell>
          <table:table-cell table:style-name="ce40" table:number-columns-repeated="5"/>
          <table:table-cell table:number-columns-repeated="1004"/>
        </table:table-row>
        <table:table-row table:style-name="ro14">
          <table:table-cell table:style-name="ce25"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table:style-name="ce33" office:value-type="string">
            <text:p>SNF_KS_ANS_QUE_01</text:p>
          </table:table-cell>
          <table:table-cell table:style-name="ce39" office:value-type="float" office:value="1">
            <text:p>001</text:p>
          </table:table-cell>
          <table:table-cell table:style-name="ce43" office:value-type="string">
            <text:p>KS\Answers\Question\Basic_Actions</text:p>
          </table:table-cell>
          <table:table-cell table:style-name="ce46" office:value-type="string">
            <text:p>Basic action on question(Add/Edit/Delete/Move)</text:p>
          </table:table-cell>
          <table:table-cell table:style-name="ce44" table:content-validation-name="val1" office:value-type="string">
            <text:p>Step 1: Add/Edit/Move/Delete <text:s/>Question</text:p>
          </table:table-cell>
          <table:table-cell table:style-name="ce44" office:value-type="string">
            <text:p><text:span text:style-name="T4">Add </text:span><text:span text:style-name="T4">Question</text:span></text:p>
            <text:p>- Select 1 category and click on Submit question</text:p>
            <text:p>- Put values</text:p>
            <text:p><text:span text:style-name="T4">Edit </text:span><text:span text:style-name="T4">Question</text:span></text:p>
            <text:p>- Right click on a question and select Edit</text:p>
            <text:p>- Change values</text:p>
            <text:p><text:span text:style-name="T4">Delete </text:span><text:span text:style-name="T4">Question</text:span></text:p>
            <text:p><text:span text:style-name="T7">- Right click </text:span><text:span text:style-name="T7">on a </text:span><text:span text:style-name="T7">question and </text:span><text:span text:style-name="T7">select Delete</text:span></text:p>
            <text:p><text:span text:style-name="T4">Move </text:span><text:span text:style-name="T4">Question</text:span></text:p>
            <text:p><text:span text:style-name="T9">- Right click </text:span><text:span text:style-name="T9">on question </text:span><text:span text:style-name="T9">and select </text:span><text:span text:style-name="T9">Move to </text:span></text:p>
            <text:p><text:span text:style-name="T9">- Select </text:span><text:span text:style-name="T9">destination </text:span><text:span text:style-name="T9">category </text:span></text:p>
          </table:table-cell>
          <table:table-cell table:style-name="ce44" office:value-type="string">
            <text:p>- Question is added new and shown in selected category</text:p>
            <text:p>- Question is updated with new changes</text:p>
            <text:p>- Question is deleted and disappear in Answers page</text:p>
            <text:p>- Question is moved to destination category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15">
          <table:table-cell table:style-name="ce25"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table:style-name="ce33" office:value-type="string">
            <text:p>SNF_KS_ANS_QUE_02</text:p>
          </table:table-cell>
          <table:table-cell table:style-name="ce39" office:value-type="float" office:value="1">
            <text:p>001</text:p>
          </table:table-cell>
          <table:table-cell table:style-name="ce43" office:value-type="string">
            <text:p>KS\Answers\Question\Vote</text:p>
          </table:table-cell>
          <table:table-cell table:style-name="ce46" office:value-type="string">
            <text:p>Vote question</text:p>
          </table:table-cell>
          <table:table-cell table:style-name="ce44" table:content-validation-name="val1" office:value-type="string">
            <text:p>Step 1: Vote Question</text:p>
          </table:table-cell>
          <table:table-cell table:style-name="ce44" office:value-type="string">
            <text:p>- Open a question</text:p>
            <text:p>- Vote Question by select number of star</text:p>
          </table:table-cell>
          <table:table-cell table:style-name="ce44" office:value-type="string">
            <text:p>- Question is voted successful.</text:p>
            <text:p>The number of stars are selected set yellow.</text:p>
            <text:p/>
          </table:table-cell>
          <table:table-cell table:style-name="ce56" office:value-type="string">
            <text:p>Low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15">
          <table:table-cell table:style-name="ce25"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table:style-name="ce33" office:value-type="string">
            <text:p>SNF_KS_ANS_QUE_03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Answers\Question\Send</text:p>
          </table:table-cell>
          <table:table-cell table:style-name="ce46" office:value-type="string">
            <text:p>Send to friend</text:p>
          </table:table-cell>
          <table:table-cell table:style-name="ce44" table:content-validation-name="val1" office:value-type="string">
            <text:p>Step 1: Send Question</text:p>
          </table:table-cell>
          <table:table-cell table:style-name="ce44" office:value-type="string">
            <text:p>- Right click on question and send question</text:p>
            <text:p>- Check mail Inbox to see question content, question link</text:p>
          </table:table-cell>
          <table:table-cell table:style-name="ce44" office:value-type="string">
            <text:p>- Mail is sent successful to email address</text:p>
            <text:p>- Content of mail includes Question content &amp; Question link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16">
          <table:table-cell table:style-name="ce25"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table:style-name="ce33" office:value-type="string">
            <text:p>SNF_KS_ANS_QUE_04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Answers\Question\Manage_Question</text:p>
          </table:table-cell>
          <table:table-cell table:style-name="ce46" office:value-type="string">
            <text:p>Manage Question</text:p>
          </table:table-cell>
          <table:table-cell table:style-name="ce49" table:content-validation-name="val1" office:value-type="string">
            <text:p>Step 1: Manage <text:s/>Question</text:p>
          </table:table-cell>
          <table:table-cell table:style-name="ce44" office:value-type="string">
            <text:p>- Click Manage Question in the main menu</text:p>
            <text:p><text:span text:style-name="T4">Approve/dis</text:span><text:span text:style-name="T4">approve</text:span></text:p>
            <text:p><text:span text:style-name="T10">- Select All </text:span><text:span text:style-name="T10">Question tab</text:span></text:p>
            <text:p>- Click Disapprove icon on approved question</text:p>
            <text:p><text:span text:style-name="T8">- Click </text:span><text:span text:style-name="T8">Approve icon </text:span><text:span text:style-name="T8">on </text:span><text:span text:style-name="T8">disapproved </text:span><text:span text:style-name="T8">question</text:span></text:p>
            <text:p><text:span text:style-name="T4">Active/Inacti</text:span><text:span text:style-name="T4">ve</text:span><text:span text:style-name="T5"> </text:span></text:p>
            <text:p><text:span text:style-name="T11">- Select All </text:span><text:span text:style-name="T11">Question tab</text:span></text:p>
            <text:p><text:span text:style-name="T8">- Click </text:span><text:span text:style-name="T8">Inactivate </text:span><text:span text:style-name="T8">icon on </text:span><text:span text:style-name="T8">activated </text:span><text:span text:style-name="T8">question</text:span></text:p>
            <text:p><text:span text:style-name="T8">- Click </text:span><text:span text:style-name="T8">Activate icon </text:span><text:span text:style-name="T8">on inactivate </text:span><text:span text:style-name="T8">question</text:span></text:p>
            <text:p><text:span text:style-name="T4">Answer </text:span><text:span text:style-name="T4">question</text:span></text:p>
            <text:p><text:span text:style-name="T11">- Select </text:span><text:span text:style-name="T11">Open </text:span><text:span text:style-name="T11">Question tab</text:span></text:p>
            <text:p><text:span text:style-name="T8">- Click </text:span><text:span text:style-name="T8">Answer on </text:span><text:span text:style-name="T8">question </text:span><text:span text:style-name="T8">want to </text:span><text:span text:style-name="T8">answer</text:span></text:p>
            <text:p><text:span text:style-name="T8">- Put values</text:span></text:p>
            <text:p><text:span text:style-name="T4">Edit </text:span><text:span text:style-name="T4">question</text:span></text:p>
            <text:p><text:span text:style-name="T11">- Select All </text:span><text:span text:style-name="T11">Question tab</text:span></text:p>
            <text:p><text:span text:style-name="T8">- Click Edit </text:span><text:span text:style-name="T8">on question </text:span><text:span text:style-name="T8">want to edit</text:span></text:p>
            <text:p><text:span text:style-name="T8">- Put values</text:span></text:p>
            <text:p><text:span text:style-name="T4">Delete </text:span><text:span text:style-name="T4">question</text:span></text:p>
            <text:p><text:span text:style-name="T11">- Select All </text:span><text:span text:style-name="T11">Question tab</text:span></text:p>
            <text:p><text:span text:style-name="T8">- Click Edit </text:span><text:span text:style-name="T8">on question </text:span><text:span text:style-name="T8">want to </text:span><text:span text:style-name="T8">delete</text:span></text:p>
          </table:table-cell>
          <table:table-cell table:style-name="ce44" office:value-type="string">
            <text:p>- Questions is approve/ disapprove successful. <text:s/>Disapprove question is invisible with normal users.</text:p>
            <text:p>- Question is active/ Inactive successful. Inactive question is <text:s/>disappear with normal user</text:p>
            <text:p>- Answer is added to selected question</text:p>
            <text:p>- Question is edited/deleted successful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17">
          <table:table-cell table:style-name="ce25"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table:style-name="ce33" office:value-type="string">
            <text:p>SNF_KS_ANS_ANS_01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Answers\Answer\Basic_Actions</text:p>
          </table:table-cell>
          <table:table-cell table:style-name="ce46" office:value-type="string">
            <text:p>Basic action on answer (Add/Edit/Delete)</text:p>
          </table:table-cell>
          <table:table-cell table:style-name="ce44" table:content-validation-name="val1" office:value-type="string">
            <text:p>Step 1: Add/Edit/Delete Answer</text:p>
          </table:table-cell>
          <table:table-cell table:style-name="ce44" office:value-type="string">
            <text:p>- Create new question and open it</text:p>
            <text:p><text:span text:style-name="T4"><text:s/></text:span><text:span text:style-name="T4">Add </text:span><text:span text:style-name="T4">answers</text:span></text:p>
            <text:p>- Click Answer button</text:p>
            <text:p>- Put values </text:p>
            <text:p><text:span text:style-name="T4">Edit</text:span></text:p>
            <text:p><text:span text:style-name="T9">- Open </text:span><text:span text:style-name="T9">question </text:span><text:span text:style-name="T9">having </text:span><text:span text:style-name="T9">answers </text:span></text:p>
            <text:p><text:span text:style-name="T9">- Click Edit </text:span><text:span text:style-name="T9">icon in </text:span><text:span text:style-name="T9">answer of </text:span><text:span text:style-name="T9">question</text:span></text:p>
            <text:p><text:span text:style-name="T9">- Put values</text:span></text:p>
            <text:p><text:span text:style-name="T4">Delete</text:span></text:p>
            <text:p><text:span text:style-name="T7">- Open </text:span><text:span text:style-name="T7">question </text:span><text:span text:style-name="T7">having </text:span><text:span text:style-name="T7">answers </text:span></text:p>
            <text:p><text:span text:style-name="T7">- Click Delete </text:span><text:span text:style-name="T7">icon in </text:span><text:span text:style-name="T7">answer of </text:span><text:span text:style-name="T7">question</text:span></text:p>
            <text:p/>
            <text:p/>
          </table:table-cell>
          <table:table-cell table:style-name="ce44" office:value-type="string">
            <text:p>- Answer is added into selected question</text:p>
            <text:p>- Answer is updated with new changes </text:p>
            <text:p>- Answer is deleted and disappear in Question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11">
          <table:table-cell table:style-name="ce25"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table:style-name="ce33" office:value-type="string">
            <text:p>SNF_KS_ANS_ANS_02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Answers\Answer\Rate_And_Sort</text:p>
          </table:table-cell>
          <table:table-cell table:style-name="ce46" office:value-type="string">
            <text:p>Rate/Sort answers</text:p>
          </table:table-cell>
          <table:table-cell table:style-name="ce44" table:content-validation-name="val1" office:value-type="string">
            <text:p>Step 1: Rate and Sort Answer</text:p>
          </table:table-cell>
          <table:table-cell table:style-name="ce44" office:value-type="string">
            <text:p>- Open a question having answers</text:p>
            <text:p>- Rate answers by click on hand up or down icon</text:p>
            <text:p>- Sort answers by click sort icon</text:p>
          </table:table-cell>
          <table:table-cell table:style-name="ce44" office:value-type="string">
            <text:p>- Answer is rated with index </text:p>
            <text:p>- Answer is sorted by ascending/descending 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18">
          <table:table-cell table:style-name="ce25"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table:style-name="ce33" office:value-type="string">
            <text:p>SNF_KS_ANS_ANS_03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Answers\Answer\Active_And_Approve</text:p>
          </table:table-cell>
          <table:table-cell table:style-name="ce46" office:value-type="string">
            <text:p>Activate/Approve answer</text:p>
          </table:table-cell>
          <table:table-cell table:style-name="ce49" table:content-validation-name="val1" office:value-type="string">
            <text:p>Step 1: Active and Approve Answer</text:p>
          </table:table-cell>
          <table:table-cell table:style-name="ce44" office:value-type="string">
            <text:p>- Open a question having answer</text:p>
            <text:p>- Activate/deactivate answers by click on activate/deactivate icon</text:p>
            <text:p>- Approve/disapprove click on activate/deactivate icon</text:p>
          </table:table-cell>
          <table:table-cell table:style-name="ce44" office:value-type="string">
            <text:p>- Answers is approved/ disapproved successful. Disapproved answer is invisible wit normal user</text:p>
            <text:p>- Answer is active/deactivate successful. Deactivated answer is disappear with normal user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10">
          <table:table-cell table:style-name="ce25"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table:style-name="ce33" office:value-type="string">
            <text:p>SNF_KS_ANS_ANS_04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Answers\Answer\Manage_Comment</text:p>
          </table:table-cell>
          <table:table-cell table:style-name="ce46" office:value-type="string">
            <text:p>Manage Comment in Question (Add/Edit/Delete/Promote)</text:p>
          </table:table-cell>
          <table:table-cell table:style-name="ce44" table:content-validation-name="val1" office:value-type="string">
            <text:p>Step 1: Add/Edit/Delete/ Promote comment</text:p>
          </table:table-cell>
          <table:table-cell table:style-name="ce44" office:value-type="string">
            <text:p><text:span text:style-name="T4">Add </text:span><text:span text:style-name="T4">comment in </text:span><text:span text:style-name="T4">question</text:span></text:p>
            <text:p>- Click Comment button</text:p>
            <text:p>- Put values</text:p>
            <text:p><text:span text:style-name="T4">Edit</text:span></text:p>
            <text:p>- Open question having comment</text:p>
            <text:p>- Click Edit icon on comment</text:p>
            <text:p>- Put values</text:p>
            <text:p><text:span text:style-name="T4">Delete</text:span></text:p>
            <text:p><text:span text:style-name="T8">- Open </text:span><text:span text:style-name="T8">question </text:span><text:span text:style-name="T8">having </text:span><text:span text:style-name="T8">comment</text:span></text:p>
            <text:p><text:span text:style-name="T8">- Click Delete </text:span><text:span text:style-name="T8">icon on </text:span><text:span text:style-name="T8">comment</text:span></text:p>
            <text:p><text:span text:style-name="T4">Promote a </text:span><text:span text:style-name="T4">comment</text:span> </text:p>
            <text:p>- Click on promote icon</text:p>
          </table:table-cell>
          <table:table-cell table:style-name="ce44" office:value-type="string">
            <text:p>- Comment is added new inside selected question</text:p>
            <text:p>- Comment is updated with new changes</text:p>
            <text:p>- Comment is deleted successful and disappear in question</text:p>
            <text:p>- Promote comment became an answer in question 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Failed</text:p>
          </table:table-cell>
          <table:table-cell table:style-name="ce40" office:value-type="string">
            <text:p>KS-4651</text:p>
          </table:table-cell>
          <table:table-cell table:style-name="ce40" table:number-columns-repeated="5"/>
          <table:table-cell table:number-columns-repeated="1004"/>
        </table:table-row>
        <table:table-row table:style-name="ro11">
          <table:table-cell table:style-name="ce25"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table:style-name="ce33" office:value-type="string">
            <text:p>SNF_KS_ANS_SEA_01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Answers\Search\Quick_Search</text:p>
          </table:table-cell>
          <table:table-cell table:style-name="ce46" office:value-type="string">
            <text:p>Quick search</text:p>
          </table:table-cell>
          <table:table-cell table:style-name="ce44" table:content-validation-name="val1" office:value-type="string">
            <text:p>Step 1: Quick Search</text:p>
          </table:table-cell>
          <table:table-cell table:style-name="ce44" office:value-type="string">
            <text:p>- Enter a search keyword</text:p>
            <text:p>- Check quick search icon</text:p>
            <text:p/>
          </table:table-cell>
          <table:table-cell table:style-name="ce44" office:value-type="string">
            <text:p>Return search result with items matched key word search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11">
          <table:table-cell table:style-name="ce25"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table:style-name="ce33" office:value-type="string">
            <text:p>SNF_KS_ANS_SEA_02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Answers\Search_Advanced_Search</text:p>
          </table:table-cell>
          <table:table-cell table:style-name="ce46" office:value-type="string">
            <text:p>Advanced search</text:p>
          </table:table-cell>
          <table:table-cell table:style-name="ce44" table:content-validation-name="val1" office:value-type="string">
            <text:p>Step 1: Advanced Search</text:p>
          </table:table-cell>
          <table:table-cell table:style-name="ce44" office:value-type="string">
            <text:p>- Open Advanced Search form</text:p>
            <text:p>- Check advanced search in case search in entry, category and both.</text:p>
          </table:table-cell>
          <table:table-cell table:style-name="ce44" office:value-type="string">
            <text:p>Return search result with items matched key word and conditions search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13">
          <table:table-cell table:style-name="ce25"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table:style-name="ce33" office:value-type="string">
            <text:p>SNF_KS_ANS_SET_01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Answers\Setting Porlet</text:p>
          </table:table-cell>
          <table:table-cell table:style-name="ce46" office:value-type="string">
            <text:p>Setting Answer porlet</text:p>
          </table:table-cell>
          <table:table-cell table:style-name="ce44" table:content-validation-name="val1" office:value-type="string">
            <text:p>Step 1: Setting porlet from edit mode</text:p>
          </table:table-cell>
          <table:table-cell table:style-name="ce44" office:value-type="string">
            <text:p>- Edit answer page and goto edit mode</text:p>
            <text:p>- Show/hide category</text:p>
            <text:p>- enable discussion</text:p>
            <text:p>- enable comment/vote/RSS..</text:p>
            <text:p>- edit template notification</text:p>
          </table:table-cell>
          <table:table-cell table:style-name="ce44" office:value-type="string">
            <text:p>Setting porlet is successful with properties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14">
          <table:table-cell table:style-name="ce25"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016</text:p>
          </table:table-cell>
          <table:table-cell table:style-name="ce33" office:value-type="string">
            <text:p>SNF_KS_FOR_CAT_01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Forum\Category\Basic_Actions </text:p>
          </table:table-cell>
          <table:table-cell table:style-name="ce46" office:value-type="string">
            <text:p>Basic action on Category(Add/Edit/Delete)</text:p>
          </table:table-cell>
          <table:table-cell table:style-name="ce44" table:content-validation-name="val1" office:value-type="string">
            <text:p>Step 1: Add/Edit/Delete category</text:p>
          </table:table-cell>
          <table:table-cell table:style-name="ce44" office:value-type="string">
            <text:p><text:span text:style-name="T4">Add </text:span><text:span text:style-name="T4">category</text:span></text:p>
            <text:p>- Go to Forum</text:p>
            <text:p>- Click on Add Category</text:p>
            <text:p>- Put values</text:p>
            <text:p><text:span text:style-name="T4">Edit </text:span><text:span text:style-name="T4">category</text:span></text:p>
            <text:p>- Select 1 category</text:p>
            <text:p>- Click on Manage category → Edit</text:p>
            <text:p>- Put values</text:p>
            <text:p><text:span text:style-name="T4">Delete </text:span><text:span text:style-name="T4">category</text:span></text:p>
            <text:p><text:span text:style-name="T8">- Click on </text:span><text:span text:style-name="T8">Manage </text:span><text:span text:style-name="T8">category → </text:span><text:span text:style-name="T8">Delete</text:span></text:p>
            <text:p><text:span text:style-name="T8">- Click OK on </text:span><text:span text:style-name="T8">confirm </text:span><text:span text:style-name="T8">message</text:span></text:p>
          </table:table-cell>
          <table:table-cell table:style-name="ce44" office:value-type="string">
            <text:p>- Category is added new successful and shown in Forum home</text:p>
            <text:p>- Category is updated with new changes</text:p>
            <text:p>- Category is deleted and disappear in Forum home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16">
          <table:table-cell table:style-name="ce25"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017</text:p>
          </table:table-cell>
          <table:table-cell table:style-name="ce33" office:value-type="string">
            <text:p>SNF_KS_FOR_CAT_02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Forum\Category\Import_Export</text:p>
          </table:table-cell>
          <table:table-cell table:style-name="ce46" office:value-type="string">
            <text:p>Import/Export category &amp; forum</text:p>
          </table:table-cell>
          <table:table-cell table:style-name="ce44" table:content-validation-name="val1" office:value-type="string">
            <text:p>Step 1: Create categories/forums after drag and drop them</text:p>
          </table:table-cell>
          <table:table-cell table:style-name="ce44" office:value-type="string">
            <text:p><text:span text:style-name="T4">Export </text:span><text:span text:style-name="T4">category</text:span></text:p>
            <text:p>- Go to Forum page</text:p>
            <text:p>- Click on Administration → Export</text:p>
            <text:p>- Select category(s)</text:p>
            <text:p>- Click Save</text:p>
            <text:p><text:span text:style-name="T12">Import </text:span><text:span text:style-name="T12">category</text:span></text:p>
            <text:p><text:span text:style-name="T7">- Go to </text:span><text:span text:style-name="T7">Forum page</text:span></text:p>
            <text:p><text:span text:style-name="T8">- Click on </text:span><text:span text:style-name="T8">Administratio</text:span><text:span text:style-name="T8">n → Import</text:span></text:p>
            <text:p><text:span text:style-name="T8">- Browse a </text:span><text:span text:style-name="T8">file</text:span></text:p>
            <text:p><text:span text:style-name="T8">- Click Save</text:span></text:p>
            <text:p><text:span text:style-name="T4">Export </text:span><text:span text:style-name="T4">forum in </text:span><text:span text:style-name="T4">category</text:span></text:p>
            <text:p><text:span text:style-name="T10">- Select 1 </text:span><text:span text:style-name="T10">category has </text:span><text:span text:style-name="T10">forum(s)</text:span></text:p>
            <text:p><text:span text:style-name="T10">- Click on </text:span><text:span text:style-name="T10">Manage </text:span><text:span text:style-name="T10">Categoy → </text:span><text:span text:style-name="T10">Export </text:span><text:span text:style-name="T10">Forum(s)</text:span></text:p>
            <text:p><text:span text:style-name="T10">- Select </text:span><text:span text:style-name="T10">forum(s) to </text:span><text:span text:style-name="T10">export</text:span></text:p>
            <text:p><text:span text:style-name="T10">- Click Save</text:span></text:p>
            <text:p><text:span text:style-name="T12">Import </text:span><text:span text:style-name="T12">forum in </text:span><text:span text:style-name="T12">category</text:span></text:p>
            <text:p><text:span text:style-name="T11">- Select 1 </text:span><text:span text:style-name="T11">category </text:span></text:p>
            <text:p><text:span text:style-name="T11">- Click on </text:span><text:span text:style-name="T11">Manage </text:span><text:span text:style-name="T11">Categoy </text:span><text:span text:style-name="T11">→Import </text:span><text:span text:style-name="T11">Forum</text:span></text:p>
            <text:p><text:span text:style-name="T11">- Browse a </text:span><text:span text:style-name="T11">file</text:span></text:p>
            <text:p><text:span text:style-name="T11">- Click Save</text:span></text:p>
          </table:table-cell>
          <table:table-cell table:style-name="ce44" office:value-type="string">
            <text:p>Category/Forum is import/export successful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19">
          <table:table-cell table:style-name="ce25"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018</text:p>
          </table:table-cell>
          <table:table-cell table:style-name="ce33" office:value-type="string">
            <text:p>SNF_KS_FOR_FOR_01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Forum\Forum\Basic_Actions</text:p>
          </table:table-cell>
          <table:table-cell table:style-name="ce46" office:value-type="string">
            <text:p>Basic action on Forum(Add/Edit/Delete/Move)</text:p>
          </table:table-cell>
          <table:table-cell table:style-name="ce44" table:content-validation-name="val1" office:value-type="string">
            <text:p>Step 1: Add/Edit/Move/Delete <text:s/>Forum</text:p>
          </table:table-cell>
          <table:table-cell table:style-name="ce50" office:value-type="string">
            <text:p><text:span text:style-name="T4">Add forum</text:span></text:p>
            <text:p>- Click on Add forum icon</text:p>
            <text:p>- Put values</text:p>
            <text:p>- Click Save</text:p>
            <text:p><text:span text:style-name="T4">Edit</text:span></text:p>
            <text:p>- Select 1 forum</text:p>
            <text:p>- Click on More Action → Edit</text:p>
            <text:p>- Put values</text:p>
            <text:p>- Click Save</text:p>
            <text:p><text:span text:style-name="T4">Delete</text:span></text:p>
            <text:p>- Select 1 forum</text:p>
            <text:p>- Click on More Action → Delete</text:p>
            <text:p><text:span text:style-name="T4">Move</text:span></text:p>
            <text:p>- Select 1 forum</text:p>
            <text:p>- Click on More Action → Move</text:p>
            <text:p>- Choose destination category</text:p>
          </table:table-cell>
          <table:table-cell table:style-name="ce44" office:value-type="string">
            <text:p>- Forum is added new with new changes</text:p>
            <text:p>- Forum is updated with new changes</text:p>
            <text:p>- Forum is deleted and disappears in Forum home</text:p>
            <text:p>- Forum is moved to destination category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Failed</text:p>
          </table:table-cell>
          <table:table-cell table:style-name="ce40" office:value-type="string">
            <text:p>KS-4642</text:p>
          </table:table-cell>
          <table:table-cell table:style-name="ce40" table:number-columns-repeated="5"/>
          <table:table-cell table:number-columns-repeated="1004"/>
        </table:table-row>
        <table:table-row table:style-name="ro17">
          <table:table-cell table:style-name="ce25"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019</text:p>
          </table:table-cell>
          <table:table-cell table:style-name="ce33" office:value-type="string">
            <text:p>SNF_KS_FOR_FOR_02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Forum\Forum\More_Actions</text:p>
          </table:table-cell>
          <table:table-cell table:style-name="ce46" office:value-type="string">
            <text:p>More action on Forum(Lock/Unlock/Open/Close)</text:p>
          </table:table-cell>
          <table:table-cell table:style-name="ce44" table:content-validation-name="val1" office:value-type="string">
            <text:p>Step 1: Lock/Unlock/Open/ Close Forum</text:p>
          </table:table-cell>
          <table:table-cell table:style-name="ce44" office:value-type="string">
            <text:p><text:span text:style-name="T4">Lock/Unlock </text:span><text:span text:style-name="T4">forum</text:span> </text:p>
            <text:p><text:span text:style-name="T8">- Select 1 </text:span><text:span text:style-name="T8">forum</text:span></text:p>
            <text:p><text:span text:style-name="T8">- Click on </text:span><text:span text:style-name="T8">More Action </text:span><text:span text:style-name="T8">→ </text:span><text:span text:style-name="T8">Lock/Unlock</text:span></text:p>
            <text:p><text:span text:style-name="T4">Open/Close </text:span><text:span text:style-name="T4">forum </text:span></text:p>
            <text:p><text:span text:style-name="T8">- Select 1 </text:span><text:span text:style-name="T8">forum</text:span></text:p>
            <text:p><text:span text:style-name="T8">- Click on </text:span><text:span text:style-name="T8">More Action </text:span><text:span text:style-name="T8">→ </text:span><text:span text:style-name="T8">Open/Close</text:span></text:p>
            <text:p><text:span text:style-name="T4">Manage </text:span><text:span text:style-name="T4">watch in </text:span><text:span text:style-name="T4">forum</text:span></text:p>
            <text:p><text:span text:style-name="T8">- Select 1 </text:span><text:span text:style-name="T8">forum</text:span></text:p>
            <text:p><text:span text:style-name="T8">- Click on </text:span><text:span text:style-name="T8">More Action </text:span><text:span text:style-name="T8">→ Manage </text:span><text:span text:style-name="T8">Watch</text:span></text:p>
            <text:p><text:span text:style-name="T4">Manage Ban </text:span><text:span text:style-name="T4">IP in forum</text:span></text:p>
            <text:p><text:span text:style-name="T8">- Select 1 </text:span><text:span text:style-name="T8">forum</text:span></text:p>
            <text:p><text:span text:style-name="T8">- Click on </text:span><text:span text:style-name="T8">More Action </text:span><text:span text:style-name="T8">→ Ban Ips</text:span></text:p>
            <text:p><text:span text:style-name="T8">- Put IP </text:span><text:span text:style-name="T8">address</text:span></text:p>
          </table:table-cell>
          <table:table-cell table:style-name="ce44" office:value-type="string">
            <text:p>- Forum is locked/unlocked successful </text:p>
            <text:p>- Forum is closed/opened successful</text:p>
            <text:p>- Normal user can not view closed forum and add topic into locked forum </text:p>
            <text:p>- Forum is watched successful. And watched email is listed in manage watch form</text:p>
            <text:p>- Added IP in Ban IP list can not do actions in Forum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Failed</text:p>
          </table:table-cell>
          <table:table-cell table:style-name="ce40" office:value-type="string">
            <text:p>KS-4641</text:p>
          </table:table-cell>
          <table:table-cell table:style-name="ce40" table:number-columns-repeated="5"/>
          <table:table-cell table:number-columns-repeated="1004"/>
        </table:table-row>
        <table:table-row table:style-name="ro20">
          <table:table-cell table:style-name="ce25"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020</text:p>
          </table:table-cell>
          <table:table-cell table:style-name="ce33" office:value-type="string">
            <text:p>SNF_KS_FOR_TOP_01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Forum\Topic\Basic_Actions</text:p>
          </table:table-cell>
          <table:table-cell table:style-name="ce46" office:value-type="string">
            <text:p>Basic action on Topic (Add/Edit/Delete/Move)</text:p>
          </table:table-cell>
          <table:table-cell table:style-name="ce44" table:content-validation-name="val1" office:value-type="string">
            <text:p>Step 1: Add/Edit/Move/Delete <text:s/>Topic</text:p>
          </table:table-cell>
          <table:table-cell table:style-name="ce44" office:value-type="string">
            <text:p><text:span text:style-name="T4">Add topic</text:span></text:p>
            <text:p>- Select 1 forum</text:p>
            <text:p>- Click on Start topic button</text:p>
            <text:p>- Put values</text:p>
            <text:p>- Click Save</text:p>
            <text:p><text:span text:style-name="T4">Edit topic</text:span></text:p>
            <text:p>- Open topic above</text:p>
            <text:p>- Click More Action → Edit</text:p>
            <text:p>- Put values</text:p>
            <text:p>- Click Save</text:p>
            <text:p><text:span text:style-name="T4">Delete topic</text:span></text:p>
            <text:p><text:span text:style-name="T8">- Open topic </text:span><text:span text:style-name="T8">above</text:span></text:p>
            <text:p><text:span text:style-name="T8">- Click More </text:span><text:span text:style-name="T8">Action → </text:span><text:span text:style-name="T8">Delete</text:span></text:p>
            <text:p><text:span text:style-name="T4">Move topic</text:span></text:p>
            <text:p><text:span text:style-name="T8">- Open topic </text:span><text:span text:style-name="T8">above</text:span></text:p>
            <text:p><text:span text:style-name="T8">- Click More </text:span><text:span text:style-name="T8">Action → </text:span><text:span text:style-name="T8">Move</text:span></text:p>
            <text:p><text:span text:style-name="T8">- Choose the </text:span><text:span text:style-name="T8">destination </text:span><text:span text:style-name="T8">forum</text:span></text:p>
          </table:table-cell>
          <table:table-cell table:style-name="ce44" office:value-type="string">
            <text:p>- Topic is added new successful</text:p>
            <text:p>- Topic is updated with new changes</text:p>
            <text:p>- Topic is deleted and disappear in Forum</text:p>
            <text:p>- Topic is moved to destination Forum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18">
          <table:table-cell table:style-name="ce25"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021</text:p>
          </table:table-cell>
          <table:table-cell table:style-name="ce33" office:value-type="string">
            <text:p>SNF_KS_FOR_TOP_02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Forum\Topic\More_Actions</text:p>
          </table:table-cell>
          <table:table-cell table:style-name="ce46" office:value-type="string">
            <text:p>More action on Topic</text:p>
          </table:table-cell>
          <table:table-cell table:style-name="ce44" table:content-validation-name="val1" office:value-type="string">
            <text:p>Step 1: Lock/Unlock/Open/ Close</text:p>
          </table:table-cell>
          <table:table-cell table:style-name="ce44" office:value-type="string">
            <text:p>- Open 1 topic</text:p>
            <text:p><text:span text:style-name="T4">Lock/Unlock </text:span><text:span text:style-name="T4">topic</text:span></text:p>
            <text:p>- Click on More action → Lock/Unlock </text:p>
            <text:p><text:span text:style-name="T4">Close/Open </text:span><text:span text:style-name="T4">topic</text:span></text:p>
            <text:p><text:span text:style-name="T8">- Click on </text:span><text:span text:style-name="T8">More action </text:span><text:span text:style-name="T8">→ </text:span><text:span text:style-name="T8">Close/Open</text:span></text:p>
            <text:p><text:span text:style-name="T12"/></text:p>
          </table:table-cell>
          <table:table-cell table:style-name="ce44" office:value-type="string">
            <text:p>- Topic is locked/unlocked, closed/opened successful. Normal user can not view closed topic</text:p>
            <text:p>and add post into locked topic</text:p>
            <text:p/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18">
          <table:table-cell table:style-name="ce25"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022</text:p>
          </table:table-cell>
          <table:table-cell table:style-name="ce33" office:value-type="string">
            <text:p>SNF_KS_FOR_TOP_03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Forum\Topic\Tag</text:p>
          </table:table-cell>
          <table:table-cell table:style-name="ce47" office:value-type="string">
            <text:p>Tag for topic</text:p>
          </table:table-cell>
          <table:table-cell table:style-name="ce49" table:content-validation-name="val1" office:value-type="string">
            <text:p>Step 1: Manage tag on Topic</text:p>
          </table:table-cell>
          <table:table-cell table:style-name="ce51" office:value-type="string">
            <text:p>- Open 1 topic</text:p>
            <text:p><text:span text:style-name="T4">Add tag</text:span></text:p>
            <text:p>- Click on Tag </text:p>
            <text:p>- Put tag's name</text:p>
            <text:p><text:span text:style-name="T4"/></text:p>
          </table:table-cell>
          <table:table-cell table:style-name="ce51" office:value-type="string">
            <text:p>- Topic is added tag successful</text:p>
            <text:p>- Topic is displayed when view tag</text:p>
            <text:p>- Topic is untagged successful</text:p>
            <text:p>- Topic is auto-suggest tag when type first character of an existing tag name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15">
          <table:table-cell table:style-name="ce25"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023</text:p>
          </table:table-cell>
          <table:table-cell table:style-name="ce33" office:value-type="string">
            <text:p>SNF_KS_FOR_TOP_04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Forum\Topic\Rate</text:p>
          </table:table-cell>
          <table:table-cell table:style-name="ce47" office:value-type="string">
            <text:p>Rate topic</text:p>
          </table:table-cell>
          <table:table-cell table:style-name="ce44" table:content-validation-name="val1" office:value-type="string">
            <text:p>Step 1: Rate Topic</text:p>
          </table:table-cell>
          <table:table-cell table:style-name="ce51" office:value-type="string">
            <text:p>- Open 1 topic</text:p>
            <text:p>- Click on Rate </text:p>
            <text:p>- Move mouse over stars</text:p>
          </table:table-cell>
          <table:table-cell table:style-name="ce51" office:value-type="string">
            <text:p>Topic is rated successfully. The number of stars are selected set yellow.</text:p>
            <text:p><text:span text:style-name="T8"/></text:p>
          </table:table-cell>
          <table:table-cell table:style-name="ce56" office:value-type="string">
            <text:p>Low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21">
          <table:table-cell table:style-name="ce25"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024</text:p>
          </table:table-cell>
          <table:table-cell table:style-name="ce33" office:value-type="string">
            <text:p>SNF_KS_FOR_TOP_05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Forum\Topic\Manage_Poll</text:p>
          </table:table-cell>
          <table:table-cell table:style-name="ce46" office:value-type="string">
            <text:p>Manage Poll in topic</text:p>
          </table:table-cell>
          <table:table-cell table:style-name="ce49" table:content-validation-name="val1" office:value-type="string">
            <text:p>Step 1: Add/Edit/Remove/ Close/Reopen poll</text:p>
          </table:table-cell>
          <table:table-cell table:style-name="ce44" office:value-type="string">
            <text:p>- Open 1 topic</text:p>
            <text:p><text:span text:style-name="T4">Add poll</text:span></text:p>
            <text:p>- Click on More action → Add a poll</text:p>
            <text:p>- Put values</text:p>
            <text:p><text:span text:style-name="T4">Edit poll</text:span></text:p>
            <text:p>- Click Edit icon on a poll</text:p>
            <text:p><text:span text:style-name="T4">Close/Reop</text:span><text:span text:style-name="T4">en Poll</text:span></text:p>
            <text:p>- Click on Close/ Reopen icon</text:p>
            <text:p><text:span text:style-name="T4">Remove poll</text:span></text:p>
            <text:p>- Click on Remove icon</text:p>
          </table:table-cell>
          <table:table-cell table:style-name="ce44" office:value-type="string">
            <text:p>- Poll is added new in topic</text:p>
            <text:p>- Poll is closed/reopened and removed successful</text:p>
            <text:p>- Poll is voted successful by each user 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17">
          <table:table-cell table:style-name="ce25"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025</text:p>
          </table:table-cell>
          <table:table-cell table:style-name="ce33" office:value-type="string">
            <text:p>SNF_KS_FOR_POS_01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Forum\Post\Basic_Actions</text:p>
          </table:table-cell>
          <table:table-cell table:style-name="ce46" office:value-type="string">
            <text:p>Basic action on Post </text:p>
          </table:table-cell>
          <table:table-cell table:style-name="ce44" table:content-validation-name="val1" office:value-type="string">
            <text:p>Step 1: Add/Edit/Delete post</text:p>
          </table:table-cell>
          <table:table-cell table:style-name="ce44" office:value-type="string">
            <text:p>- Open 1 topic</text:p>
            <text:p><text:span text:style-name="T4">Add post</text:span></text:p>
            <text:p>- Click on Post Reply button</text:p>
            <text:p>- Put content and Submit</text:p>
            <text:p><text:span text:style-name="T4">Edit post</text:span></text:p>
            <text:p>- Click Edit button on post above</text:p>
            <text:p><text:span text:style-name="T4">Delete post</text:span> </text:p>
            <text:p>- Click Delete button on post</text:p>
            <text:p><text:span text:style-name="T4">Add private </text:span><text:span text:style-name="T4">post</text:span></text:p>
            <text:p>- Click Private button</text:p>
            <text:p><text:span text:style-name="T4">Quote a </text:span><text:span text:style-name="T4">post</text:span></text:p>
            <text:p>- Click on Quote button</text:p>
            <text:p><text:s/></text:p>
          </table:table-cell>
          <table:table-cell table:style-name="ce44" office:value-type="string">
            <text:p>- Post reply is added/edited/deleted successful</text:p>
            <text:p>- The private post is available with the poster and the receiver only</text:p>
            <text:p>- The post is added with quote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11">
          <table:table-cell table:style-name="ce25"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026</text:p>
          </table:table-cell>
          <table:table-cell table:style-name="ce33" office:value-type="string">
            <text:p>SNF_KS_FOR_SEA_01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Forum\Search\Quick_Search</text:p>
          </table:table-cell>
          <table:table-cell table:style-name="ce46" office:value-type="string">
            <text:p>Quick search</text:p>
          </table:table-cell>
          <table:table-cell table:style-name="ce44" table:content-validation-name="val1" office:value-type="string">
            <text:p>Step 1: Quick Search</text:p>
          </table:table-cell>
          <table:table-cell table:style-name="ce44" office:value-type="string">
            <text:p>- Put keyword in Search field</text:p>
            <text:p>- Press Enter or click on Search icon</text:p>
          </table:table-cell>
          <table:table-cell table:style-name="ce44" office:value-type="string">
            <text:p>Return search result with category/forum/topic/post matched key word search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13">
          <table:table-cell table:style-name="ce25"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027</text:p>
          </table:table-cell>
          <table:table-cell table:style-name="ce33" office:value-type="string">
            <text:p>SNF_KS_FOR_SEA_02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Forum\Search\Advanced_Search</text:p>
          </table:table-cell>
          <table:table-cell table:style-name="ce46" office:value-type="string">
            <text:p>Advanced search</text:p>
          </table:table-cell>
          <table:table-cell table:style-name="ce44" table:content-validation-name="val1" office:value-type="string">
            <text:p>Step 1: Advanced Search</text:p>
          </table:table-cell>
          <table:table-cell table:style-name="ce44" office:value-type="string">
            <text:p>- Click on Advanced Search icon</text:p>
            <text:p>- Advanced search in Category</text:p>
            <text:p>- Advanced search in Forum</text:p>
            <text:p>- Advanced search in Topic</text:p>
            <text:p>- Advanced search in Post</text:p>
          </table:table-cell>
          <table:table-cell table:style-name="ce44" office:value-type="string">
            <text:p>Return search result with category/forum/topic/post matched key word and conditions search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18">
          <table:table-cell table:style-name="ce25"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028</text:p>
          </table:table-cell>
          <table:table-cell table:style-name="ce33" office:value-type="string">
            <text:p>SNF_KS_FOR_PRI_01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Forum\Private_Message</text:p>
          </table:table-cell>
          <table:table-cell table:style-name="ce46" office:value-type="string">
            <text:p>Private message</text:p>
          </table:table-cell>
          <table:table-cell table:style-name="ce44" table:content-validation-name="val1" office:value-type="string">
            <text:p>Step 1: Compose/ Reply/Forward message</text:p>
          </table:table-cell>
          <table:table-cell table:style-name="ce44" office:value-type="string">
            <text:p>-Compose/reply/forward message</text:p>
            <text:p>- Check inbox, sent box</text:p>
            <text:p>- Delete message</text:p>
          </table:table-cell>
          <table:table-cell table:style-name="ce44" office:value-type="string">
            <text:p>- Private message is sent/reply/forward to user successful</text:p>
            <text:p>- Sent message is displayed in Inbox list of receive user and Sent list of user who sent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15">
          <table:table-cell table:style-name="ce25"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029</text:p>
          </table:table-cell>
          <table:table-cell table:style-name="ce33" office:value-type="string">
            <text:p>SNF_KS_FOR_BOO_01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Forum\Bookmark</text:p>
          </table:table-cell>
          <table:table-cell table:style-name="ce46" office:value-type="string">
            <text:p>Bookmark </text:p>
          </table:table-cell>
          <table:table-cell table:style-name="ce44" table:content-validation-name="val1" office:value-type="string">
            <text:p>Step 1: Bookmark Category/Forum/ Topic</text:p>
          </table:table-cell>
          <table:table-cell table:style-name="ce44" office:value-type="string">
            <text:p>- Bookmark Category/Forum/Topic</text:p>
          </table:table-cell>
          <table:table-cell table:style-name="ce44" office:value-type="string">
            <text:p>- Bookmark Category/Forum/ Topic is successful</text:p>
            <text:p>- Bookmarked <text:s/>Category/Forum/ Topic is displayed in Bookmark list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22">
          <table:table-cell table:style-name="ce25"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030</text:p>
          </table:table-cell>
          <table:table-cell table:style-name="ce33" office:value-type="string">
            <text:p>SNF_KS_FOR_WAT_01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Forum\Watch_Unwatch</text:p>
          </table:table-cell>
          <table:table-cell table:style-name="ce46" office:value-type="string">
            <text:p>Watch&amp;Unwatch category/forum/topic</text:p>
          </table:table-cell>
          <table:table-cell table:style-name="ce44" table:content-validation-name="val1" office:value-type="string">
            <text:p>Step 1: Watch and Unwatch</text:p>
          </table:table-cell>
          <table:table-cell table:style-name="ce44" office:value-type="string">
            <text:p>Watch&amp;Unwatch specify category/forum/topic</text:p>
          </table:table-cell>
          <table:table-cell table:style-name="ce44" office:value-type="string">
            <text:p>Category/forum/topic is watch &amp; unwatch successfully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21">
          <table:table-cell table:style-name="ce25"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031</text:p>
          </table:table-cell>
          <table:table-cell table:style-name="ce33" office:value-type="string">
            <text:p>SNF_KS_FOR_USE_01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Forum\User_Setting</text:p>
          </table:table-cell>
          <table:table-cell table:style-name="ce46" office:value-type="string">
            <text:p>User Setting</text:p>
          </table:table-cell>
          <table:table-cell table:style-name="ce44" table:content-validation-name="val1" office:value-type="string">
            <text:p>Step 1: User Setting</text:p>
          </table:table-cell>
          <table:table-cell table:style-name="ce44" office:value-type="string">
            <text:p>- Click on Settings</text:p>
            <text:p><text:span text:style-name="T4">Change </text:span><text:span text:style-name="T4">profile </text:span><text:span text:style-name="T4">information</text:span></text:p>
            <text:p>- Click on Profile tab</text:p>
            <text:p>- Chang profile information</text:p>
            <text:p><text:span text:style-name="T4">Change </text:span><text:span text:style-name="T4">forum </text:span><text:span text:style-name="T4">settings</text:span></text:p>
            <text:p><text:span text:style-name="T8">- Click on </text:span><text:span text:style-name="T8">Forum </text:span><text:span text:style-name="T8">settings tab</text:span></text:p>
            <text:p><text:span text:style-name="T8">- Chang </text:span><text:span text:style-name="T8">forum </text:span><text:span text:style-name="T8">information</text:span></text:p>
            <text:p><text:span text:style-name="T4">Manage my </text:span><text:span text:style-name="T4">subscriptio</text:span><text:span text:style-name="T4">n</text:span></text:p>
            <text:p><text:span text:style-name="T8">- Click on My </text:span><text:span text:style-name="T8">subscriptions </text:span><text:span text:style-name="T8">tab</text:span></text:p>
            <text:p><text:span text:style-name="T8">- Chang </text:span><text:span text:style-name="T8">subscriptions </text:span><text:span text:style-name="T8">information</text:span></text:p>
          </table:table-cell>
          <table:table-cell table:style-name="ce44" office:value-type="string">
            <text:p>- User profile is updated </text:p>
            <text:p>- Forum is setting successful</text:p>
            <text:p>- Allow get Feed URL of category/forum/topic and update email of user watched 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23">
          <table:table-cell table:style-name="ce25"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032</text:p>
          </table:table-cell>
          <table:table-cell table:style-name="ce33" office:value-type="string">
            <text:p>SNF_KS_FOR_MAN_01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Forum\User_Management</text:p>
          </table:table-cell>
          <table:table-cell table:style-name="ce46" office:value-type="string">
            <text:p>User management</text:p>
          </table:table-cell>
          <table:table-cell table:style-name="ce49" table:content-validation-name="val1" office:value-type="string">
            <text:p>Step 1: Mange users</text:p>
          </table:table-cell>
          <table:table-cell table:style-name="ce44" office:value-type="string">
            <text:p>- Click on Uses</text:p>
            <text:p>- Click Edit icon corresponding with 1 user</text:p>
            <text:p><text:span text:style-name="T4">Change </text:span><text:span text:style-name="T4">user profile</text:span></text:p>
            <text:p>- Click on Profile tab</text:p>
            <text:p>- Change information</text:p>
            <text:p><text:span text:style-name="T4">Change </text:span><text:span text:style-name="T4">user setting</text:span></text:p>
            <text:p><text:span text:style-name="T8">- Click on </text:span><text:span text:style-name="T8">Setting tab</text:span></text:p>
            <text:p><text:span text:style-name="T8">- Change </text:span><text:span text:style-name="T8">information</text:span></text:p>
            <text:p><text:span text:style-name="T4">Ban User</text:span></text:p>
            <text:p><text:span text:style-name="T8">- Click on </text:span><text:span text:style-name="T8">Ban Uses </text:span><text:span text:style-name="T8">tab</text:span></text:p>
            <text:p><text:span text:style-name="T8">- Change </text:span><text:span text:style-name="T8">information</text:span></text:p>
            <text:p><text:span text:style-name="T4">View all </text:span><text:span text:style-name="T4">topics of </text:span><text:span text:style-name="T4">User</text:span></text:p>
            <text:p><text:span text:style-name="T8">- Click on </text:span><text:span text:style-name="T8">Topic tab</text:span></text:p>
            <text:p><text:span text:style-name="T4">View add </text:span><text:span text:style-name="T4">posts by </text:span><text:span text:style-name="T4">User</text:span></text:p>
            <text:p><text:span text:style-name="T8">- Click on </text:span><text:span text:style-name="T8">Posts tab</text:span></text:p>
            <text:p><text:span text:style-name="T8"/></text:p>
            <text:p><text:span text:style-name="T13"/></text:p>
            <text:p/>
          </table:table-cell>
          <table:table-cell table:style-name="ce44" office:value-type="string">
            <text:p>User information is updated successfully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22">
          <table:table-cell table:style-name="ce25"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033</text:p>
          </table:table-cell>
          <table:table-cell table:style-name="ce33" office:value-type="string">
            <text:p>SNF_KS_FOR_BBC_01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Forum\Administration\Manage_BB_Code</text:p>
          </table:table-cell>
          <table:table-cell table:style-name="ce46" office:value-type="string">
            <text:p>Manage BB code</text:p>
          </table:table-cell>
          <table:table-cell table:style-name="ce44" table:content-validation-name="val1" office:value-type="string">
            <text:p>Step 1: Add/Edit/Delete BBC</text:p>
          </table:table-cell>
          <table:table-cell table:style-name="ce44" office:value-type="string">
            <text:p>- click on Administration menu and select “BB Code”</text:p>
            <text:p>- Add/edit/Delete BB code</text:p>
          </table:table-cell>
          <table:table-cell table:style-name="ce44" office:value-type="string">
            <text:p>BB code is added/edited/ deleted successful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15">
          <table:table-cell table:style-name="ce25"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034</text:p>
          </table:table-cell>
          <table:table-cell table:style-name="ce33" office:value-type="string">
            <text:p>SNF_KS_FOR_BAN_01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Forum\Administration\Ban_IP</text:p>
          </table:table-cell>
          <table:table-cell table:style-name="ce46" office:value-type="string">
            <text:p>Ban IP</text:p>
          </table:table-cell>
          <table:table-cell table:style-name="ce44" table:content-validation-name="val1" office:value-type="string">
            <text:p>Step 1: Add Ban IP</text:p>
          </table:table-cell>
          <table:table-cell table:style-name="ce44" office:value-type="string">
            <text:p>- click on Administration menu and select “Ban IP”</text:p>
            <text:p>- Add IP into list and click on “Add” </text:p>
          </table:table-cell>
          <table:table-cell table:style-name="ce44" office:value-type="string">
            <text:p>Ban IP is added successfully to list</text:p>
            <text:p>Ban IP user can not add post/create topic</text:p>
            <text:p/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Failed</text:p>
          </table:table-cell>
          <table:table-cell table:style-name="ce40" office:value-type="string">
            <text:p>KS-4563</text:p>
          </table:table-cell>
          <table:table-cell table:style-name="ce40" table:number-columns-repeated="5"/>
          <table:table-cell table:number-columns-repeated="1004"/>
        </table:table-row>
        <table:table-row table:style-name="ro11">
          <table:table-cell table:style-name="ce25"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035</text:p>
          </table:table-cell>
          <table:table-cell table:style-name="ce33" office:value-type="string">
            <text:p>SNF_KS_FOR_SET_01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Forum\Setting_Porlet</text:p>
          </table:table-cell>
          <table:table-cell table:style-name="ce46" office:value-type="string">
            <text:p>Setting Forum porlet</text:p>
          </table:table-cell>
          <table:table-cell table:style-name="ce49" table:content-validation-name="val1" office:value-type="string">
            <text:p>Step 1: Setting Forum porlet from edit mode</text:p>
          </table:table-cell>
          <table:table-cell table:style-name="ce44" office:value-type="string">
            <text:p>- Show/hide category</text:p>
            <text:p>- enable/disable panel</text:p>
            <text:p>- Use/not use ajax</text:p>
          </table:table-cell>
          <table:table-cell table:style-name="ce44" office:value-type="string">
            <text:p>Setting porlet is successful with properties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11">
          <table:table-cell table:style-name="ce25"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036</text:p>
          </table:table-cell>
          <table:table-cell table:style-name="ce33" office:value-type="string">
            <text:p>SNF_KS_FAQ_BRS_01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FAQ\Browse_Category</text:p>
          </table:table-cell>
          <table:table-cell table:style-name="ce46" office:value-type="string">
            <text:p>Browse Category/Sub-category</text:p>
          </table:table-cell>
          <table:table-cell table:style-name="ce44" table:content-validation-name="val1" office:value-type="string">
            <text:p>Step 1: Browse Category and sub category</text:p>
          </table:table-cell>
          <table:table-cell table:style-name="ce44" office:value-type="string">
            <text:p>Browse Category/Sub-category by click on category name</text:p>
          </table:table-cell>
          <table:table-cell table:style-name="ce44" office:value-type="string">
            <text:p>Category is viewed and Question in this category is displayed in list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22">
          <table:table-cell table:style-name="ce25"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037</text:p>
          </table:table-cell>
          <table:table-cell table:style-name="ce33" office:value-type="string">
            <text:p>SNF_KS_FAQ_VIE_01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FAQ\View_Question</text:p>
          </table:table-cell>
          <table:table-cell table:style-name="ce46" office:value-type="string">
            <text:p>View question detail</text:p>
            <text:p/>
          </table:table-cell>
          <table:table-cell table:style-name="ce44" table:content-validation-name="val1" office:value-type="string">
            <text:p>Step 1: View question <text:s/>on FAQ porlet</text:p>
          </table:table-cell>
          <table:table-cell table:style-name="ce44" office:value-type="string">
            <text:p>View question by click on Question's title</text:p>
          </table:table-cell>
          <table:table-cell table:style-name="ce44" office:value-type="string">
            <text:p>Question and Answers in question are displayed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11">
          <table:table-cell table:style-name="ce25"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038</text:p>
          </table:table-cell>
          <table:table-cell table:style-name="ce33" office:value-type="string">
            <text:p>SNF_KS_FAQ_SET_01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FAQ\Setting_Porlet</text:p>
          </table:table-cell>
          <table:table-cell table:style-name="ce46" office:value-type="string">
            <text:p>Setting FAQ porlet</text:p>
          </table:table-cell>
          <table:table-cell table:style-name="ce49" table:content-validation-name="val1" office:value-type="string">
            <text:p>Step 1: Setting FAQ porlet form edit mode</text:p>
          </table:table-cell>
          <table:table-cell table:style-name="ce44" office:value-type="string">
            <text:p>- Show/hide category</text:p>
            <text:p>- Edit template of FAQ porlet</text:p>
            <text:p>- Use/not use ajax</text:p>
          </table:table-cell>
          <table:table-cell table:style-name="ce44" office:value-type="string">
            <text:p>- Edit template is successful</text:p>
            <text:p>- Selected category is shown/hide in page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23">
          <table:table-cell table:style-name="ce25" table:formula="of:=IF(VALUE(MID([.F45];6;FIND(&quot;:&quot;;[.F45];1)-FIND(&quot; &quot;;[.F45];1)-1))&gt;VALUE(MID([.F44];6;FIND(&quot;:&quot;;[.F44];1)-FIND(&quot; &quot;;[.F44];1)-1));&quot;&quot;;MAX([.A$7:.A44])+1)" office:value-type="float" office:value="39">
            <text:p>039</text:p>
          </table:table-cell>
          <table:table-cell table:style-name="ce33" office:value-type="string">
            <text:p>SNF_KS_WIK_PAG_01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Wiki\Page\Plain Text Editor</text:p>
          </table:table-cell>
          <table:table-cell table:style-name="ce48" office:value-type="string">
            <text:p>Create/Edit/Delete page with Plain Text Editor</text:p>
          </table:table-cell>
          <table:table-cell table:style-name="ce49" table:content-validation-name="val1" office:value-type="string">
            <text:p>Step 1: Create Page with Plained Text Editor</text:p>
          </table:table-cell>
          <table:table-cell table:style-name="ce52" office:value-type="string">
            <text:p><text:span text:style-name="T4">Add page</text:span></text:p>
            <text:p>- Go to wiki porlet</text:p>
            <text:p>- Click on <text:span text:style-name="T13">Add</text:span><text:span text:style-name="T10"> icon in </text:span><text:span text:style-name="T10">toolbar </text:span><text:span text:style-name="T10">action</text:span></text:p>
            <text:p><text:span text:style-name="T10">- Input data </text:span><text:span text:style-name="T10">valid for Title </text:span><text:span text:style-name="T10">page and </text:span><text:span text:style-name="T10">Page's </text:span><text:span text:style-name="T10">content</text:span></text:p>
            <text:p><text:span text:style-name="T10">- Click on </text:span><text:span text:style-name="T13">Save </text:span><text:span text:style-name="T10">icon in </text:span><text:span text:style-name="T10">toolbar</text:span></text:p>
            <text:p><text:span text:style-name="T4">Edit page</text:span></text:p>
            <text:p><text:span text:style-name="T14">- Open an </text:span><text:span text:style-name="T14">existing page </text:span><text:span text:style-name="T14">by clicking </text:span><text:span text:style-name="T14">on page </text:span><text:span text:style-name="T14">name in </text:span><text:span text:style-name="T14">navigation </text:span><text:span text:style-name="T14">tree </text:span></text:p>
            <text:p><text:span text:style-name="T15">- Click on </text:span><text:span text:style-name="T16">Edit</text:span><text:span text:style-name="T17"> icon in </text:span><text:span text:style-name="T17">toolbar</text:span></text:p>
            <text:p><text:span text:style-name="T17">- Change </text:span><text:span text:style-name="T17">content in full </text:span><text:span text:style-name="T17">page and </text:span><text:span text:style-name="T17">click on </text:span><text:span text:style-name="T16">Save </text:span><text:span text:style-name="T17">icon in </text:span><text:span text:style-name="T17">toolbar</text:span></text:p>
            <text:p><text:span text:style-name="T4">Delete page</text:span></text:p>
            <text:p><text:span text:style-name="T18">- Open an </text:span><text:span text:style-name="T18">existing page </text:span><text:span text:style-name="T18">by clicking </text:span><text:span text:style-name="T18">on page </text:span><text:span text:style-name="T18">name in </text:span><text:span text:style-name="T18">navigation </text:span><text:span text:style-name="T18">tree.</text:span></text:p>
            <text:p><text:span text:style-name="T19">- Click on </text:span><text:span text:style-name="T20">Delete </text:span><text:span text:style-name="T21">icon </text:span><text:span text:style-name="T21">in toolbar</text:span></text:p>
            <text:p><text:span text:style-name="T21">- Click on </text:span><text:span text:style-name="T20">OK </text:span><text:span text:style-name="T21">button on </text:span><text:span text:style-name="T21">Confirm </text:span><text:span text:style-name="T21">message </text:span><text:span text:style-name="T21">form</text:span></text:p>
            <text:p><text:span text:style-name="T19">- Click on </text:span><text:span text:style-name="T20">Delete </text:span><text:span text:style-name="T21">icon </text:span><text:span text:style-name="T21">in toolbar</text:span></text:p>
            <text:p><text:span text:style-name="T21">- Click on </text:span><text:span text:style-name="T20">OK </text:span><text:span text:style-name="T21">button on </text:span><text:span text:style-name="T21">Confirm </text:span><text:span text:style-name="T21">message </text:span><text:span text:style-name="T21">form</text:span></text:p>
          </table:table-cell>
          <table:table-cell table:style-name="ce52" office:value-type="string">
            <text:p>Page is added successful and listed in navigation tree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16">
          <table:table-cell table:style-name="ce25" table:formula="of:=IF(VALUE(MID([.F46];6;FIND(&quot;:&quot;;[.F46];1)-FIND(&quot; &quot;;[.F46];1)-1))&gt;VALUE(MID([.F45];6;FIND(&quot;:&quot;;[.F45];1)-FIND(&quot; &quot;;[.F45];1)-1));&quot;&quot;;MAX([.A$7:.A45])+1)" office:value-type="float" office:value="40">
            <text:p>040</text:p>
          </table:table-cell>
          <table:table-cell table:style-name="ce33" office:value-type="string">
            <text:p>SNF_KS_WIK_PAG_02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Wiki\Page\Rich Text Editor</text:p>
          </table:table-cell>
          <table:table-cell table:style-name="ce48" office:value-type="string">
            <text:p>Create Page with Rich Text Editor</text:p>
          </table:table-cell>
          <table:table-cell table:style-name="ce49" table:content-validation-name="val1" office:value-type="string">
            <text:p>Step 1: Create Page with Rich Text Editor</text:p>
          </table:table-cell>
          <table:table-cell table:style-name="ce44" office:value-type="string">
            <text:p><text:span text:style-name="T22">Add page</text:span></text:p>
            <text:p><text:span text:style-name="T15">- Go to wiki </text:span><text:span text:style-name="T15">porlet</text:span></text:p>
            <text:p><text:span text:style-name="T15">- Click on </text:span><text:span text:style-name="T16">Add</text:span><text:span text:style-name="T17"> icon in </text:span><text:span text:style-name="T17">toolbar </text:span><text:span text:style-name="T17">action</text:span></text:p>
            <text:p><text:span text:style-name="T17">- Click on </text:span><text:span text:style-name="T16">Rich Text <text:s/></text:span><text:span text:style-name="T16">Editor </text:span><text:span text:style-name="T17">icon </text:span><text:span text:style-name="T17">in toolbar</text:span></text:p>
            <text:p><text:span text:style-name="T17">- Input data </text:span><text:span text:style-name="T17">valid for Title </text:span><text:span text:style-name="T17">page and </text:span><text:span text:style-name="T17">Page's </text:span><text:span text:style-name="T17">content</text:span></text:p>
            <text:p><text:span text:style-name="T17">- Insert </text:span><text:span text:style-name="T17">image, link, </text:span><text:span text:style-name="T17">table and </text:span><text:span text:style-name="T17">macro... to </text:span><text:span text:style-name="T17">page's </text:span><text:span text:style-name="T17">content</text:span></text:p>
            <text:p><text:span text:style-name="T17">- Click on </text:span><text:span text:style-name="T16">Save </text:span><text:span text:style-name="T17">icon in </text:span><text:span text:style-name="T17">toolbar</text:span></text:p>
            <text:p><text:span text:style-name="T22">Edit page</text:span></text:p>
            <text:p><text:span text:style-name="T14">- Open an </text:span><text:span text:style-name="T14">existing page </text:span><text:span text:style-name="T14">by clicking </text:span><text:span text:style-name="T14">on page </text:span><text:span text:style-name="T14">name in </text:span><text:span text:style-name="T14">navigation </text:span><text:span text:style-name="T14">tree </text:span></text:p>
            <text:p><text:span text:style-name="T15">- Click on </text:span><text:span text:style-name="T16">Edit</text:span><text:span text:style-name="T17"> icon in </text:span><text:span text:style-name="T17">toolbar</text:span></text:p>
            <text:p><text:span text:style-name="T17">- Change </text:span><text:span text:style-name="T17">content in full </text:span><text:span text:style-name="T17">page and </text:span><text:span text:style-name="T17">click on </text:span><text:span text:style-name="T16">Save </text:span><text:span text:style-name="T17">icon in </text:span><text:span text:style-name="T17">toolbar</text:span></text:p>
            <text:p><text:span text:style-name="T22">Delete page</text:span></text:p>
            <text:p><text:span text:style-name="T23">- Open an </text:span><text:span text:style-name="T23">existing page </text:span><text:span text:style-name="T23">by clicking </text:span><text:span text:style-name="T23">on page </text:span><text:span text:style-name="T23">name in </text:span><text:span text:style-name="T23">navigation </text:span><text:span text:style-name="T23">tree.</text:span></text:p>
            <text:p><text:span text:style-name="T24">- Click on </text:span><text:span text:style-name="T25">Delete </text:span><text:span text:style-name="T26">icon </text:span><text:span text:style-name="T26">in toolbar</text:span></text:p>
            <text:p><text:span text:style-name="T26">- Click on </text:span><text:span text:style-name="T25">OK </text:span><text:span text:style-name="T26">button on </text:span><text:span text:style-name="T26">Confirm </text:span><text:span text:style-name="T26">message </text:span><text:span text:style-name="T26">form</text:span></text:p>
            <text:p><text:span text:style-name="T24">- Click on </text:span><text:span text:style-name="T25">Delete </text:span><text:span text:style-name="T26">icon </text:span><text:span text:style-name="T26">in toolbar</text:span></text:p>
            <text:p><text:span text:style-name="T26">- Click on </text:span><text:span text:style-name="T25">OK </text:span><text:span text:style-name="T26">button on </text:span><text:span text:style-name="T26">Confirm </text:span><text:span text:style-name="T26">message </text:span><text:span text:style-name="T26">form</text:span></text:p>
          </table:table-cell>
          <table:table-cell table:style-name="ce44" office:value-type="string">
            <text:p>- A new page is added successful and displayed with properties </text:p>
            <text:p>- This page is listed in navigation tree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13">
          <table:table-cell table:style-name="ce25" table:formula="of:=IF(VALUE(MID([.F47];6;FIND(&quot;:&quot;;[.F47];1)-FIND(&quot; &quot;;[.F47];1)-1))&gt;VALUE(MID([.F46];6;FIND(&quot;:&quot;;[.F46];1)-FIND(&quot; &quot;;[.F46];1)-1));&quot;&quot;;MAX([.A$7:.A46])+1)" office:value-type="float" office:value="41">
            <text:p>041</text:p>
          </table:table-cell>
          <table:table-cell table:style-name="ce33" office:value-type="string">
            <text:p>SNF_KS_WIK_PAG_03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Wiki\Edit\Paragraph</text:p>
          </table:table-cell>
          <table:table-cell table:style-name="ce46" office:value-type="string">
            <text:p>Edit Paragraph in Page</text:p>
          </table:table-cell>
          <table:table-cell table:style-name="ce49" table:content-validation-name="val1" office:value-type="string">
            <text:p>Step 1: Edit Paragraph</text:p>
          </table:table-cell>
          <table:table-cell table:style-name="ce44" office:value-type="string">
            <text:p>- Open an exiting page that contains some paragraphs inside</text:p>
            <text:p>- Click on <text:span text:style-name="T13">Edit</text:span><text:span text:style-name="T10"> icon </text:span><text:span text:style-name="T10">correspondin</text:span><text:span text:style-name="T10">g of </text:span><text:span text:style-name="T10">paragraph </text:span><text:span text:style-name="T10">that you want </text:span><text:span text:style-name="T10">to edit</text:span></text:p>
            <text:p><text:span text:style-name="T10">- Change </text:span><text:span text:style-name="T10">content and </text:span><text:span text:style-name="T10">click on </text:span><text:span text:style-name="T13">Save </text:span><text:span text:style-name="T10">icon in tool </text:span><text:span text:style-name="T10">bar</text:span></text:p>
          </table:table-cell>
          <table:table-cell table:style-name="ce44" office:value-type="string">
            <text:p>- Selected paragraph in page is edited successful and shown new content</text:p>
            <text:p>- Other paragraph's content <text:s/>in page is remain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18">
          <table:table-cell table:style-name="ce25" table:formula="of:=IF(VALUE(MID([.F48];6;FIND(&quot;:&quot;;[.F48];1)-FIND(&quot; &quot;;[.F48];1)-1))&gt;VALUE(MID([.F47];6;FIND(&quot;:&quot;;[.F47];1)-FIND(&quot; &quot;;[.F47];1)-1));&quot;&quot;;MAX([.A$7:.A47])+1)" office:value-type="float" office:value="42">
            <text:p>042</text:p>
          </table:table-cell>
          <table:table-cell table:style-name="ce33" office:value-type="string">
            <text:p>SNF_KS_WIK_PAG_04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Wiki\Rename</text:p>
          </table:table-cell>
          <table:table-cell table:style-name="ce46" office:value-type="string">
            <text:p>Rename Page</text:p>
          </table:table-cell>
          <table:table-cell table:style-name="ce49" table:content-validation-name="val1" office:value-type="string">
            <text:p>Step 1: Rename Page</text:p>
          </table:table-cell>
          <table:table-cell table:style-name="ce44" office:value-type="string">
            <text:p>- Open an existing page by clicking on page name in navigation tree</text:p>
            <text:p>- Double-click on page name in toolbar</text:p>
            <text:p>- Page's title field is enable and allow edit. </text:p>
            <text:p>- Rename page and hit Enter key</text:p>
            <text:p/>
          </table:table-cell>
          <table:table-cell table:style-name="ce44" office:value-type="string">
            <text:p>Selected Page is renamed and new name is displayed in toolbar and navigation tree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18">
          <table:table-cell table:style-name="ce25" table:formula="of:=IF(VALUE(MID([.F49];6;FIND(&quot;:&quot;;[.F49];1)-FIND(&quot; &quot;;[.F49];1)-1))&gt;VALUE(MID([.F48];6;FIND(&quot;:&quot;;[.F48];1)-FIND(&quot; &quot;;[.F48];1)-1));&quot;&quot;;MAX([.A$7:.A48])+1)" office:value-type="float" office:value="43">
            <text:p>043</text:p>
          </table:table-cell>
          <table:table-cell table:style-name="ce33" office:value-type="string">
            <text:p>SNF_KS_WIK_PAG_05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Wiki\Move</text:p>
          </table:table-cell>
          <table:table-cell table:style-name="ce46" office:value-type="string">
            <text:p>Move Page</text:p>
          </table:table-cell>
          <table:table-cell table:style-name="ce49" table:content-validation-name="val1" office:value-type="string">
            <text:p>Step 1: Move Page</text:p>
          </table:table-cell>
          <table:table-cell table:style-name="ce49" office:value-type="string">
            <text:p>- Open an existing page by clicking on page name in navigation tree.</text:p>
            <text:p>- Click on <text:span text:style-name="T13">More</text:span><text:span text:style-name="T10"> icon on </text:span><text:span text:style-name="T10">toolbar and </text:span><text:span text:style-name="T10">select </text:span><text:span text:style-name="T13">Move </text:span><text:span text:style-name="T10">action in </text:span><text:span text:style-name="T10">menu</text:span></text:p>
            <text:p><text:span text:style-name="T10">- In Move </text:span><text:span text:style-name="T10">form: Select </text:span><text:span text:style-name="T10">new location </text:span><text:span text:style-name="T10">and click on </text:span><text:span text:style-name="T13">Move </text:span><text:span text:style-name="T10">button</text:span></text:p>
          </table:table-cell>
          <table:table-cell table:style-name="ce55" office:value-type="string">
            <text:p>Selected Page is moved and displayed in new location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13">
          <table:table-cell table:style-name="ce25" table:formula="of:=IF(VALUE(MID([.F50];6;FIND(&quot;:&quot;;[.F50];1)-FIND(&quot; &quot;;[.F50];1)-1))&gt;VALUE(MID([.F49];6;FIND(&quot;:&quot;;[.F49];1)-FIND(&quot; &quot;;[.F49];1)-1));&quot;&quot;;MAX([.A$7:.A49])+1)" office:value-type="float" office:value="44">
            <text:p>044</text:p>
          </table:table-cell>
          <table:table-cell table:style-name="ce33" office:value-type="string">
            <text:p>SNF_KS_WIK_PAG_06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Wiki\Watch</text:p>
          </table:table-cell>
          <table:table-cell table:style-name="ce46" office:value-type="string">
            <text:p>Watch/Unwatch Page</text:p>
          </table:table-cell>
          <table:table-cell table:style-name="ce49" table:content-validation-name="val1" office:value-type="string">
            <text:p>Step 1: Watch/Unwatch Page</text:p>
          </table:table-cell>
          <table:table-cell table:style-name="ce49" office:value-type="string">
            <text:p>- Open an existing page by clicking on page name in navigation tree.</text:p>
            <text:p>- Click on <text:span text:style-name="T13">More</text:span><text:span text:style-name="T10"> icon on </text:span><text:span text:style-name="T10">toolbar and </text:span><text:span text:style-name="T10">select </text:span><text:span text:style-name="T13">Watch/Unwa</text:span><text:span text:style-name="T13">tch </text:span><text:span text:style-name="T10">action in </text:span><text:span text:style-name="T10">menu</text:span></text:p>
          </table:table-cell>
          <table:table-cell table:style-name="ce44" office:value-type="string">
            <text:p>Selected page is watched. Watch icon is switched to Unwatch icon </text:p>
            <text:p>- An email notification will send to email of watched user when have any changes in page's content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15">
          <table:table-cell table:style-name="ce25" table:formula="of:=IF(VALUE(MID([.F51];6;FIND(&quot;:&quot;;[.F51];1)-FIND(&quot; &quot;;[.F51];1)-1))&gt;VALUE(MID([.F50];6;FIND(&quot;:&quot;;[.F50];1)-FIND(&quot; &quot;;[.F50];1)-1));&quot;&quot;;MAX([.A$7:.A50])+1)" office:value-type="float" office:value="45">
            <text:p>045</text:p>
          </table:table-cell>
          <table:table-cell table:style-name="ce33" office:value-type="string">
            <text:p>SNF_KS_WIK_PAG_07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Wiki\Attachment </text:p>
          </table:table-cell>
          <table:table-cell table:style-name="ce46" office:value-type="string">
            <text:p>Attachment</text:p>
          </table:table-cell>
          <table:table-cell table:style-name="ce49" table:content-validation-name="val1" office:value-type="string">
            <text:p>Step 1: Attachment in Page</text:p>
          </table:table-cell>
          <table:table-cell table:style-name="ce44" office:value-type="string">
            <text:p>- Open Add/Edit page form </text:p>
            <text:p>- Upload attachments</text:p>
            <text:p>- Download attachment</text:p>
            <text:p>- Delete attachment</text:p>
          </table:table-cell>
          <table:table-cell table:style-name="ce44" office:value-type="string">
            <text:p>- Attachment(s) is uploaded successful and listed in Attachment table with properties</text:p>
            <text:p>- Actions in attachment works fine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style-name="ce40" office:value-type="string">
            <text:p>Failed</text:p>
          </table:table-cell>
          <table:table-cell table:style-name="ce40" office:value-type="string">
            <text:p>Passed</text:p>
          </table:table-cell>
          <table:table-cell table:style-name="ce40" office:value-type="string">
            <text:p>KS-4355</text:p>
          </table:table-cell>
          <table:table-cell table:style-name="ce40" table:number-columns-repeated="5"/>
          <table:table-cell table:number-columns-repeated="1004"/>
        </table:table-row>
        <table:table-row table:style-name="ro24">
          <table:table-cell table:style-name="ce25" table:formula="of:=IF(VALUE(MID([.F52];6;FIND(&quot;:&quot;;[.F52];1)-FIND(&quot; &quot;;[.F52];1)-1))&gt;VALUE(MID([.F51];6;FIND(&quot;:&quot;;[.F51];1)-FIND(&quot; &quot;;[.F51];1)-1));&quot;&quot;;MAX([.A$7:.A51])+1)" office:value-type="float" office:value="46">
            <text:p>046</text:p>
          </table:table-cell>
          <table:table-cell table:style-name="ce33" office:value-type="string">
            <text:p>SNF_KS_WIK_PAG_08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Wiki\Page_Info</text:p>
          </table:table-cell>
          <table:table-cell table:style-name="ce46" office:value-type="string">
            <text:p>Page info</text:p>
          </table:table-cell>
          <table:table-cell table:style-name="ce49" table:content-validation-name="val1" office:value-type="string">
            <text:p>Step 1: Check Page info</text:p>
          </table:table-cell>
          <table:table-cell table:style-name="ce44" office:value-type="string">
            <text:p>- Open an existing page by clicking on page name in navigation tree</text:p>
            <text:p>- Focus Page info at bottom area</text:p>
            <text:p/>
          </table:table-cell>
          <table:table-cell table:style-name="ce44" office:value-type="string">
            <text:p>- Show full name of the original creator of the page.</text:p>
            <text:p>- Last time the page was edited with a link to view changes</text:p>
            <text:p>- The total number of attachments and a link to the attachments</text:p>
            <text:p>- The total number of revisions and a link to the revision history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15">
          <table:table-cell table:style-name="ce25" table:formula="of:=IF(VALUE(MID([.F53];6;FIND(&quot;:&quot;;[.F53];1)-FIND(&quot; &quot;;[.F53];1)-1))&gt;VALUE(MID([.F52];6;FIND(&quot;:&quot;;[.F52];1)-FIND(&quot; &quot;;[.F52];1)-1));&quot;&quot;;MAX([.A$7:.A52])+1)" office:value-type="float" office:value="47">
            <text:p>047</text:p>
          </table:table-cell>
          <table:table-cell table:style-name="ce33" office:value-type="string">
            <text:p>SNF_KS_WIK_SEA_01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Wiki\Quick_Search</text:p>
          </table:table-cell>
          <table:table-cell table:style-name="ce46" office:value-type="string">
            <text:p>Quick search</text:p>
          </table:table-cell>
          <table:table-cell table:style-name="ce49" table:content-validation-name="val1" office:value-type="string">
            <text:p>Step 1: Quick Search</text:p>
          </table:table-cell>
          <table:table-cell table:style-name="ce44" office:value-type="string">
            <text:p>- Input keyword matched with properties of existing pages into Search box</text:p>
            <text:p>- Hit <text:span text:style-name="T13">Enter</text:span><text:span text:style-name="T10"> </text:span><text:span text:style-name="T10">key</text:span></text:p>
          </table:table-cell>
          <table:table-cell table:style-name="ce44" office:value-type="string">
            <text:p>The Search Screen is displayed with search criteria form and the results matching keyword into search box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11">
          <table:table-cell table:style-name="ce25" table:formula="of:=IF(VALUE(MID([.F54];6;FIND(&quot;:&quot;;[.F54];1)-FIND(&quot; &quot;;[.F54];1)-1))&gt;VALUE(MID([.F53];6;FIND(&quot;:&quot;;[.F53];1)-FIND(&quot; &quot;;[.F53];1)-1));&quot;&quot;;MAX([.A$7:.A53])+1)" office:value-type="float" office:value="48">
            <text:p>048</text:p>
          </table:table-cell>
          <table:table-cell table:style-name="ce33" office:value-type="string">
            <text:p>SNF_KS_WIK_SEA_02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Wiki\Advanced_Search</text:p>
          </table:table-cell>
          <table:table-cell table:style-name="ce46" office:value-type="string">
            <text:p>Advanced search</text:p>
          </table:table-cell>
          <table:table-cell table:style-name="ce49" table:content-validation-name="val1" office:value-type="string">
            <text:p>Step 1: Advanced Search</text:p>
          </table:table-cell>
          <table:table-cell table:style-name="ce44" office:value-type="string">
            <text:p><text:span text:style-name="T8">- Open </text:span><text:span text:style-name="T8">Search </text:span><text:span text:style-name="T8">screen by </text:span><text:span text:style-name="T8">executing </text:span><text:span text:style-name="T8">quick search</text:span></text:p>
            <text:p><text:span text:style-name="T8">- In Search </text:span><text:span text:style-name="T8">screen</text:span><text:span text:style-name="T11"> form: </text:span><text:span text:style-name="T11">input </text:span><text:span text:style-name="T11">keyword, </text:span><text:span text:style-name="T11">select space </text:span><text:span text:style-name="T11">in drop down </text:span><text:span text:style-name="T11">list and click </text:span><text:span text:style-name="T11">on </text:span><text:span text:style-name="T27">Search </text:span><text:span text:style-name="T11">button</text:span></text:p>
          </table:table-cell>
          <table:table-cell table:style-name="ce44" office:value-type="string">
            <text:p>Search result will list pages that matched with keyword and selected space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18">
          <table:table-cell table:style-name="ce25" table:formula="of:=IF(VALUE(MID([.F55];6;FIND(&quot;:&quot;;[.F55];1)-FIND(&quot; &quot;;[.F55];1)-1))&gt;VALUE(MID([.F54];6;FIND(&quot;:&quot;;[.F54];1)-FIND(&quot; &quot;;[.F54];1)-1));&quot;&quot;;MAX([.A$7:.A54])+1)" office:value-type="float" office:value="49">
            <text:p>049</text:p>
          </table:table-cell>
          <table:table-cell table:style-name="ce33" office:value-type="string">
            <text:p>SNF_KS_WIK_SET_01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Wiki\Space_Setting</text:p>
          </table:table-cell>
          <table:table-cell table:style-name="ce46" office:value-type="string">
            <text:p>Space Setting</text:p>
          </table:table-cell>
          <table:table-cell table:style-name="ce49" table:content-validation-name="val1" office:value-type="string">
            <text:p>Step 1: Manage Template</text:p>
          </table:table-cell>
          <table:table-cell table:style-name="ce44" office:value-type="string">
            <text:p>- Click on <text:span text:style-name="T13">Browse </text:span><text:span text:style-name="T10">at </text:span><text:span text:style-name="T10">top right and </text:span><text:span text:style-name="T10">select </text:span><text:span text:style-name="T13">Space </text:span><text:span text:style-name="T13">Settings </text:span><text:span text:style-name="T10">action</text:span></text:p>
            <text:p><text:span text:style-name="T10">- Click </text:span><text:span text:style-name="T10">Template </text:span><text:span text:style-name="T10">link, Search </text:span><text:span text:style-name="T10">Template</text:span></text:p>
            <text:p><text:span text:style-name="T10">- Add more </text:span><text:span text:style-name="T10">Template</text:span></text:p>
            <text:p><text:span text:style-name="T10">- Preview </text:span><text:span text:style-name="T10">Template</text:span></text:p>
            <text:p><text:span text:style-name="T10">- Delete </text:span><text:span text:style-name="T10">Template</text:span></text:p>
          </table:table-cell>
          <table:table-cell table:style-name="ce44" office:value-type="string">
            <text:p>- Template is added successfully and listed in Template table</text:p>
            <text:p>- Other actions work fine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15">
          <table:table-cell table:style-name="ce25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33" office:value-type="string">
            <text:p>SNF_KS_WIK_SET_01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Wiki\Space_Setting</text:p>
          </table:table-cell>
          <table:table-cell table:style-name="ce46" office:value-type="string">
            <text:p>Space Setting</text:p>
          </table:table-cell>
          <table:table-cell table:style-name="ce49" table:content-validation-name="val1" office:value-type="string">
            <text:p>Step 2: Manage Permissions</text:p>
          </table:table-cell>
          <table:table-cell table:style-name="ce44" office:value-type="string">
            <text:p><text:span text:style-name="T10">- Click </text:span><text:span text:style-name="T10">Permissions </text:span><text:span text:style-name="T10">link</text:span></text:p>
            <text:p><text:span text:style-name="T10">- Add </text:span><text:span text:style-name="T10">Permissions</text:span></text:p>
            <text:p><text:span text:style-name="T10">- Edit </text:span><text:span text:style-name="T10">Permissions</text:span></text:p>
            <text:p><text:span text:style-name="T10">- Delete </text:span><text:span text:style-name="T10">Permissions</text:span></text:p>
          </table:table-cell>
          <table:table-cell table:style-name="ce44" office:value-type="string">
            <text:p>- Add permissions is added successfully and listed in Permissions table</text:p>
            <text:p>- Other actions work fine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1" table:number-rows-repeated="9">
          <table:table-cell table:style-name="ce26" table:number-columns-repeated="2"/>
          <table:table-cell table:style-name="ce27"/>
          <table:table-cell table:style-name="ce45" table:number-columns-repeated="3"/>
          <table:table-cell table:style-name="ce53"/>
          <table:table-cell table:style-name="ce45"/>
          <table:table-cell table:style-name="ce57"/>
          <table:table-cell table:style-name="ce45" table:number-columns-repeated="1015"/>
        </table:table-row>
        <table:table-row table:style-name="ro1" table:number-rows-repeated="10">
          <table:table-cell table:style-name="ce27" table:number-columns-repeated="3"/>
          <table:table-cell table:style-name="ce45" table:number-columns-repeated="1021"/>
        </table:table-row>
        <table:table-row table:style-name="ro25" table:number-rows-repeated="27">
          <table:table-cell table:style-name="ce27" table:number-columns-repeated="3"/>
          <table:table-cell table:style-name="ce45" table:number-columns-repeated="1021"/>
        </table:table-row>
        <table:table-row table:style-name="ro26" table:number-rows-repeated="1048473">
          <table:table-cell table:number-columns-repeated="1024"/>
        </table:table-row>
        <table:table-row table:style-name="ro26">
          <table:table-cell table:number-columns-repeated="1024"/>
        </table:table-row>
      </table:table>
      <table:table table:name="Summary_Report" table:style-name="ta1" table:print="false">
        <table:table-column table:style-name="co14" table:default-cell-style-name="ce68"/>
        <table:table-column table:style-name="co3" table:default-cell-style-name="ce71"/>
        <table:table-column table:style-name="co15" table:default-cell-style-name="ce73"/>
        <table:table-column table:style-name="co16" table:default-cell-style-name="ce74"/>
        <table:table-column table:style-name="co17" table:default-cell-style-name="ce72"/>
        <table:table-column table:style-name="co3" table:default-cell-style-name="ce78"/>
        <table:table-column table:style-name="co18" table:default-cell-style-name="ce81"/>
        <table:table-column table:style-name="co3" table:default-cell-style-name="ce81"/>
        <table:table-column table:style-name="co19" table:default-cell-style-name="ce84"/>
        <table:table-column table:style-name="co20" table:default-cell-style-name="ce85"/>
        <table:table-column table:style-name="co3" table:default-cell-style-name="Default"/>
        <table:table-row table:style-name="ro7">
          <table:table-cell table:style-name="ce65" office:value-type="string" table:number-columns-spanned="5" table:number-rows-spanned="2">
            <text:p>Knowledge Suite Functionality List</text:p>
            <text:p><text:span text:style-name="T28">Product </text:span><text:span text:style-name="T28">version: </text:span><text:span text:style-name="T28">KS 2.2</text:span></text:p>
          </table:table-cell>
          <table:covered-table-cell table:number-columns-repeated="4" table:style-name="ce69"/>
          <table:table-cell table:style-name="ce70" office:value-type="string" table:number-columns-spanned="1" table:number-rows-spanned="3">
            <text:p>Total cases</text:p>
          </table:table-cell>
          <table:table-cell table:style-name="ce79" office:value-type="string" table:number-columns-spanned="1" table:number-rows-spanned="3">
            <text:p>Selenium Script</text:p>
            <text:p>(Yes/No)</text:p>
          </table:table-cell>
          <table:table-cell table:style-name="ce79" office:value-type="string" table:number-columns-spanned="1" table:number-rows-spanned="3">
            <text:p>Status</text:p>
          </table:table-cell>
          <table:table-cell table:style-name="ce79" office:value-type="string" table:number-columns-spanned="1" table:number-rows-spanned="3">
            <text:p>Comment / Bug-ID</text:p>
          </table:table-cell>
          <table:table-cell table:style-name="Default"/>
          <table:table-cell/>
        </table:table-row>
        <table:table-row table:style-name="ro27">
          <table:covered-table-cell table:style-name="ce66"/>
          <table:covered-table-cell table:number-columns-repeated="4" table:style-name="ce69"/>
          <table:covered-table-cell table:style-name="ce77"/>
          <table:covered-table-cell table:number-columns-repeated="2" table:style-name="ce80"/>
          <table:covered-table-cell table:style-name="ce83"/>
          <table:table-cell table:style-name="Default"/>
          <table:table-cell/>
        </table:table-row>
        <table:table-row table:style-name="ro7">
          <table:table-cell table:style-name="ce67" office:value-type="string">
            <text:p>Id</text:p>
          </table:table-cell>
          <table:table-cell table:style-name="ce70" office:value-type="string">
            <text:p>Portlet</text:p>
          </table:table-cell>
          <table:table-cell table:style-name="ce70" office:value-type="string">
            <text:p>Functional Group</text:p>
          </table:table-cell>
          <table:table-cell table:style-name="ce70" office:value-type="string">
            <text:p>Functionality</text:p>
          </table:table-cell>
          <table:table-cell table:style-name="ce70" office:value-type="string">
            <text:p>Functionality summary</text:p>
          </table:table-cell>
          <table:covered-table-cell table:style-name="ce77"/>
          <table:covered-table-cell table:number-columns-repeated="2" table:style-name="ce80"/>
          <table:covered-table-cell table:style-name="ce83"/>
          <table:table-cell table:style-name="Default" office:value-type="string">
            <text:p>Total</text:p>
          </table:table-cell>
          <table:table-cell table:formula="of:=COUNTA([.F4:.F100])" office:value-type="float" office:value="49">
            <text:p>49</text:p>
          </table:table-cell>
        </table:table-row>
        <table:table-row table:style-name="ro5">
          <table:table-cell office:value-type="string">
            <text:p>SNF_KS_ANS_CAT_01</text:p>
          </table:table-cell>
          <table:table-cell office:value-type="string">
            <text:p>Answers</text:p>
          </table:table-cell>
          <table:table-cell office:value-type="string">
            <text:p>Category</text:p>
          </table:table-cell>
          <table:table-cell office:value-type="string">
            <text:p>Manage Category(Add/Edit/Delete/Move)</text:p>
          </table:table-cell>
          <table:table-cell office:value-type="string">
            <text:p>Add new category and do basic actions in category</text:p>
          </table:table-cell>
          <table:table-cell table:formula="of:=SUMPRODUCT(([SniffTest.B$5:SniffTest.B$1009]=[.$A4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/>
          <table:table-cell office:value-type="string">
            <text:p>Created</text:p>
          </table:table-cell>
          <table:table-cell table:formula="of:=COUNTIF([.G4:.G100];&quot;Yes&quot;)" office:value-type="float" office:value="45">
            <text:p>45</text:p>
          </table:table-cell>
        </table:table-row>
        <table:table-row table:style-name="ro28">
          <table:table-cell office:value-type="string">
            <text:p>SNF_KS_ANS_CAT_02</text:p>
          </table:table-cell>
          <table:table-cell office:value-type="string">
            <text:p>Answers</text:p>
          </table:table-cell>
          <table:table-cell office:value-type="string">
            <text:p>Category</text:p>
          </table:table-cell>
          <table:table-cell office:value-type="string">
            <text:p>Drag and Drop category</text:p>
          </table:table-cell>
          <table:table-cell office:value-type="string">
            <text:p>Drag and drop a category to destination category</text:p>
          </table:table-cell>
          <table:table-cell table:formula="of:=SUMPRODUCT(([SniffTest.B$5:SniffTest.B$1009]=[.$A5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NG</text:p>
          </table:table-cell>
          <table:table-cell office:value-type="string">
            <text:p>Moved category disappear after move </text:p>
            <text:p>(Problem from selenium)</text:p>
          </table:table-cell>
          <table:table-cell office:value-type="string">
            <text:p>Not Created</text:p>
          </table:table-cell>
          <table:table-cell table:style-name="ce86" table:formula="of:=COUNTIF([.G4:.G100];&quot;No&quot;)" office:value-type="float" office:value="4">
            <text:p>4</text:p>
          </table:table-cell>
        </table:table-row>
        <table:table-row table:style-name="ro5">
          <table:table-cell office:value-type="string">
            <text:p>SNF_KS_ANS_CAT_03</text:p>
          </table:table-cell>
          <table:table-cell office:value-type="string">
            <text:p>Answers</text:p>
          </table:table-cell>
          <table:table-cell office:value-type="string">
            <text:p>Category</text:p>
          </table:table-cell>
          <table:table-cell office:value-type="string">
            <text:p>Export/Import category</text:p>
          </table:table-cell>
          <table:table-cell office:value-type="string">
            <text:p>Export a category and then import them to Answer portlet</text:p>
          </table:table-cell>
          <table:table-cell table:formula="of:=SUMPRODUCT(([SniffTest.B$5:SniffTest.B$1009]=[.$A6])*([SniffTest.A$5:SniffTest.A$1009]&lt;&gt;&quot;&quot;))" office:value-type="float" office:value="1">
            <text:p>1</text:p>
          </table:table-cell>
          <table:table-cell table:content-validation-name="val2" office:value-type="string">
            <text:p>No</text:p>
          </table:table-cell>
          <table:table-cell table:content-validation-name="val3"/>
          <table:table-cell office:value-type="string">
            <text:p>Manual Test</text:p>
          </table:table-cell>
          <table:table-cell office:value-type="string">
            <text:p>OK</text:p>
          </table:table-cell>
          <table:table-cell table:style-name="ce86" table:formula="of:=COUNTIF([.H4:.H100];&quot;OK&quot;)" office:value-type="float" office:value="40">
            <text:p>40</text:p>
          </table:table-cell>
        </table:table-row>
        <table:table-row table:style-name="ro5">
          <table:table-cell office:value-type="string">
            <text:p>SNF_KS_ANS_CAT_04</text:p>
          </table:table-cell>
          <table:table-cell office:value-type="string">
            <text:p>Answers</text:p>
          </table:table-cell>
          <table:table-cell office:value-type="string">
            <text:p>Category</text:p>
          </table:table-cell>
          <table:table-cell office:value-type="string">
            <text:p>Watch/Unwatch category</text:p>
          </table:table-cell>
          <table:table-cell office:value-type="string">
            <text:p>Watch category by email address registered</text:p>
          </table:table-cell>
          <table:table-cell table:formula="of:=SUMPRODUCT(([SniffTest.B$5:SniffTest.B$1009]=[.$A7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/>
          <table:table-cell office:value-type="string">
            <text:p>NG</text:p>
          </table:table-cell>
          <table:table-cell table:style-name="ce86" table:formula="of:=COUNTIF([.H4:.H100];&quot;NG&quot;)" office:value-type="float" office:value="5">
            <text:p>5</text:p>
          </table:table-cell>
        </table:table-row>
        <table:table-row table:style-name="ro22">
          <table:table-cell office:value-type="string">
            <text:p>SNF_KS_ANS_QUE_01</text:p>
          </table:table-cell>
          <table:table-cell table:style-name="ce72" office:value-type="string">
            <text:p>Answers</text:p>
          </table:table-cell>
          <table:table-cell office:value-type="string">
            <text:p>Question</text:p>
          </table:table-cell>
          <table:table-cell office:value-type="string">
            <text:p>Basic action on question(Add/Edit/Delete/Move)</text:p>
          </table:table-cell>
          <table:table-cell office:value-type="string">
            <text:p>Add new question and do basic actions in question</text:p>
          </table:table-cell>
          <table:table-cell table:formula="of:=SUMPRODUCT(([SniffTest.B$5:SniffTest.B$1009]=[.$A8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ANS_QUE_02</text:p>
          </table:table-cell>
          <table:table-cell table:style-name="ce72" office:value-type="string">
            <text:p>Answers</text:p>
          </table:table-cell>
          <table:table-cell office:value-type="string">
            <text:p>Question</text:p>
          </table:table-cell>
          <table:table-cell office:value-type="string">
            <text:p>Vote question</text:p>
          </table:table-cell>
          <table:table-cell office:value-type="string">
            <text:p>Vote question by select star</text:p>
          </table:table-cell>
          <table:table-cell table:formula="of:=SUMPRODUCT(([SniffTest.B$5:SniffTest.B$1009]=[.$A9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ANS_QUE_03</text:p>
          </table:table-cell>
          <table:table-cell table:style-name="ce72" office:value-type="string">
            <text:p>Answers</text:p>
          </table:table-cell>
          <table:table-cell office:value-type="string">
            <text:p>Question</text:p>
          </table:table-cell>
          <table:table-cell office:value-type="string">
            <text:p>Send to friend</text:p>
          </table:table-cell>
          <table:table-cell office:value-type="string">
            <text:p>Send question to an email address</text:p>
          </table:table-cell>
          <table:table-cell table:formula="of:=SUMPRODUCT(([SniffTest.B$5:SniffTest.B$1009]=[.$A10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ANS_QUE_04</text:p>
          </table:table-cell>
          <table:table-cell office:value-type="string">
            <text:p>Answers</text:p>
          </table:table-cell>
          <table:table-cell office:value-type="string">
            <text:p>Question</text:p>
          </table:table-cell>
          <table:table-cell office:value-type="string">
            <text:p>Manage Question</text:p>
          </table:table-cell>
          <table:table-cell office:value-type="string">
            <text:p>Active/Inactive, Approve/Disapprove question</text:p>
          </table:table-cell>
          <table:table-cell table:formula="of:=SUMPRODUCT(([SniffTest.B$5:SniffTest.B$1009]=[.$A11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ANS_ANS_01</text:p>
          </table:table-cell>
          <table:table-cell office:value-type="string">
            <text:p>Answers</text:p>
          </table:table-cell>
          <table:table-cell office:value-type="string">
            <text:p>Answer</text:p>
          </table:table-cell>
          <table:table-cell office:value-type="string">
            <text:p>Basic action on answer (Add/Edit/Delete)</text:p>
          </table:table-cell>
          <table:table-cell office:value-type="string">
            <text:p>View question details</text:p>
          </table:table-cell>
          <table:table-cell table:formula="of:=SUMPRODUCT(([SniffTest.B$5:SniffTest.B$1009]=[.$A12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ANS_ANS_02</text:p>
          </table:table-cell>
          <table:table-cell office:value-type="string">
            <text:p>Answers</text:p>
          </table:table-cell>
          <table:table-cell office:value-type="string">
            <text:p>Answer</text:p>
          </table:table-cell>
          <table:table-cell office:value-type="string">
            <text:p>Rate/Sort answers</text:p>
          </table:table-cell>
          <table:table-cell office:value-type="string">
            <text:p>Add answer into question and do basic actions in answer</text:p>
          </table:table-cell>
          <table:table-cell table:formula="of:=SUMPRODUCT(([SniffTest.B$5:SniffTest.B$1009]=[.$A13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ANS_ANS_03</text:p>
          </table:table-cell>
          <table:table-cell office:value-type="string">
            <text:p>Answers</text:p>
          </table:table-cell>
          <table:table-cell office:value-type="string">
            <text:p>Answer</text:p>
          </table:table-cell>
          <table:table-cell office:value-type="string">
            <text:p>Activate/Approve answer</text:p>
          </table:table-cell>
          <table:table-cell office:value-type="string">
            <text:p>Active/Inactive, Approve/Disapprove answer</text:p>
          </table:table-cell>
          <table:table-cell table:formula="of:=SUMPRODUCT(([SniffTest.B$5:SniffTest.B$1009]=[.$A14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22">
          <table:table-cell office:value-type="string">
            <text:p>SNF_KS_ANS_ANS_04</text:p>
          </table:table-cell>
          <table:table-cell office:value-type="string">
            <text:p>Answers</text:p>
          </table:table-cell>
          <table:table-cell office:value-type="string">
            <text:p>Comment</text:p>
          </table:table-cell>
          <table:table-cell office:value-type="string">
            <text:p>Manage Comment in Question (Add/Edit/Delete/Promote)</text:p>
          </table:table-cell>
          <table:table-cell office:value-type="string">
            <text:p>Add comment into question and do basic actions in comment</text:p>
          </table:table-cell>
          <table:table-cell table:formula="of:=SUMPRODUCT(([SniffTest.B$5:SniffTest.B$1009]=[.$A15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ANS_SEA_01</text:p>
          </table:table-cell>
          <table:table-cell office:value-type="string">
            <text:p>Answers</text:p>
          </table:table-cell>
          <table:table-cell office:value-type="string">
            <text:p>Search</text:p>
          </table:table-cell>
          <table:table-cell office:value-type="string">
            <text:p>Quick search</text:p>
          </table:table-cell>
          <table:table-cell office:value-type="string">
            <text:p>Search category/question by quick search</text:p>
          </table:table-cell>
          <table:table-cell table:formula="of:=SUMPRODUCT(([SniffTest.B$5:SniffTest.B$1009]=[.$A16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ANS_SEA_02</text:p>
          </table:table-cell>
          <table:table-cell office:value-type="string">
            <text:p>Answers</text:p>
          </table:table-cell>
          <table:table-cell office:value-type="string">
            <text:p>Search</text:p>
          </table:table-cell>
          <table:table-cell office:value-type="string">
            <text:p>Advanced search</text:p>
          </table:table-cell>
          <table:table-cell office:value-type="string">
            <text:p>Search category/question by advanced search search</text:p>
          </table:table-cell>
          <table:table-cell table:formula="of:=SUMPRODUCT(([SniffTest.B$5:SniffTest.B$1009]=[.$A17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ANS_SET_01</text:p>
          </table:table-cell>
          <table:table-cell office:value-type="string">
            <text:p>Answers</text:p>
          </table:table-cell>
          <table:table-cell office:value-type="string">
            <text:p>portlet Setting</text:p>
          </table:table-cell>
          <table:table-cell office:value-type="string">
            <text:p>Setting Answer portlet</text:p>
          </table:table-cell>
          <table:table-cell office:value-type="string">
            <text:p>Setting answer portlet from edit mode</text:p>
          </table:table-cell>
          <table:table-cell table:formula="of:=SUMPRODUCT(([SniffTest.B$5:SniffTest.B$1009]=[.$A18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FOR_CAT_01</text:p>
          </table:table-cell>
          <table:table-cell office:value-type="string">
            <text:p>Forum</text:p>
          </table:table-cell>
          <table:table-cell office:value-type="string">
            <text:p>Category</text:p>
          </table:table-cell>
          <table:table-cell office:value-type="string">
            <text:p>Basic action on Category(Add/Edit/Delete)</text:p>
          </table:table-cell>
          <table:table-cell office:value-type="string">
            <text:p>Add new category in forum and do basic actions in category</text:p>
          </table:table-cell>
          <table:table-cell table:formula="of:=SUMPRODUCT(([SniffTest.B$5:SniffTest.B$1009]=[.$A19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FOR_CAT_02</text:p>
          </table:table-cell>
          <table:table-cell office:value-type="string">
            <text:p>Forum</text:p>
          </table:table-cell>
          <table:table-cell office:value-type="string">
            <text:p>Category</text:p>
          </table:table-cell>
          <table:table-cell office:value-type="string">
            <text:p>Import/Export category &amp; forum</text:p>
          </table:table-cell>
          <table:table-cell office:value-type="string">
            <text:p>Export a category and then import them to Forum portlet</text:p>
          </table:table-cell>
          <table:table-cell table:formula="of:=SUMPRODUCT(([SniffTest.B$5:SniffTest.B$1009]=[.$A20])*([SniffTest.A$5:SniffTest.A$1009]&lt;&gt;&quot;&quot;))" office:value-type="float" office:value="1">
            <text:p>1</text:p>
          </table:table-cell>
          <table:table-cell table:content-validation-name="val2" office:value-type="string">
            <text:p>No</text:p>
          </table:table-cell>
          <table:table-cell table:content-validation-name="val3"/>
          <table:table-cell office:value-type="string">
            <text:p>Manual Test</text:p>
          </table:table-cell>
          <table:table-cell table:number-columns-repeated="2"/>
        </table:table-row>
        <table:table-row table:style-name="ro5">
          <table:table-cell office:value-type="string">
            <text:p>SNF_KS_FOR_FOR_01</text:p>
          </table:table-cell>
          <table:table-cell table:number-columns-repeated="2" office:value-type="string">
            <text:p>Forum</text:p>
          </table:table-cell>
          <table:table-cell office:value-type="string">
            <text:p>Basic action on Forum(Add/Edit/Delete/Move)</text:p>
          </table:table-cell>
          <table:table-cell office:value-type="string">
            <text:p>Add new Forum and do basic actions in Forum</text:p>
          </table:table-cell>
          <table:table-cell table:formula="of:=SUMPRODUCT(([SniffTest.B$5:SniffTest.B$1009]=[.$A21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22">
          <table:table-cell office:value-type="string">
            <text:p>SNF_KS_FOR_FOR_02</text:p>
          </table:table-cell>
          <table:table-cell table:number-columns-repeated="2" office:value-type="string">
            <text:p>Forum</text:p>
          </table:table-cell>
          <table:table-cell office:value-type="string">
            <text:p>More action on Forum(Lock/Unlock/Open/Close)</text:p>
          </table:table-cell>
          <table:table-cell office:value-type="string">
            <text:p>- Lock/Unlock a forum</text:p>
            <text:p>- Close/Open a forum</text:p>
          </table:table-cell>
          <table:table-cell table:formula="of:=SUMPRODUCT(([SniffTest.B$5:SniffTest.B$1009]=[.$A22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FOR_TOP_01</text:p>
          </table:table-cell>
          <table:table-cell office:value-type="string">
            <text:p>Forum</text:p>
          </table:table-cell>
          <table:table-cell office:value-type="string">
            <text:p>Topic</text:p>
          </table:table-cell>
          <table:table-cell office:value-type="string">
            <text:p>Basic action on Topic (Add/Edit/Delete/Move)</text:p>
          </table:table-cell>
          <table:table-cell office:value-type="string">
            <text:p>Add new Topic and do basic actions in Topic</text:p>
          </table:table-cell>
          <table:table-cell table:formula="of:=SUMPRODUCT(([SniffTest.B$5:SniffTest.B$1009]=[.$A23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22">
          <table:table-cell office:value-type="string">
            <text:p>SNF_KS_FOR_TOP_02</text:p>
          </table:table-cell>
          <table:table-cell office:value-type="string">
            <text:p>Forum</text:p>
          </table:table-cell>
          <table:table-cell office:value-type="string">
            <text:p>Topic</text:p>
          </table:table-cell>
          <table:table-cell office:value-type="string">
            <text:p>More action on Topic</text:p>
          </table:table-cell>
          <table:table-cell office:value-type="string">
            <text:p>Do other actions in topic as close/open, merge, split, stick/unstick...</text:p>
          </table:table-cell>
          <table:table-cell table:formula="of:=SUMPRODUCT(([SniffTest.B$5:SniffTest.B$1009]=[.$A24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FOR_TOP_03</text:p>
          </table:table-cell>
          <table:table-cell office:value-type="string">
            <text:p>Forum</text:p>
          </table:table-cell>
          <table:table-cell office:value-type="string">
            <text:p>Topic</text:p>
          </table:table-cell>
          <table:table-cell office:value-type="string">
            <text:p>Tag for topic</text:p>
          </table:table-cell>
          <table:table-cell office:value-type="string">
            <text:p>Add tag for topic, Auto-suggest tag, untag </text:p>
          </table:table-cell>
          <table:table-cell table:formula="of:=SUMPRODUCT(([SniffTest.B$5:SniffTest.B$1009]=[.$A25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FOR_TOP_04</text:p>
          </table:table-cell>
          <table:table-cell office:value-type="string">
            <text:p>Forum</text:p>
          </table:table-cell>
          <table:table-cell office:value-type="string">
            <text:p>Topic</text:p>
          </table:table-cell>
          <table:table-cell office:value-type="string">
            <text:p>Rate topic</text:p>
          </table:table-cell>
          <table:table-cell office:value-type="string">
            <text:p>Rate topic by selecting stars</text:p>
          </table:table-cell>
          <table:table-cell table:formula="of:=SUMPRODUCT(([SniffTest.B$5:SniffTest.B$1009]=[.$A26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NG</text:p>
          </table:table-cell>
          <table:table-cell office:value-type="string">
            <text:p>KS-3601</text:p>
          </table:table-cell>
          <table:table-cell table:number-columns-repeated="2"/>
        </table:table-row>
        <table:table-row table:style-name="ro5">
          <table:table-cell office:value-type="string">
            <text:p>SNF_KS_FOR_TOP_05</text:p>
          </table:table-cell>
          <table:table-cell office:value-type="string">
            <text:p>Forum</text:p>
          </table:table-cell>
          <table:table-cell office:value-type="string">
            <text:p>Topic</text:p>
          </table:table-cell>
          <table:table-cell office:value-type="string">
            <text:p>Manage Poll in topic</text:p>
          </table:table-cell>
          <table:table-cell office:value-type="string">
            <text:p>- Add/edit/close/remove poll in topic</text:p>
          </table:table-cell>
          <table:table-cell table:formula="of:=SUMPRODUCT(([SniffTest.B$5:SniffTest.B$1009]=[.$A27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FOR_POS_01</text:p>
          </table:table-cell>
          <table:table-cell office:value-type="string">
            <text:p>Forum</text:p>
          </table:table-cell>
          <table:table-cell office:value-type="string">
            <text:p>Post</text:p>
          </table:table-cell>
          <table:table-cell office:value-type="string">
            <text:p>Basic action on Post </text:p>
          </table:table-cell>
          <table:table-cell office:value-type="string">
            <text:p>Add new post reply and do basic action in it</text:p>
          </table:table-cell>
          <table:table-cell table:formula="of:=SUMPRODUCT(([SniffTest.B$5:SniffTest.B$1009]=[.$A28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FOR_SEA_01</text:p>
          </table:table-cell>
          <table:table-cell office:value-type="string">
            <text:p>Forum</text:p>
          </table:table-cell>
          <table:table-cell office:value-type="string">
            <text:p>Search</text:p>
          </table:table-cell>
          <table:table-cell office:value-type="string">
            <text:p>Quick search</text:p>
          </table:table-cell>
          <table:table-cell office:value-type="string">
            <text:p>perform quick search category/forum/topic</text:p>
          </table:table-cell>
          <table:table-cell table:formula="of:=SUMPRODUCT(([SniffTest.B$5:SniffTest.B$1009]=[.$A29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NG</text:p>
          </table:table-cell>
          <table:table-cell office:value-type="string">
            <text:p>KS-3603 </text:p>
          </table:table-cell>
          <table:table-cell table:number-columns-repeated="2"/>
        </table:table-row>
        <table:table-row table:style-name="ro5">
          <table:table-cell office:value-type="string">
            <text:p>SNF_KS_FOR_SEA_02</text:p>
          </table:table-cell>
          <table:table-cell office:value-type="string">
            <text:p>Forum</text:p>
          </table:table-cell>
          <table:table-cell office:value-type="string">
            <text:p>Search</text:p>
          </table:table-cell>
          <table:table-cell office:value-type="string">
            <text:p>Advanced search</text:p>
          </table:table-cell>
          <table:table-cell office:value-type="string">
            <text:p>Perform advanced search in category/forum/topic</text:p>
          </table:table-cell>
          <table:table-cell table:formula="of:=SUMPRODUCT(([SniffTest.B$5:SniffTest.B$1009]=[.$A30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NG</text:p>
          </table:table-cell>
          <table:table-cell office:value-type="string">
            <text:p>KS-3603 </text:p>
          </table:table-cell>
          <table:table-cell table:number-columns-repeated="2"/>
        </table:table-row>
        <table:table-row table:style-name="ro5">
          <table:table-cell office:value-type="string">
            <text:p>SNF_KS_FOR_PRI_01</text:p>
          </table:table-cell>
          <table:table-cell office:value-type="string">
            <text:p>Forum</text:p>
          </table:table-cell>
          <table:table-cell table:style-name="ce74" office:value-type="string">
            <text:p>Private message</text:p>
          </table:table-cell>
          <table:table-cell office:value-type="string">
            <text:p>Private message</text:p>
          </table:table-cell>
          <table:table-cell office:value-type="string">
            <text:p>Send private message to users in system</text:p>
          </table:table-cell>
          <table:table-cell table:formula="of:=SUMPRODUCT(([SniffTest.B$5:SniffTest.B$1009]=[.$A31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FOR_BOO_01</text:p>
          </table:table-cell>
          <table:table-cell office:value-type="string">
            <text:p>Forum</text:p>
          </table:table-cell>
          <table:table-cell office:value-type="string">
            <text:p>Bookmark</text:p>
          </table:table-cell>
          <table:table-cell office:value-type="string">
            <text:p>Bookmark </text:p>
          </table:table-cell>
          <table:table-cell office:value-type="string">
            <text:p>Get book of category/forum/topic</text:p>
          </table:table-cell>
          <table:table-cell table:formula="of:=SUMPRODUCT(([SniffTest.B$5:SniffTest.B$1009]=[.$A32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NG</text:p>
          </table:table-cell>
          <table:table-cell office:value-type="string">
            <text:p>KS-3558</text:p>
          </table:table-cell>
          <table:table-cell table:number-columns-repeated="2"/>
        </table:table-row>
        <table:table-row table:style-name="ro5">
          <table:table-cell office:value-type="string">
            <text:p>SNF_KS_FOR_WAT_01</text:p>
          </table:table-cell>
          <table:table-cell office:value-type="string">
            <text:p>Forum</text:p>
          </table:table-cell>
          <table:table-cell office:value-type="string">
            <text:p>Watch/Unwatch</text:p>
          </table:table-cell>
          <table:table-cell office:value-type="string">
            <text:p>Watch&amp;Unwatch category/forum/topic</text:p>
          </table:table-cell>
          <table:table-cell office:value-type="string">
            <text:p>Watch/unwatch category/forum/topic by email address</text:p>
          </table:table-cell>
          <table:table-cell table:formula="of:=SUMPRODUCT(([SniffTest.B$5:SniffTest.B$1009]=[.$A33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FOR_USE_01</text:p>
          </table:table-cell>
          <table:table-cell office:value-type="string">
            <text:p>Forum</text:p>
          </table:table-cell>
          <table:table-cell table:style-name="ce74" office:value-type="string">
            <text:p>User Setting</text:p>
          </table:table-cell>
          <table:table-cell office:value-type="string">
            <text:p>User Setting</text:p>
          </table:table-cell>
          <table:table-cell office:value-type="string">
            <text:p>Setting properties in forum by user</text:p>
          </table:table-cell>
          <table:table-cell table:formula="of:=SUMPRODUCT(([SniffTest.B$5:SniffTest.B$1009]=[.$A34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FOR_MAN_01</text:p>
          </table:table-cell>
          <table:table-cell office:value-type="string">
            <text:p>Forum</text:p>
          </table:table-cell>
          <table:table-cell table:style-name="ce74" office:value-type="string">
            <text:p>User management</text:p>
          </table:table-cell>
          <table:table-cell office:value-type="string">
            <text:p>User management</text:p>
          </table:table-cell>
          <table:table-cell office:value-type="string">
            <text:p>Setting properties for each users by administrator</text:p>
          </table:table-cell>
          <table:table-cell table:formula="of:=SUMPRODUCT(([SniffTest.B$5:SniffTest.B$1009]=[.$A35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FOR_BBC_01</text:p>
          </table:table-cell>
          <table:table-cell office:value-type="string">
            <text:p>Forum</text:p>
          </table:table-cell>
          <table:table-cell table:style-name="ce74" office:value-type="string">
            <text:p>Manage BB code</text:p>
          </table:table-cell>
          <table:table-cell office:value-type="string">
            <text:p>Manage BB code</text:p>
          </table:table-cell>
          <table:table-cell office:value-type="string">
            <text:p>Add/edit/delete/active BB code</text:p>
          </table:table-cell>
          <table:table-cell table:formula="of:=SUMPRODUCT(([SniffTest.B$5:SniffTest.B$1009]=[.$A36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FOR_BAN_01</text:p>
          </table:table-cell>
          <table:table-cell office:value-type="string">
            <text:p>Forum</text:p>
          </table:table-cell>
          <table:table-cell table:style-name="ce74" office:value-type="string">
            <text:p>Ban IP</text:p>
          </table:table-cell>
          <table:table-cell office:value-type="string">
            <text:p>Ban IP</text:p>
          </table:table-cell>
          <table:table-cell office:value-type="string">
            <text:p>Add IP Ban by administrator</text:p>
          </table:table-cell>
          <table:table-cell table:formula="of:=SUMPRODUCT(([SniffTest.B$5:SniffTest.B$1009]=[.$A37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FOR_SET_01</text:p>
          </table:table-cell>
          <table:table-cell office:value-type="string">
            <text:p>Forum</text:p>
          </table:table-cell>
          <table:table-cell office:value-type="string">
            <text:p>Setting Forum portlet</text:p>
          </table:table-cell>
          <table:table-cell office:value-type="string">
            <text:p>Setting Forum portlet</text:p>
          </table:table-cell>
          <table:table-cell office:value-type="string">
            <text:p>Setting properties for Forum portlet </text:p>
          </table:table-cell>
          <table:table-cell table:formula="of:=SUMPRODUCT(([SniffTest.B$5:SniffTest.B$1009]=[.$A38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22">
          <table:table-cell office:value-type="string">
            <text:p>SNF_KS_FAQ_BRS_01</text:p>
          </table:table-cell>
          <table:table-cell office:value-type="string">
            <text:p>FAQ</text:p>
          </table:table-cell>
          <table:table-cell table:style-name="ce74" office:value-type="string">
            <text:p>Browse Category/Sub-category</text:p>
          </table:table-cell>
          <table:table-cell office:value-type="string">
            <text:p>Browse Category/Sub-category</text:p>
          </table:table-cell>
          <table:table-cell office:value-type="string">
            <text:p>Browse category/sub category that added from Answer portlet by FAQ</text:p>
          </table:table-cell>
          <table:table-cell table:formula="of:=SUMPRODUCT(([SniffTest.B$5:SniffTest.B$1009]=[.$A39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22">
          <table:table-cell office:value-type="string">
            <text:p>SNF_KS_FAQ_VIE_01</text:p>
          </table:table-cell>
          <table:table-cell office:value-type="string">
            <text:p>FAQ</text:p>
          </table:table-cell>
          <table:table-cell table:style-name="ce74" office:value-type="string">
            <text:p>View question detail</text:p>
            <text:p/>
          </table:table-cell>
          <table:table-cell office:value-type="string">
            <text:p>View question detail</text:p>
            <text:p/>
          </table:table-cell>
          <table:table-cell office:value-type="string">
            <text:p>View content of question in FAQ portlet</text:p>
          </table:table-cell>
          <table:table-cell table:formula="of:=SUMPRODUCT(([SniffTest.B$5:SniffTest.B$1009]=[.$A40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FAQ_SET_01</text:p>
          </table:table-cell>
          <table:table-cell office:value-type="string">
            <text:p>FAQ</text:p>
          </table:table-cell>
          <table:table-cell table:style-name="ce74" office:value-type="string">
            <text:p>Setting FAQ portlet</text:p>
          </table:table-cell>
          <table:table-cell office:value-type="string">
            <text:p>Setting FAQ portlet</text:p>
          </table:table-cell>
          <table:table-cell office:value-type="string">
            <text:p>Setting properties of FAQ</text:p>
          </table:table-cell>
          <table:table-cell table:formula="of:=SUMPRODUCT(([SniffTest.B$5:SniffTest.B$1009]=[.$A41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WIK_PAG_01</text:p>
          </table:table-cell>
          <table:table-cell office:value-type="string">
            <text:p>Wiki</text:p>
          </table:table-cell>
          <table:table-cell table:style-name="ce74" office:value-type="string">
            <text:p>Create/Edit/Delete Page</text:p>
          </table:table-cell>
          <table:table-cell table:style-name="ce76" office:value-type="string">
            <text:p>Create Page with Plain Text Editor</text:p>
          </table:table-cell>
          <table:table-cell office:value-type="string">
            <text:p>Basic action on plan text page</text:p>
          </table:table-cell>
          <table:table-cell table:formula="of:=SUMPRODUCT(([SniffTest.B$5:SniffTest.B$1009]=[.$A42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WIK_PAG_02</text:p>
          </table:table-cell>
          <table:table-cell office:value-type="string">
            <text:p>Wiki</text:p>
          </table:table-cell>
          <table:table-cell table:style-name="ce74" office:value-type="string">
            <text:p>Create/Edit/Delete Page</text:p>
          </table:table-cell>
          <table:table-cell table:style-name="ce76" office:value-type="string">
            <text:p>Create Page with Rich Text Editor</text:p>
          </table:table-cell>
          <table:table-cell office:value-type="string">
            <text:p>Basic action on rich text page</text:p>
          </table:table-cell>
          <table:table-cell table:formula="of:=SUMPRODUCT(([SniffTest.B$5:SniffTest.B$1009]=[.$A43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WIK_PAG_03</text:p>
          </table:table-cell>
          <table:table-cell office:value-type="string">
            <text:p>Wiki</text:p>
          </table:table-cell>
          <table:table-cell table:style-name="ce74" office:value-type="string">
            <text:p>Edit Page</text:p>
          </table:table-cell>
          <table:table-cell table:style-name="ce75" office:value-type="string">
            <text:p>Edit Paragraph in Page</text:p>
          </table:table-cell>
          <table:table-cell office:value-type="string">
            <text:p>Edit paragraph in page</text:p>
          </table:table-cell>
          <table:table-cell table:formula="of:=SUMPRODUCT(([SniffTest.B$5:SniffTest.B$1009]=[.$A44])*([SniffTest.A$5:SniffTest.A$1009]&lt;&gt;&quot;&quot;))" office:value-type="float" office:value="1">
            <text:p>1</text:p>
          </table:table-cell>
          <table:table-cell table:content-validation-name="val2" office:value-type="string">
            <text:p>No</text:p>
          </table:table-cell>
          <table:table-cell table:content-validation-name="val3"/>
          <table:table-cell office:value-type="string">
            <text:p>Manual Test</text:p>
          </table:table-cell>
          <table:table-cell table:number-columns-repeated="2"/>
        </table:table-row>
        <table:table-row table:style-name="ro5">
          <table:table-cell office:value-type="string">
            <text:p>SNF_KS_WIK_PAG_04</text:p>
          </table:table-cell>
          <table:table-cell office:value-type="string">
            <text:p>Wiki</text:p>
          </table:table-cell>
          <table:table-cell table:style-name="ce74" office:value-type="string">
            <text:p>Rename </text:p>
          </table:table-cell>
          <table:table-cell table:style-name="ce75" office:value-type="string">
            <text:p>Rename Page</text:p>
          </table:table-cell>
          <table:table-cell office:value-type="string">
            <text:p>Rename a page</text:p>
          </table:table-cell>
          <table:table-cell table:formula="of:=SUMPRODUCT(([SniffTest.B$5:SniffTest.B$1009]=[.$A45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WIK_PAG_05</text:p>
          </table:table-cell>
          <table:table-cell office:value-type="string">
            <text:p>Wiki</text:p>
          </table:table-cell>
          <table:table-cell table:style-name="ce74" office:value-type="string">
            <text:p>Move Page</text:p>
          </table:table-cell>
          <table:table-cell table:style-name="ce75" office:value-type="string">
            <text:p>Move Page</text:p>
          </table:table-cell>
          <table:table-cell office:value-type="string">
            <text:p>Move page to other destination</text:p>
          </table:table-cell>
          <table:table-cell table:formula="of:=SUMPRODUCT(([SniffTest.B$5:SniffTest.B$1009]=[.$A46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WIK_PAG_06</text:p>
          </table:table-cell>
          <table:table-cell office:value-type="string">
            <text:p>Wiki</text:p>
          </table:table-cell>
          <table:table-cell table:style-name="ce74" office:value-type="string">
            <text:p>Watch/Unwatch Page</text:p>
          </table:table-cell>
          <table:table-cell table:style-name="ce75" office:value-type="string">
            <text:p>Watch/Unwatch Page</text:p>
          </table:table-cell>
          <table:table-cell office:value-type="string">
            <text:p>Watch/unwatch a page</text:p>
          </table:table-cell>
          <table:table-cell table:formula="of:=SUMPRODUCT(([SniffTest.B$5:SniffTest.B$1009]=[.$A47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WIK_PAG_07</text:p>
          </table:table-cell>
          <table:table-cell office:value-type="string">
            <text:p>Wiki</text:p>
          </table:table-cell>
          <table:table-cell table:style-name="ce74" office:value-type="string">
            <text:p>Attachent</text:p>
          </table:table-cell>
          <table:table-cell table:style-name="ce75" office:value-type="string">
            <text:p>Attachment</text:p>
          </table:table-cell>
          <table:table-cell office:value-type="string">
            <text:p>Manage attachment on page</text:p>
          </table:table-cell>
          <table:table-cell table:formula="of:=SUMPRODUCT(([SniffTest.B$5:SniffTest.B$1009]=[.$A48])*([SniffTest.A$5:SniffTest.A$1009]&lt;&gt;&quot;&quot;))" office:value-type="float" office:value="1">
            <text:p>1</text:p>
          </table:table-cell>
          <table:table-cell table:content-validation-name="val2" office:value-type="string">
            <text:p>No</text:p>
          </table:table-cell>
          <table:table-cell table:content-validation-name="val3"/>
          <table:table-cell office:value-type="string">
            <text:p>Manual Test</text:p>
          </table:table-cell>
          <table:table-cell table:number-columns-repeated="2"/>
        </table:table-row>
        <table:table-row table:style-name="ro5">
          <table:table-cell office:value-type="string">
            <text:p>SNF_KS_WIK_PAG_08</text:p>
          </table:table-cell>
          <table:table-cell office:value-type="string">
            <text:p>Wiki</text:p>
          </table:table-cell>
          <table:table-cell table:style-name="ce74" office:value-type="string">
            <text:p>Page ifo</text:p>
          </table:table-cell>
          <table:table-cell table:style-name="ce75" office:value-type="string">
            <text:p>Page info</text:p>
          </table:table-cell>
          <table:table-cell office:value-type="string">
            <text:p>View page info</text:p>
          </table:table-cell>
          <table:table-cell table:formula="of:=SUMPRODUCT(([SniffTest.B$5:SniffTest.B$1009]=[.$A49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WIK_SEA_01</text:p>
          </table:table-cell>
          <table:table-cell office:value-type="string">
            <text:p>Wiki</text:p>
          </table:table-cell>
          <table:table-cell table:style-name="ce74" office:value-type="string">
            <text:p>Search</text:p>
          </table:table-cell>
          <table:table-cell table:style-name="ce75" office:value-type="string">
            <text:p>Quick search</text:p>
          </table:table-cell>
          <table:table-cell office:value-type="string">
            <text:p>Quick search </text:p>
          </table:table-cell>
          <table:table-cell table:formula="of:=SUMPRODUCT(([SniffTest.B$5:SniffTest.B$1009]=[.$A50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WIK_SEA_02</text:p>
          </table:table-cell>
          <table:table-cell office:value-type="string">
            <text:p>Wiki</text:p>
          </table:table-cell>
          <table:table-cell table:style-name="ce74" office:value-type="string">
            <text:p>Search</text:p>
          </table:table-cell>
          <table:table-cell table:style-name="ce75" office:value-type="string">
            <text:p>Advanced search</text:p>
          </table:table-cell>
          <table:table-cell office:value-type="string">
            <text:p>Advanced search</text:p>
          </table:table-cell>
          <table:table-cell table:formula="of:=SUMPRODUCT(([SniffTest.B$5:SniffTest.B$1009]=[.$A51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WIK_SET_01</text:p>
          </table:table-cell>
          <table:table-cell office:value-type="string">
            <text:p>Wiki</text:p>
          </table:table-cell>
          <table:table-cell table:number-columns-repeated="2" table:style-name="ce75" office:value-type="string">
            <text:p>Space Setting</text:p>
          </table:table-cell>
          <table:table-cell office:value-type="string">
            <text:p>Setting for space</text:p>
          </table:table-cell>
          <table:table-cell table:formula="of:=SUMPRODUCT(([SniffTest.B$5:SniffTest.B$1009]=[.$A52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office:value-type="string">
            <text:p>Update Source Code: Merge Space Setting</text:p>
          </table:table-cell>
          <table:table-cell table:number-columns-repeated="2"/>
        </table:table-row>
        <table:table-row table:style-name="ro1" table:number-rows-repeated="10">
          <table:table-cell table:style-name="Default" table:number-columns-repeated="6"/>
          <table:table-cell table:style-name="ce82" table:number-columns-repeated="2"/>
          <table:table-cell table:style-name="ce85"/>
          <table:table-cell table:number-columns-repeated="2"/>
        </table:table-row>
        <table:table-row table:style-name="ro1">
          <table:table-cell table:style-name="Default" table:number-columns-repeated="6"/>
          <table:table-cell table:style-name="ce82" table:number-columns-repeated="2"/>
          <table:table-cell table:style-name="ce85"/>
          <table:table-cell table:number-columns-repeated="2"/>
        </table:table-row>
      </table:table>
      <table:named-expressions>
        <table:named-expression table:name="status" table:base-cell-address="$Check_List.$E$11" table:expression="$#REF!.$E$7:$E$11"/>
      </table:named-expressions>
      <table:database-ranges>
        <table:database-range table:name="__Anonymous_Sheet_DB__1" table:target-range-address="SniffTest.A6:SniffTest.J6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integer-digits="3" number:min-exponent-digits="1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1P0" style:volatile="true">
      <number:text>£</number:text>
      <number:number number:decimal-places="0" number:min-integer-digits="1" number:grouping="true"/>
    </number:number-style>
    <number:number-style style:name="N151">
      <style:text-properties fo:color="#ff0000"/>
      <number:text>-£</number:text>
      <number:number number:decimal-places="0" number:min-integer-digits="1" number:grouping="true"/>
      <style:map style:condition="value()&gt;=0" style:apply-style-name="N151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2" number:min-integer-digits="1" number:grouping="true"/>
    </number:number-style>
    <number:number-style style:name="N154">
      <style:text-properties fo:color="#ff0000"/>
      <number:text>-£</number:text>
      <number:number number:decimal-places="2" number:min-integer-digits="1" number:grouping="true"/>
      <style:map style:condition="value()&gt;=0" style:apply-style-name="N154P0"/>
    </number:number-style>
    <number:number-style style:name="N158P0" style:volatile="true">
      <number:text> £</number:text>
      <number:number number:decimal-places="0" number:min-integer-digits="1" number:grouping="true"/>
      <number:text> </number:text>
    </number:number-style>
    <number:number-style style:name="N158P1" style:volatile="true">
      <number:text>-£</number:text>
      <number:number number:decimal-places="0" number:min-integer-digits="1" number:grouping="true"/>
      <number:text> </number:text>
    </number:number-style>
    <number:number-style style:name="N158P2" style:volatile="true">
      <number:text> £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0" number:min-integer-digits="1" number:grouping="true"/>
      <number:text> </number:text>
    </number:number-style>
    <number:number-style style:name="N160P1" style:volatile="true">
      <number:text>-</number:text>
      <number:number number:decimal-places="0" number:min-integer-digits="1" number:grouping="true"/>
      <number:text> </number:text>
    </number:number-style>
    <number:number-style style:name="N160P2" style:volatile="true">
      <number:text> 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£</number:text>
      <number:number number:decimal-places="2" number:min-integer-digits="1" number:grouping="true"/>
      <number:text> </number:text>
    </number:number-style>
    <number:number-style style:name="N164P1" style:volatile="true">
      <number:text>-£</number:text>
      <number:number number:decimal-places="2" number:min-integer-digits="1" number:grouping="true"/>
      <number:text> </number:text>
    </number:number-style>
    <number:number-style style:name="N164P2" style:volatile="true">
      <number:text> £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number number:decimal-places="2" number:min-integer-digits="1" number:grouping="true"/>
      <number:text> </number:text>
    </number:number-style>
    <number:number-style style:name="N166P1" style:volatile="true">
      <number:text>-</number:text>
      <number:number number:decimal-places="2" number:min-integer-digits="1" number:grouping="true"/>
      <number:text> </number:text>
    </number:number-style>
    <number:number-style style:name="N166P2" style:volatile="true">
      <number:text> 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number:text>£</number:text>
      <number:number number:decimal-places="0" number:min-integer-digits="1" number:grouping="true"/>
    </number:number-style>
    <number:number-style style:name="N167">
      <style:text-properties fo:color="#ff0000"/>
      <number:text>£-</number:text>
      <number:number number:decimal-places="0" number:min-integer-digits="1" number:grouping="true"/>
      <style:map style:condition="value()&gt;=0" style:apply-style-name="N167P0"/>
    </number:number-style>
    <number:number-style style:name="N168P0" style:volatile="true">
      <number:text>£</number:text>
      <number:number number:decimal-places="2" number:min-integer-digits="1" number:grouping="true"/>
    </number:number-style>
    <number:number-style style:name="N168">
      <style:text-properties fo:color="#ff0000"/>
      <number:text>£-</number:text>
      <number:number number:decimal-places="2" number:min-integer-digits="1" number:grouping="true"/>
      <style:map style:condition="value()&gt;=0" style:apply-style-name="N168P0"/>
    </number:number-style>
    <number:date-style style:name="N169">
      <number:day/>
      <number:text>-</number:text>
      <number:month number:textual="true"/>
      <number:text>-</number:text>
      <number:year/>
    </number:date-style>
    <number:date-style style:name="N170P0" style:volatile="true">
      <number:day/>
      <number:text>-</number:text>
      <number:month number:textual="true"/>
      <number:text>-</number:text>
      <number:year/>
    </number:date-style>
    <number:text-style style:name="N170">
      <number:text-content/>
      <style:map style:condition="value()&gt;=0" style:apply-style-name="N170P0"/>
    </number:text-style>
    <number:number-style style:name="N171">
      <number:number number:decimal-places="1" number:min-integer-digits="1"/>
    </number:number-style>
    <number:date-style style:name="N172">
      <number:day/>
      <number:text>- </number:text>
      <number:month number:textual="true"/>
      <number:text>- </number:text>
      <number:year number:style="long"/>
    </number:date-style>
    <number:date-style style:name="N173">
      <number:day/>
      <number:text>-</number:text>
      <number:month number:textual="true"/>
      <number:text>-</number:text>
      <number:year number:style="long"/>
    </number:date-style>
    <number:number-style style:name="N175P0" style:volatile="true">
      <number:text>¥</number:text>
      <number:number number:decimal-places="0" number:min-integer-digits="1" number:grouping="true"/>
    </number:number-style>
    <number:number-style style:name="N175">
      <style:text-properties fo:color="#ff0000"/>
      <number:text>¥-</number:text>
      <number:number number:decimal-places="0" number:min-integer-digits="1" number:grouping="true"/>
      <style:map style:condition="value()&gt;=0" style:apply-style-name="N175P0"/>
    </number:number-style>
    <number:number-style style:name="N176">
      <number:text>UR_</number:text>
      <number:number number:decimal-places="0" number:min-integer-digits="2"/>
    </number:number-style>
    <number:date-style style:name="N177P0" style:volatile="true">
      <number:day/>
      <number:text>-</number:text>
      <number:month number:textual="true"/>
      <number:text>-</number:text>
      <number:year number:style="long"/>
    </number:date-style>
    <number:text-style style:name="N177">
      <number:text-content/>
      <style:map style:condition="value()&gt;=0" style:apply-style-name="N177P0"/>
    </number:text-style>
    <number:number-style style:name="N178">
      <number:text>GUI_</number:text>
      <number:number number:decimal-places="0" number:min-integer-digits="2"/>
    </number:number-style>
    <number:number-style style:name="N179">
      <number:text>FUN_</number:text>
      <number:number number:decimal-places="0" number:min-integer-digits="2"/>
    </number:number-style>
    <number:number-style style:name="N181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1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1P0"/>
    </number:number-style>
    <number:number-style style:name="N182P0" style:volatile="true">
      <number:text>¥</number:text>
      <number:number number:decimal-places="0" number:min-integer-digits="1" number:grouping="true"/>
    </number:number-style>
    <number:number-style style:name="N182">
      <style:text-properties fo:color="#ff0000"/>
      <number:text>¥¥-</number:text>
      <number:number number:decimal-places="0" number:min-integer-digits="1" number:grouping="true"/>
      <style:map style:condition="value()&gt;=0" style:apply-style-name="N182P0"/>
    </number:number-style>
    <number:number-style style:name="N183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3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3P0"/>
    </number:number-style>
    <number:number-style style:name="N184">
      <number:text>DATA_</number:text>
      <number:number number:decimal-places="0" number:min-integer-digits="2"/>
    </number:number-style>
    <number:number-style style:name="N185">
      <number:text>DATA_M_</number:text>
      <number:number number:decimal-places="0" number:min-integer-digits="2"/>
    </number:number-style>
    <number:percentage-style style:name="N186">
      <number:number number:decimal-places="1" number:min-integer-digits="1"/>
      <number:text>%</number:text>
    </number:percentage-style>
    <number:number-style style:name="N188P0" style:volatile="true">
      <number:text>Yes</number:text>
    </number:number-style>
    <number:number-style style:name="N188P1" style:volatile="true">
      <number:text>Yes</number:text>
    </number:number-style>
    <number:number-style style:name="N188">
      <number:text>No</number:text>
      <style:map style:condition="value()&gt;0" style:apply-style-name="N188P0"/>
      <style:map style:condition="value()&lt;0" style:apply-style-name="N188P1"/>
    </number:number-style>
    <number:number-style style:name="N190P0" style:volatile="true">
      <number:text>True</number:text>
    </number:number-style>
    <number:number-style style:name="N190P1" style:volatile="true">
      <number:text>True</number:text>
    </number:number-style>
    <number:number-style style:name="N190">
      <number:text>False</number:text>
      <style:map style:condition="value()&gt;0" style:apply-style-name="N190P0"/>
      <style:map style:condition="value()&lt;0" style:apply-style-name="N190P1"/>
    </number:number-style>
    <number:number-style style:name="N192P0" style:volatile="true">
      <number:text>On</number:text>
    </number:number-style>
    <number:number-style style:name="N192P1" style:volatile="true">
      <number:text>On</number:text>
    </number:number-style>
    <number:number-style style:name="N192">
      <number:text>Off</number:text>
      <style:map style:condition="value()&gt;0" style:apply-style-name="N192P0"/>
      <style:map style:condition="value()&lt;0" style:apply-style-name="N192P1"/>
    </number:number-style>
    <number:currency-style style:name="N194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4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4P0"/>
    </number:currency-style>
    <number:number-style style:name="N196P0" style:volatile="true">
      <number:number number:decimal-places="0" number:min-integer-digits="1"/>
      <number:text> </number:text>
    </number:number-style>
    <number:number-style style:name="N196">
      <number:text>(</number:text>
      <number:number number:decimal-places="0" number:min-integer-digits="1"/>
      <number:text>)</number:text>
      <style:map style:condition="value()&gt;=0" style:apply-style-name="N196P0"/>
    </number:number-style>
    <number:number-style style:name="N198P0" style:volatile="true">
      <number:number number:decimal-places="2" number:min-integer-digits="1"/>
      <number:text> </number:text>
    </number:number-style>
    <number:number-style style:name="N198">
      <number:text>(</number:text>
      <number:number number:decimal-places="2" number:min-integer-digits="1"/>
      <number:text>)</number:text>
      <style:map style:condition="value()&gt;=0" style:apply-style-name="N198P0"/>
    </number:number-style>
    <number:date-style style:name="N199">
      <number:month number:textual="true"/>
      <number:text>-</number:text>
      <number:year number:style="long"/>
    </number:date-style>
    <number:number-style style:name="N200P0" style:volatile="true">
      <number:number number:decimal-places="2" number:min-integer-digits="1"/>
    </number:number-style>
    <number:number-style style:name="N200">
      <style:text-properties fo:color="#ff0000"/>
      <number:number number:decimal-places="2" number:min-integer-digits="1"/>
      <style:map style:condition="value()&gt;=0" style:apply-style-name="N200P0"/>
    </number:number-style>
    <number:number-style style:name="N201">
      <number:number number:decimal-places="0" number:min-integer-digits="3"/>
    </number:number-style>
    <number:date-style style:name="N202P0" style:volatile="true">
      <number:month/>
      <number:text>/</number:text>
      <number:day/>
      <number:text>/</number:text>
      <number:year/>
    </number:date-style>
    <number:text-style style:name="N202">
      <number:text-content/>
      <style:map style:condition="value()&gt;=0" style:apply-style-name="N202P0"/>
    </number:text-style>
    <number:number-style style:name="N203">
      <number:number number:decimal-places="0" number:min-integer-digits="4"/>
    </number:number-style>
    <number:number-style style:name="N205P0" style:volatile="true">
      <number:number number:decimal-places="0" number:min-integer-digits="1" number:grouping="true"/>
      <number:text> €</number:text>
    </number:number-style>
    <number:number-style style:name="N205">
      <number:text>-</number:text>
      <number:number number:decimal-places="0" number:min-integer-digits="1" number:grouping="true"/>
      <number:text> €</number:text>
      <style:map style:condition="value()&gt;=0" style:apply-style-name="N205P0"/>
    </number:number-style>
    <number:number-style style:name="N206P0" style:volatile="true">
      <number:number number:decimal-places="0" number:min-integer-digits="1" number:grouping="true"/>
      <number:text> €</number:text>
    </number:number-style>
    <number:number-style style:name="N206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6P0"/>
    </number:number-style>
    <number:number-style style:name="N208P0" style:volatile="true">
      <number:number number:decimal-places="2" number:min-integer-digits="1" number:grouping="true"/>
      <number:text> €</number:text>
    </number:number-style>
    <number:number-style style:name="N208">
      <number:text>-</number:text>
      <number:number number:decimal-places="2" number:min-integer-digits="1" number:grouping="true"/>
      <number:text> €</number:text>
      <style:map style:condition="value()&gt;=0" style:apply-style-name="N208P0"/>
    </number:number-style>
    <number:number-style style:name="N209P0" style:volatile="true">
      <number:number number:decimal-places="2" number:min-integer-digits="1" number:grouping="true"/>
      <number:text> €</number:text>
    </number:number-style>
    <number:number-style style:name="N2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9P0"/>
    </number:number-style>
    <number:number-style style:name="N213P0" style:volatile="true">
      <number:number number:decimal-places="0" number:min-integer-digits="1" number:grouping="true"/>
      <number:text> € </number:text>
    </number:number-style>
    <number:number-style style:name="N213P1" style:volatile="true">
      <number:text>-</number:text>
      <number:number number:decimal-places="0" number:min-integer-digits="1" number:grouping="true"/>
      <number:text> € </number:text>
    </number:number-style>
    <number:number-style style:name="N213P2" style:volatile="true">
      <number:text> - €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0" number:min-integer-digits="1" number:grouping="true"/>
      <number:text>    </number:text>
    </number:number-style>
    <number:number-style style:name="N217P1" style:volatile="true">
      <number:text>-</number:text>
      <number:number number:decimal-places="0" number:min-integer-digits="1" number:grouping="true"/>
      <number:text>    </number:text>
    </number:number-style>
    <number:number-style style:name="N217P2" style:volatile="true">
      <number:text> -   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€ </number:text>
    </number:number-style>
    <number:number-style style:name="N221P1" style:volatile="true">
      <number:text>-</number:text>
      <number:number number:decimal-places="2" number:min-integer-digits="1" number:grouping="true"/>
      <number:text> € </number:text>
    </number:number-style>
    <number:number-style style:name="N221P2" style:volatile="true">
      <number:text> -</number:text>
      <number:number number:decimal-places="0" number:min-integer-digits="0"/>
      <number:text> €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5P0" style:volatile="true">
      <number:number number:decimal-places="2" number:min-integer-digits="1" number:grouping="true"/>
      <number:text>    </number:text>
    </number:number-style>
    <number:number-style style:name="N225P1" style:volatile="true">
      <number:text>-</number:text>
      <number:number number:decimal-places="2" number:min-integer-digits="1" number:grouping="true"/>
      <number:text>    </number:text>
    </number:number-style>
    <number:number-style style:name="N225P2" style:volatile="true">
      <number:text> -</number:text>
      <number:number number:decimal-places="0" number:min-integer-digits="0"/>
      <number:text>   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7P0"/>
    </number:currency-style>
    <number:date-style style:name="N228">
      <number:month number:style="long"/>
      <number:text>/</number:text>
      <number:day number:style="long"/>
    </number:date-style>
    <number:date-style style:name="N229">
      <number:month/>
      <number:text>/</number:text>
      <number:day/>
      <number:text>/</number:text>
      <number:year number:style="long"/>
    </number:date-style>
    <number:date-style style:name="N230">
      <number:day/>
      <number:text>-</number:text>
      <number:month number:textual="true"/>
    </number:date-style>
    <number:date-style style:name="N231">
      <number:day number:style="long"/>
      <number:text>/</number:text>
      <number:month number:style="long"/>
      <number:text>/</number:text>
      <number:year/>
    </number:date-style>
    <number:date-style style:name="N232">
      <number:day number:style="long"/>
      <number:text>/</number:text>
      <number:month number:style="long"/>
      <number:text>/</number:text>
      <number:year number:style="long"/>
    </number:date-style>
    <number:date-style style:name="N233">
      <number:day number:style="long"/>
      <number:text>-</number:text>
      <number:month number:textual="true"/>
      <number:text>-</number:text>
      <number:year/>
    </number:date-style>
    <number:number-style style:name="N234">
      <number:number number:decimal-places="1" number:min-integer-digits="0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Style1" style:family="table-cell" style:parent-style-name="Default">
      <style:table-cell-properties fo:background-color="#ff3366" style:vertical-justify="auto"/>
      <style:paragraph-properties css3t:text-justify="auto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fo:page-width="11.6902in" fo:page-height="8.2701in" style:num-format="1" style:print-orientation="landscape" fo:margin-left="0.1in" fo:margin-right="0.1in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initial-creator>Minh Nguyen</meta:initial-creator>
    <meta:creation-date>2008-12-16T22:10:12</meta:creation-date>
    <dc:creator>exoplatform </dc:creator>
    <dc:date>2012-10-15T17:59:50</dc:date>
    <meta:printed-by>Thanh Cong Nguyen</meta:printed-by>
    <meta:print-date>2009-03-06T17:07:42</meta:print-date>
    <dc:language>en-US</dc:language>
    <meta:editing-cycles>263</meta:editing-cycles>
    <meta:editing-duration>P9DT15H38M1S</meta:editing-duration>
    <meta:document-statistic meta:table-count="3" meta:cell-count="1227" meta:object-count="0"/>
    <meta:user-defined meta:name="Info 1"/>
    <meta:user-defined meta:name="Info 2"/>
    <meta:user-defined meta:name="Info 3"/>
    <meta:user-defined meta:name="Info 4"/>
  </office:meta>
</office:document-meta>
</file>